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1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_edge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avg_degree</text:p>
          </table:table-cell>
          <table:table-cell office:value-type="string" calcext:value-type="string">
            <text:p>percent_endpoint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econd_eigen</text:p>
          </table:table-cell>
          <table:table-cell office:value-type="string" calcext:value-type="string">
            <text:p>unique_eigen</text:p>
          </table:table-cell>
          <table:table-cell office:value-type="string" calcext:value-type="string">
            <text:p>spectral_rad</text:p>
          </table:table-cell>
          <table:table-cell office:value-type="string" calcext:value-type="string">
            <text:p>link_impurity</text:p>
          </table:table-cell>
          <table:table-cell office:value-type="string" calcext:value-type="string">
            <text:p>neighborhood_impurity</text:p>
          </table:table-cell>
          <table:table-cell office:value-type="string" calcext:value-type="string">
            <text:p>avg_closeness</text:p>
          </table:table-cell>
          <table:table-cell office:value-type="string" calcext:value-type="string">
            <text:p>avg_clustering</text:p>
          </table:table-cell>
          <table:table-cell office:value-type="string" calcext:value-type="string">
            <text:p>small_worldness</text:p>
          </table:table-cell>
          <table:table-cell office:value-type="string" calcext:value-type="string">
            <text:p>near_nativ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007059639575" calcext:value-type="float">
            <text:p>1.9400705964</text:p>
          </table:table-cell>
          <table:table-cell office:value-type="float" office:value="70" calcext:value-type="float">
            <text:p>70</text:p>
          </table:table-cell>
          <table:table-cell office:value-type="float" office:value="1.94630145247946" calcext:value-type="float">
            <text:p>1.9463014525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2" calcext:value-type="float">
            <text:p>2</text:p>
          </table:table-cell>
          <table:table-cell office:value-type="float" office:value="0.220920683412107" calcext:value-type="float">
            <text:p>0.2209206834</text:p>
          </table:table-cell>
          <table:table-cell office:value-type="float" office:value="0.0940476190476191" calcext:value-type="float">
            <text:p>0.094047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1311391780704" calcext:value-type="float">
            <text:p>1.913113917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3" calcext:value-type="float">
            <text:p>3</text:p>
          </table:table-cell>
          <table:table-cell office:value-type="float" office:value="0.215449613376209" calcext:value-type="float">
            <text:p>0.2154496134</text:p>
          </table:table-cell>
          <table:table-cell office:value-type="float" office:value="0.138253968253968" calcext:value-type="float">
            <text:p>0.1382539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93963116818335" calcext:value-type="float">
            <text:p>1.9396311682</text:p>
          </table:table-cell>
          <table:table-cell office:value-type="float" office:value="70" calcext:value-type="float">
            <text:p>70</text:p>
          </table:table-cell>
          <table:table-cell office:value-type="float" office:value="1.95795014468261" calcext:value-type="float">
            <text:p>1.957950144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2" calcext:value-type="float">
            <text:p>2</text:p>
          </table:table-cell>
          <table:table-cell office:value-type="float" office:value="0.212001102843639" calcext:value-type="float">
            <text:p>0.2120011028</text:p>
          </table:table-cell>
          <table:table-cell office:value-type="float" office:value="0.118163265306122" calcext:value-type="float">
            <text:p>0.1181632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0.99999999999" calcext:value-type="float">
            <text:p>4761</text:p>
          </table:table-cell>
          <table:table-cell office:value-type="float" office:value="1.90630421626177" calcext:value-type="float">
            <text:p>1.9063042163</text:p>
          </table:table-cell>
          <table:table-cell office:value-type="float" office:value="70" calcext:value-type="float">
            <text:p>70</text:p>
          </table:table-cell>
          <table:table-cell office:value-type="float" office:value="1.9360381677441" calcext:value-type="float">
            <text:p>1.9360381677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3" calcext:value-type="float">
            <text:p>3</text:p>
          </table:table-cell>
          <table:table-cell office:value-type="float" office:value="0.227381784769078" calcext:value-type="float">
            <text:p>0.2273817848</text:p>
          </table:table-cell>
          <table:table-cell office:value-type="float" office:value="0.105918367346939" calcext:value-type="float">
            <text:p>0.1059183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8187797562469" calcext:value-type="float">
            <text:p>1.88187797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3" calcext:value-type="float">
            <text:p>3</text:p>
          </table:table-cell>
          <table:table-cell office:value-type="float" office:value="0.205163022818137" calcext:value-type="float">
            <text:p>0.2051630228</text:p>
          </table:table-cell>
          <table:table-cell office:value-type="float" office:value="0.134013605442177" calcext:value-type="float">
            <text:p>0.1340136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899.99999999999" calcext:value-type="float">
            <text:p>4900</text:p>
          </table:table-cell>
          <table:table-cell office:value-type="float" office:value="1.9400696626081" calcext:value-type="float">
            <text:p>1.9400696626</text:p>
          </table:table-cell>
          <table:table-cell office:value-type="float" office:value="70" calcext:value-type="float">
            <text:p>70</text:p>
          </table:table-cell>
          <table:table-cell office:value-type="float" office:value="1.94731756880206" calcext:value-type="float">
            <text:p>1.9473175688</text:p>
          </table:table-cell>
          <table:table-cell office:value-type="float" office:value="0.952830188679245" calcext:value-type="float">
            <text:p>0.9528301887</text:p>
          </table:table-cell>
          <table:table-cell office:value-type="float" office:value="2" calcext:value-type="float">
            <text:p>2</text:p>
          </table:table-cell>
          <table:table-cell office:value-type="float" office:value="0.221805625334904" calcext:value-type="float">
            <text:p>0.2218056253</text:p>
          </table:table-cell>
          <table:table-cell office:value-type="float" office:value="0.106700680272109" calcext:value-type="float">
            <text:p>0.1067006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1.93969118808854" calcext:value-type="float">
            <text:p>1.9396911881</text:p>
          </table:table-cell>
          <table:table-cell office:value-type="float" office:value="70" calcext:value-type="float">
            <text:p>70</text:p>
          </table:table-cell>
          <table:table-cell office:value-type="float" office:value="1.95375580747653" calcext:value-type="float">
            <text:p>1.9537558075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2" calcext:value-type="float">
            <text:p>2</text:p>
          </table:table-cell>
          <table:table-cell office:value-type="float" office:value="0.224224307422075" calcext:value-type="float">
            <text:p>0.2242243074</text:p>
          </table:table-cell>
          <table:table-cell office:value-type="float" office:value="0.0971768707482993" calcext:value-type="float">
            <text:p>0.0971768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627334999577" calcext:value-type="float">
            <text:p>1.94627335</text:p>
          </table:table-cell>
          <table:table-cell office:value-type="float" office:value="70" calcext:value-type="float">
            <text:p>70</text:p>
          </table:table-cell>
          <table:table-cell office:value-type="float" office:value="1.94632230188119" calcext:value-type="float">
            <text:p>1.9463223019</text:p>
          </table:table-cell>
          <table:table-cell office:value-type="float" office:value="0.950980392156863" calcext:value-type="float">
            <text:p>0.9509803922</text:p>
          </table:table-cell>
          <table:table-cell office:value-type="float" office:value="2" calcext:value-type="float">
            <text:p>2</text:p>
          </table:table-cell>
          <table:table-cell office:value-type="float" office:value="0.218418382701479" calcext:value-type="float">
            <text:p>0.2184183827</text:p>
          </table:table-cell>
          <table:table-cell office:value-type="float" office:value="0.0721428571428571" calcext:value-type="float">
            <text:p>0.072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9495402816935" calcext:value-type="float">
            <text:p>1.894954028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5619834710744" calcext:value-type="float">
            <text:p>0.9256198347</text:p>
          </table:table-cell>
          <table:table-cell office:value-type="float" office:value="3" calcext:value-type="float">
            <text:p>3</text:p>
          </table:table-cell>
          <table:table-cell office:value-type="float" office:value="0.223813497695116" calcext:value-type="float">
            <text:p>0.2238134977</text:p>
          </table:table-cell>
          <table:table-cell office:value-type="float" office:value="0.163537414965986" calcext:value-type="float">
            <text:p>0.163537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1537351188974" calcext:value-type="float">
            <text:p>1.91537351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2" calcext:value-type="float">
            <text:p>2</text:p>
          </table:table-cell>
          <table:table-cell office:value-type="float" office:value="0.191870737345309" calcext:value-type="float">
            <text:p>0.1918707373</text:p>
          </table:table-cell>
          <table:table-cell office:value-type="float" office:value="0.154659863945578" calcext:value-type="float">
            <text:p>0.1546598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0562214077448" calcext:value-type="float">
            <text:p>1.905622140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9824561403509" calcext:value-type="float">
            <text:p>0.9298245614</text:p>
          </table:table-cell>
          <table:table-cell office:value-type="float" office:value="3" calcext:value-type="float">
            <text:p>3</text:p>
          </table:table-cell>
          <table:table-cell office:value-type="float" office:value="0.21396776330241" calcext:value-type="float">
            <text:p>0.2139677633</text:p>
          </table:table-cell>
          <table:table-cell office:value-type="float" office:value="0.157097505668934" calcext:value-type="float">
            <text:p>0.1570975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0038553927435" calcext:value-type="float">
            <text:p>1.9003855393</text:p>
          </table:table-cell>
          <table:table-cell office:value-type="float" office:value="70" calcext:value-type="float">
            <text:p>70</text:p>
          </table:table-cell>
          <table:table-cell office:value-type="float" office:value="1.93392129219017" calcext:value-type="float">
            <text:p>1.9339212922</text:p>
          </table:table-cell>
          <table:table-cell office:value-type="float" office:value="0.933884297520661" calcext:value-type="float">
            <text:p>0.9338842975</text:p>
          </table:table-cell>
          <table:table-cell office:value-type="float" office:value="3" calcext:value-type="float">
            <text:p>3</text:p>
          </table:table-cell>
          <table:table-cell office:value-type="float" office:value="0.24971690892451" calcext:value-type="float">
            <text:p>0.2497169089</text:p>
          </table:table-cell>
          <table:table-cell office:value-type="float" office:value="0.155748299319728" calcext:value-type="float">
            <text:p>0.1557482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.00000000001" calcext:value-type="float">
            <text:p>4489</text:p>
          </table:table-cell>
          <table:table-cell office:value-type="float" office:value="1.93969776076487" calcext:value-type="float">
            <text:p>1.9396977608</text:p>
          </table:table-cell>
          <table:table-cell office:value-type="float" office:value="68" calcext:value-type="float">
            <text:p>68</text:p>
          </table:table-cell>
          <table:table-cell office:value-type="float" office:value="1.94891826989312" calcext:value-type="float">
            <text:p>1.9489182699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" calcext:value-type="float">
            <text:p>2</text:p>
          </table:table-cell>
          <table:table-cell office:value-type="float" office:value="0.199576171885959" calcext:value-type="float">
            <text:p>0.1995761719</text:p>
          </table:table-cell>
          <table:table-cell office:value-type="float" office:value="0.107482993197279" calcext:value-type="float">
            <text:p>0.107482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967757970869" calcext:value-type="float">
            <text:p>1.939677579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049504950495" calcext:value-type="float">
            <text:p>0.9504950495</text:p>
          </table:table-cell>
          <table:table-cell office:value-type="float" office:value="2" calcext:value-type="float">
            <text:p>2</text:p>
          </table:table-cell>
          <table:table-cell office:value-type="float" office:value="0.179854536783157" calcext:value-type="float">
            <text:p>0.1798545368</text:p>
          </table:table-cell>
          <table:table-cell office:value-type="float" office:value="0.115578231292517" calcext:value-type="float">
            <text:p>0.1155782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09316770186335" calcext:value-type="float">
            <text:p>0.05093167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87898608113384" calcext:value-type="float">
            <text:p>1.878986081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3089430894309" calcext:value-type="float">
            <text:p>0.9430894309</text:p>
          </table:table-cell>
          <table:table-cell office:value-type="float" office:value="3" calcext:value-type="float">
            <text:p>3</text:p>
          </table:table-cell>
          <table:table-cell office:value-type="float" office:value="0.210703604226323" calcext:value-type="float">
            <text:p>0.2107036042</text:p>
          </table:table-cell>
          <table:table-cell office:value-type="float" office:value="0.159569160997732" calcext:value-type="float">
            <text:p>0.159569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0624213450295" calcext:value-type="float">
            <text:p>1.9062421345</text:p>
          </table:table-cell>
          <table:table-cell office:value-type="float" office:value="70" calcext:value-type="float">
            <text:p>70</text:p>
          </table:table-cell>
          <table:table-cell office:value-type="float" office:value="1.93486615906957" calcext:value-type="float">
            <text:p>1.9348661591</text:p>
          </table:table-cell>
          <table:table-cell office:value-type="float" office:value="0.964285714285714" calcext:value-type="float">
            <text:p>0.9642857143</text:p>
          </table:table-cell>
          <table:table-cell office:value-type="float" office:value="3" calcext:value-type="float">
            <text:p>3</text:p>
          </table:table-cell>
          <table:table-cell office:value-type="float" office:value="0.227740075698266" calcext:value-type="float">
            <text:p>0.2277400757</text:p>
          </table:table-cell>
          <table:table-cell office:value-type="float" office:value="0.115034013605442" calcext:value-type="float">
            <text:p>0.1150340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969666067836" calcext:value-type="float">
            <text:p>1.9396966607</text:p>
          </table:table-cell>
          <table:table-cell office:value-type="float" office:value="70" calcext:value-type="float">
            <text:p>70</text:p>
          </table:table-cell>
          <table:table-cell office:value-type="float" office:value="1.94289813545511" calcext:value-type="float">
            <text:p>1.9428981355</text:p>
          </table:table-cell>
          <table:table-cell office:value-type="float" office:value="0.954954954954955" calcext:value-type="float">
            <text:p>0.954954955</text:p>
          </table:table-cell>
          <table:table-cell office:value-type="float" office:value="3" calcext:value-type="float">
            <text:p>3</text:p>
          </table:table-cell>
          <table:table-cell office:value-type="float" office:value="0.225493230097734" calcext:value-type="float">
            <text:p>0.2254932301</text:p>
          </table:table-cell>
          <table:table-cell office:value-type="float" office:value="0.0873809523809524" calcext:value-type="float">
            <text:p>0.087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2" calcext:value-type="float">
            <text:p>2</text:p>
          </table:table-cell>
          <table:table-cell office:value-type="float" office:value="0.178149145115706" calcext:value-type="float">
            <text:p>0.1781491451</text:p>
          </table:table-cell>
          <table:table-cell office:value-type="float" office:value="0.105544217687075" calcext:value-type="float">
            <text:p>0.1055442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5779816513762" calcext:value-type="float">
            <text:p>0.9357798165</text:p>
          </table:table-cell>
          <table:table-cell office:value-type="float" office:value="2" calcext:value-type="float">
            <text:p>2</text:p>
          </table:table-cell>
          <table:table-cell office:value-type="float" office:value="0.188353476016089" calcext:value-type="float">
            <text:p>0.188353476</text:p>
          </table:table-cell>
          <table:table-cell office:value-type="float" office:value="0.151972789115646" calcext:value-type="float">
            <text:p>0.1519727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96894409937888" calcext:value-type="float">
            <text:p>0.0496894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8473100723742" calcext:value-type="float">
            <text:p>1.88473100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3" calcext:value-type="float">
            <text:p>3</text:p>
          </table:table-cell>
          <table:table-cell office:value-type="float" office:value="0.227476314191395" calcext:value-type="float">
            <text:p>0.2274763142</text:p>
          </table:table-cell>
          <table:table-cell office:value-type="float" office:value="0.174274376417234" calcext:value-type="float">
            <text:p>0.1742743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0647811268692" calcext:value-type="float">
            <text:p>1.9064781127</text:p>
          </table:table-cell>
          <table:table-cell office:value-type="float" office:value="69" calcext:value-type="float">
            <text:p>69</text:p>
          </table:table-cell>
          <table:table-cell office:value-type="float" office:value="1.91485602674333" calcext:value-type="float">
            <text:p>1.9148560267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3" calcext:value-type="float">
            <text:p>3</text:p>
          </table:table-cell>
          <table:table-cell office:value-type="float" office:value="0.228310566741948" calcext:value-type="float">
            <text:p>0.2283105667</text:p>
          </table:table-cell>
          <table:table-cell office:value-type="float" office:value="0.143390022675737" calcext:value-type="float">
            <text:p>0.1433900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2562027493605" calcext:value-type="float">
            <text:p>1.925620274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2" calcext:value-type="float">
            <text:p>2</text:p>
          </table:table-cell>
          <table:table-cell office:value-type="float" office:value="0.204496992664812" calcext:value-type="float">
            <text:p>0.2044969927</text:p>
          </table:table-cell>
          <table:table-cell office:value-type="float" office:value="0.126496598639456" calcext:value-type="float">
            <text:p>0.1264965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968813621121" calcext:value-type="float">
            <text:p>1.9396881362</text:p>
          </table:table-cell>
          <table:table-cell office:value-type="float" office:value="68" calcext:value-type="float">
            <text:p>68</text:p>
          </table:table-cell>
          <table:table-cell office:value-type="float" office:value="1.95193491664389" calcext:value-type="float">
            <text:p>1.951934916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2" calcext:value-type="float">
            <text:p>2</text:p>
          </table:table-cell>
          <table:table-cell office:value-type="float" office:value="0.209659305221902" calcext:value-type="float">
            <text:p>0.2096593052</text:p>
          </table:table-cell>
          <table:table-cell office:value-type="float" office:value="0.108945578231293" calcext:value-type="float">
            <text:p>0.1089455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5203418555157" calcext:value-type="float">
            <text:p>1.85203418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0413223140496" calcext:value-type="float">
            <text:p>0.9504132231</text:p>
          </table:table-cell>
          <table:table-cell office:value-type="float" office:value="3" calcext:value-type="float">
            <text:p>3</text:p>
          </table:table-cell>
          <table:table-cell office:value-type="float" office:value="0.22992933927915" calcext:value-type="float">
            <text:p>0.2299293393</text:p>
          </table:table-cell>
          <table:table-cell office:value-type="float" office:value="0.132687074829932" calcext:value-type="float">
            <text:p>0.1326870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67949317541" calcext:value-type="float">
            <text:p>1.93679493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3809523809524" calcext:value-type="float">
            <text:p>0.9238095238</text:p>
          </table:table-cell>
          <table:table-cell office:value-type="float" office:value="2" calcext:value-type="float">
            <text:p>2</text:p>
          </table:table-cell>
          <table:table-cell office:value-type="float" office:value="0.191159665533877" calcext:value-type="float">
            <text:p>0.1911596655</text:p>
          </table:table-cell>
          <table:table-cell office:value-type="float" office:value="0.111020408163265" calcext:value-type="float">
            <text:p>0.1110204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8050889224882" calcext:value-type="float">
            <text:p>1.8805088922</text:p>
          </table:table-cell>
          <table:table-cell office:value-type="float" office:value="70" calcext:value-type="float">
            <text:p>70</text:p>
          </table:table-cell>
          <table:table-cell office:value-type="float" office:value="1.93655021632927" calcext:value-type="float">
            <text:p>1.9365502163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3" calcext:value-type="float">
            <text:p>3</text:p>
          </table:table-cell>
          <table:table-cell office:value-type="float" office:value="0.228330808747896" calcext:value-type="float">
            <text:p>0.2283308087</text:p>
          </table:table-cell>
          <table:table-cell office:value-type="float" office:value="0.110170068027211" calcext:value-type="float">
            <text:p>0.11017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6237239699626" calcext:value-type="float">
            <text:p>1.86237239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0434782608696" calcext:value-type="float">
            <text:p>0.9304347826</text:p>
          </table:table-cell>
          <table:table-cell office:value-type="float" office:value="3" calcext:value-type="float">
            <text:p>3</text:p>
          </table:table-cell>
          <table:table-cell office:value-type="float" office:value="0.20845432401618" calcext:value-type="float">
            <text:p>0.208454324</text:p>
          </table:table-cell>
          <table:table-cell office:value-type="float" office:value="0.162551020408163" calcext:value-type="float">
            <text:p>0.1625510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5773426683212" calcext:value-type="float">
            <text:p>1.85773426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23809523809524" calcext:value-type="float">
            <text:p>0.9238095238</text:p>
          </table:table-cell>
          <table:table-cell office:value-type="float" office:value="2" calcext:value-type="float">
            <text:p>2</text:p>
          </table:table-cell>
          <table:table-cell office:value-type="float" office:value="0.173157184844593" calcext:value-type="float">
            <text:p>0.1731571848</text:p>
          </table:table-cell>
          <table:table-cell office:value-type="float" office:value="0.157482993197279" calcext:value-type="float">
            <text:p>0.157482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67025591088" calcext:value-type="float">
            <text:p>1.936702559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6363636363636" calcext:value-type="float">
            <text:p>0.9363636364</text:p>
          </table:table-cell>
          <table:table-cell office:value-type="float" office:value="2" calcext:value-type="float">
            <text:p>2</text:p>
          </table:table-cell>
          <table:table-cell office:value-type="float" office:value="0.210704937026575" calcext:value-type="float">
            <text:p>0.210704937</text:p>
          </table:table-cell>
          <table:table-cell office:value-type="float" office:value="0.138832199546485" calcext:value-type="float">
            <text:p>0.138832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1133754650554" calcext:value-type="float">
            <text:p>1.911337546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92265730781808" calcext:value-type="float">
            <text:p>0.1922657308</text:p>
          </table:table-cell>
          <table:table-cell office:value-type="float" office:value="0.152721088435374" calcext:value-type="float">
            <text:p>0.1527210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899.99999999999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2" calcext:value-type="float">
            <text:p>2</text:p>
          </table:table-cell>
          <table:table-cell office:value-type="float" office:value="0.192310455174842" calcext:value-type="float">
            <text:p>0.1923104552</text:p>
          </table:table-cell>
          <table:table-cell office:value-type="float" office:value="0.142585034013605" calcext:value-type="float">
            <text:p>0.142585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1379149509432" calcext:value-type="float">
            <text:p>1.913791495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2413793103448" calcext:value-type="float">
            <text:p>0.9224137931</text:p>
          </table:table-cell>
          <table:table-cell office:value-type="float" office:value="3" calcext:value-type="float">
            <text:p>3</text:p>
          </table:table-cell>
          <table:table-cell office:value-type="float" office:value="0.208887329155316" calcext:value-type="float">
            <text:p>0.2088873292</text:p>
          </table:table-cell>
          <table:table-cell office:value-type="float" office:value="0.172210884353742" calcext:value-type="float">
            <text:p>0.1722108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971203400972" calcext:value-type="float">
            <text:p>1.939712034</text:p>
          </table:table-cell>
          <table:table-cell office:value-type="float" office:value="70" calcext:value-type="float">
            <text:p>70</text:p>
          </table:table-cell>
          <table:table-cell office:value-type="float" office:value="1.94633266477134" calcext:value-type="float">
            <text:p>1.9463326648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2" calcext:value-type="float">
            <text:p>2</text:p>
          </table:table-cell>
          <table:table-cell office:value-type="float" office:value="0.21464621167966" calcext:value-type="float">
            <text:p>0.2146462117</text:p>
          </table:table-cell>
          <table:table-cell office:value-type="float" office:value="0.0937755102040816" calcext:value-type="float">
            <text:p>0.0937755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19642857142857" calcext:value-type="float">
            <text:p>0.9196428571</text:p>
          </table:table-cell>
          <table:table-cell office:value-type="float" office:value="2" calcext:value-type="float">
            <text:p>2</text:p>
          </table:table-cell>
          <table:table-cell office:value-type="float" office:value="0.186932401429841" calcext:value-type="float">
            <text:p>0.1869324014</text:p>
          </table:table-cell>
          <table:table-cell office:value-type="float" office:value="0.152993197278912" calcext:value-type="float">
            <text:p>0.1529931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721" calcext:value-type="float">
            <text:p>3721</text:p>
          </table:table-cell>
          <table:table-cell office:value-type="float" office:value="1.90572975277575" calcext:value-type="float">
            <text:p>1.905729752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0.174359473585696" calcext:value-type="float">
            <text:p>0.1743594736</text:p>
          </table:table-cell>
          <table:table-cell office:value-type="float" office:value="0.0965079365079365" calcext:value-type="float">
            <text:p>0.0965079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852949267882" calcext:value-type="float">
            <text:p>1.9485294927</text:p>
          </table:table-cell>
          <table:table-cell office:value-type="float" office:value="70" calcext:value-type="float">
            <text:p>70</text:p>
          </table:table-cell>
          <table:table-cell office:value-type="float" office:value="1.95133311543362" calcext:value-type="float">
            <text:p>1.951333115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.212056207857304" calcext:value-type="float">
            <text:p>0.2120562079</text:p>
          </table:table-cell>
          <table:table-cell office:value-type="float" office:value="0.0876190476190476" calcext:value-type="float">
            <text:p>0.08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68530020703934" calcext:value-type="float">
            <text:p>0.036853002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416857086783" calcext:value-type="float">
            <text:p>1.9541685709</text:p>
          </table:table-cell>
          <table:table-cell office:value-type="float" office:value="67" calcext:value-type="float">
            <text:p>67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10112359550562" calcext:value-type="float">
            <text:p>0.9101123596</text:p>
          </table:table-cell>
          <table:table-cell office:value-type="float" office:value="2" calcext:value-type="float">
            <text:p>2</text:p>
          </table:table-cell>
          <table:table-cell office:value-type="float" office:value="0.172677396028921" calcext:value-type="float">
            <text:p>0.172677396</text:p>
          </table:table-cell>
          <table:table-cell office:value-type="float" office:value="0.0968367346938776" calcext:value-type="float">
            <text:p>0.096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623981631486" calcext:value-type="float">
            <text:p>1.936239816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2" calcext:value-type="float">
            <text:p>2</text:p>
          </table:table-cell>
          <table:table-cell office:value-type="float" office:value="0.188272176673468" calcext:value-type="float">
            <text:p>0.1882721767</text:p>
          </table:table-cell>
          <table:table-cell office:value-type="float" office:value="0.0721428571428572" calcext:value-type="float">
            <text:p>0.072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432795898574" calcext:value-type="float">
            <text:p>1.934327959</text:p>
          </table:table-cell>
          <table:table-cell office:value-type="float" office:value="67" calcext:value-type="float">
            <text:p>67</text:p>
          </table:table-cell>
          <table:table-cell office:value-type="float" office:value="1.93755382091633" calcext:value-type="float">
            <text:p>1.9375538209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3" calcext:value-type="float">
            <text:p>3</text:p>
          </table:table-cell>
          <table:table-cell office:value-type="float" office:value="0.234256949898166" calcext:value-type="float">
            <text:p>0.2342569499</text:p>
          </table:table-cell>
          <table:table-cell office:value-type="float" office:value="0.110657596371882" calcext:value-type="float">
            <text:p>0.1106575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43685300207039" calcext:value-type="float">
            <text:p>0.0343685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096+0j)</text:p>
          </table:table-cell>
          <table:table-cell office:value-type="string" calcext:value-type="string">
            <text:p>(2+0j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2+0j)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2" calcext:value-type="float">
            <text:p>2</text:p>
          </table:table-cell>
          <table:table-cell office:value-type="float" office:value="0.134994767145566" calcext:value-type="float">
            <text:p>0.1349947671</text:p>
          </table:table-cell>
          <table:table-cell office:value-type="float" office:value="0.0868707482993197" calcext:value-type="float">
            <text:p>0.0868707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3416149068323" calcext:value-type="float">
            <text:p>0.053416149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5983089706768" calcext:value-type="float">
            <text:p>1.8598308971</text:p>
          </table:table-cell>
          <table:table-cell office:value-type="float" office:value="68" calcext:value-type="float">
            <text:p>68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3" calcext:value-type="float">
            <text:p>3</text:p>
          </table:table-cell>
          <table:table-cell office:value-type="float" office:value="0.225771842117798" calcext:value-type="float">
            <text:p>0.2257718421</text:p>
          </table:table-cell>
          <table:table-cell office:value-type="float" office:value="0.127448979591837" calcext:value-type="float">
            <text:p>0.1274489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92753623188406" calcext:value-type="float">
            <text:p>0.049275362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1365837718313" calcext:value-type="float">
            <text:p>1.9136583772</text:p>
          </table:table-cell>
          <table:table-cell office:value-type="float" office:value="68" calcext:value-type="float">
            <text:p>68</text:p>
          </table:table-cell>
          <table:table-cell office:value-type="float" office:value="1.96160433734141" calcext:value-type="float">
            <text:p>1.9616043373</text:p>
          </table:table-cell>
          <table:table-cell office:value-type="float" office:value="0.890756302521008" calcext:value-type="float">
            <text:p>0.8907563025</text:p>
          </table:table-cell>
          <table:table-cell office:value-type="float" office:value="3" calcext:value-type="float">
            <text:p>3</text:p>
          </table:table-cell>
          <table:table-cell office:value-type="float" office:value="0.223167907393311" calcext:value-type="float">
            <text:p>0.2231679074</text:p>
          </table:table-cell>
          <table:table-cell office:value-type="float" office:value="0.184938157081014" calcext:value-type="float">
            <text:p>0.1849381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76811594202899" calcext:value-type="float">
            <text:p>0.03768115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2" calcext:value-type="float">
            <text:p>2</text:p>
          </table:table-cell>
          <table:table-cell office:value-type="float" office:value="0.149411959384654" calcext:value-type="float">
            <text:p>0.14941195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1.8453553639+0j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2+0j)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office:value-type="float" office:value="0.184734122429959" calcext:value-type="float">
            <text:p>0.1847341224</text:p>
          </table:table-cell>
          <table:table-cell office:value-type="float" office:value="0.110532879818594" calcext:value-type="float">
            <text:p>0.1105328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9704605048883" calcext:value-type="float">
            <text:p>1.897046050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61165048543689" calcext:value-type="float">
            <text:p>0.9611650485</text:p>
          </table:table-cell>
          <table:table-cell office:value-type="float" office:value="2" calcext:value-type="float">
            <text:p>2</text:p>
          </table:table-cell>
          <table:table-cell office:value-type="float" office:value="0.186709473127701" calcext:value-type="float">
            <text:p>0.1867094731</text:p>
          </table:table-cell>
          <table:table-cell office:value-type="float" office:value="0.144863945578231" calcext:value-type="float">
            <text:p>0.1448639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6497184287192" calcext:value-type="float">
            <text:p>1.864971842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0413223140496" calcext:value-type="float">
            <text:p>0.9504132231</text:p>
          </table:table-cell>
          <table:table-cell office:value-type="float" office:value="3" calcext:value-type="float">
            <text:p>3</text:p>
          </table:table-cell>
          <table:table-cell office:value-type="float" office:value="0.245882720895114" calcext:value-type="float">
            <text:p>0.2458827209</text:p>
          </table:table-cell>
          <table:table-cell office:value-type="float" office:value="0.145294784580499" calcext:value-type="float">
            <text:p>0.1452947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88612836438923" calcext:value-type="float">
            <text:p>0.048861283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87482582216629" calcext:value-type="float">
            <text:p>1.8748258222</text:p>
          </table:table-cell>
          <table:table-cell office:value-type="float" office:value="70" calcext:value-type="float">
            <text:p>70</text:p>
          </table:table-cell>
          <table:table-cell office:value-type="float" office:value="1.92550300830281" calcext:value-type="float">
            <text:p>1.9255030083</text:p>
          </table:table-cell>
          <table:table-cell office:value-type="float" office:value="0.949152542372881" calcext:value-type="float">
            <text:p>0.9491525424</text:p>
          </table:table-cell>
          <table:table-cell office:value-type="float" office:value="3" calcext:value-type="float">
            <text:p>3</text:p>
          </table:table-cell>
          <table:table-cell office:value-type="float" office:value="0.238580931065581" calcext:value-type="float">
            <text:p>0.2385809311</text:p>
          </table:table-cell>
          <table:table-cell office:value-type="float" office:value="0.1031179138322" calcext:value-type="float">
            <text:p>0.1031179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2" calcext:value-type="float">
            <text:p>2</text:p>
          </table:table-cell>
          <table:table-cell office:value-type="float" office:value="0.163365844114083" calcext:value-type="float">
            <text:p>0.1633658441</text:p>
          </table:table-cell>
          <table:table-cell office:value-type="float" office:value="0.108390022675737" calcext:value-type="float">
            <text:p>0.1083900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0.99999999999" calcext:value-type="float">
            <text:p>4761</text:p>
          </table:table-cell>
          <table:table-cell office:value-type="float" office:value="1.85746577649223" calcext:value-type="float">
            <text:p>1.857465776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75" calcext:value-type="float">
            <text:p>0.9375</text:p>
          </table:table-cell>
          <table:table-cell office:value-type="float" office:value="3" calcext:value-type="float">
            <text:p>3</text:p>
          </table:table-cell>
          <table:table-cell office:value-type="float" office:value="0.234516361290966" calcext:value-type="float">
            <text:p>0.2345163613</text:p>
          </table:table-cell>
          <table:table-cell office:value-type="float" office:value="0.139829931972789" calcext:value-type="float">
            <text:p>0.13982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59006211180124" calcext:value-type="float">
            <text:p>0.055900621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4549319836398" calcext:value-type="float">
            <text:p>1.8454931984</text:p>
          </table:table-cell>
          <table:table-cell office:value-type="float" office:value="69" calcext:value-type="float">
            <text:p>69</text:p>
          </table:table-cell>
          <table:table-cell office:value-type="float" office:value="1.88900230539414" calcext:value-type="float">
            <text:p>1.8890023054</text:p>
          </table:table-cell>
          <table:table-cell office:value-type="float" office:value="0.940740740740741" calcext:value-type="float">
            <text:p>0.9407407407</text:p>
          </table:table-cell>
          <table:table-cell office:value-type="float" office:value="3" calcext:value-type="float">
            <text:p>3</text:p>
          </table:table-cell>
          <table:table-cell office:value-type="float" office:value="0.250090341180401" calcext:value-type="float">
            <text:p>0.2500903412</text:p>
          </table:table-cell>
          <table:table-cell office:value-type="float" office:value="0.163038548752834" calcext:value-type="float">
            <text:p>0.1630385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959771839541" calcext:value-type="float">
            <text:p>1.939597718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25233644859813" calcext:value-type="float">
            <text:p>0.9252336449</text:p>
          </table:table-cell>
          <table:table-cell office:value-type="float" office:value="2" calcext:value-type="float">
            <text:p>2</text:p>
          </table:table-cell>
          <table:table-cell office:value-type="float" office:value="0.20106247654271" calcext:value-type="float">
            <text:p>0.2010624765</text:p>
          </table:table-cell>
          <table:table-cell office:value-type="float" office:value="0.127006802721088" calcext:value-type="float">
            <text:p>0.127006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5094339622642" calcext:value-type="float">
            <text:p>0.9150943396</text:p>
          </table:table-cell>
          <table:table-cell office:value-type="float" office:value="2" calcext:value-type="float">
            <text:p>2</text:p>
          </table:table-cell>
          <table:table-cell office:value-type="float" office:value="0.173030026277194" calcext:value-type="float">
            <text:p>0.1730300263</text:p>
          </table:table-cell>
          <table:table-cell office:value-type="float" office:value="0.141904761904762" calcext:value-type="float">
            <text:p>0.14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9479444266994" calcext:value-type="float">
            <text:p>1.89479444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2" calcext:value-type="float">
            <text:p>2</text:p>
          </table:table-cell>
          <table:table-cell office:value-type="float" office:value="0.182645898443941" calcext:value-type="float">
            <text:p>0.1826458984</text:p>
          </table:table-cell>
          <table:table-cell office:value-type="float" office:value="0.134149659863946" calcext:value-type="float">
            <text:p>0.134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3690362884609" calcext:value-type="float">
            <text:p>1.9369036288</text:p>
          </table:table-cell>
          <table:table-cell office:value-type="float" office:value="66" calcext:value-type="float">
            <text:p>66</text:p>
          </table:table-cell>
          <table:table-cell office:value-type="float" office:value="1.99999999999999" calcext:value-type="float">
            <text:p>2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2" calcext:value-type="float">
            <text:p>2</text:p>
          </table:table-cell>
          <table:table-cell office:value-type="float" office:value="0.163104663500319" calcext:value-type="float">
            <text:p>0.1631046635</text:p>
          </table:table-cell>
          <table:table-cell office:value-type="float" office:value="0.101496598639456" calcext:value-type="float">
            <text:p>0.1014965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2" calcext:value-type="float">
            <text:p>2</text:p>
          </table:table-cell>
          <table:table-cell office:value-type="float" office:value="0.211154578093897" calcext:value-type="float">
            <text:p>0.2111545781</text:p>
          </table:table-cell>
          <table:table-cell office:value-type="float" office:value="0.149104308390023" calcext:value-type="float">
            <text:p>0.1491043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46236559139785" calcext:value-type="float">
            <text:p>0.9462365591</text:p>
          </table:table-cell>
          <table:table-cell office:value-type="float" office:value="2" calcext:value-type="float">
            <text:p>2</text:p>
          </table:table-cell>
          <table:table-cell office:value-type="float" office:value="0.135136384308215" calcext:value-type="float">
            <text:p>0.1351363843</text:p>
          </table:table-cell>
          <table:table-cell office:value-type="float" office:value="0.0755102040816327" calcext:value-type="float">
            <text:p>0.0755102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84472049689441" calcext:value-type="float">
            <text:p>0.04844720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006430688128" calcext:value-type="float">
            <text:p>1.9400643069</text:p>
          </table:table-cell>
          <table:table-cell office:value-type="float" office:value="70" calcext:value-type="float">
            <text:p>70</text:p>
          </table:table-cell>
          <table:table-cell office:value-type="float" office:value="1.94129803126512" calcext:value-type="float">
            <text:p>1.9412980313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3" calcext:value-type="float">
            <text:p>3</text:p>
          </table:table-cell>
          <table:table-cell office:value-type="float" office:value="0.22864332996893" calcext:value-type="float">
            <text:p>0.22864333</text:p>
          </table:table-cell>
          <table:table-cell office:value-type="float" office:value="0.13827664399093" calcext:value-type="float">
            <text:p>0.138276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1.97569120706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.177392017720343" calcext:value-type="float">
            <text:p>0.1773920177</text:p>
          </table:table-cell>
          <table:table-cell office:value-type="float" office:value="0.0863265306122449" calcext:value-type="float">
            <text:p>0.0863265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761+0j)</text:p>
          </table:table-cell>
          <table:table-cell office:value-type="string" calcext:value-type="string">
            <text:p>(2+0j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2+0j)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.179229839834966" calcext:value-type="float">
            <text:p>0.1792298398</text:p>
          </table:table-cell>
          <table:table-cell office:value-type="float" office:value="0.133605442176871" calcext:value-type="float">
            <text:p>0.1336054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0.181096005432267" calcext:value-type="float">
            <text:p>0.1810960054</text:p>
          </table:table-cell>
          <table:table-cell office:value-type="float" office:value="0.0949659863945578" calcext:value-type="float">
            <text:p>0.094965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096+0j)</text:p>
          </table:table-cell>
          <table:table-cell office:value-type="string" calcext:value-type="string">
            <text:p>(2-9.48171714654e-17j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2+9.48171714654e-17j)</text:p>
          </table:table-cell>
          <table:table-cell office:value-type="float" office:value="0.931372549019608" calcext:value-type="float">
            <text:p>0.931372549</text:p>
          </table:table-cell>
          <table:table-cell office:value-type="float" office:value="2" calcext:value-type="float">
            <text:p>2</text:p>
          </table:table-cell>
          <table:table-cell office:value-type="float" office:value="0.184445529296652" calcext:value-type="float">
            <text:p>0.1844455293</text:p>
          </table:table-cell>
          <table:table-cell office:value-type="float" office:value="0.1431179138322" calcext:value-type="float">
            <text:p>0.1431179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4867415903633" calcext:value-type="float">
            <text:p>1.94867415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0990099009901" calcext:value-type="float">
            <text:p>0.900990099</text:p>
          </table:table-cell>
          <table:table-cell office:value-type="float" office:value="2" calcext:value-type="float">
            <text:p>2</text:p>
          </table:table-cell>
          <table:table-cell office:value-type="float" office:value="0.176869006886879" calcext:value-type="float">
            <text:p>0.1768690069</text:p>
          </table:table-cell>
          <table:table-cell office:value-type="float" office:value="0.104489795918367" calcext:value-type="float">
            <text:p>0.104489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89596716960458" calcext:value-type="float">
            <text:p>1.895967169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1739130434783" calcext:value-type="float">
            <text:p>0.9217391304</text:p>
          </table:table-cell>
          <table:table-cell office:value-type="float" office:value="3" calcext:value-type="float">
            <text:p>3</text:p>
          </table:table-cell>
          <table:table-cell office:value-type="float" office:value="0.203374120725805" calcext:value-type="float">
            <text:p>0.2033741207</text:p>
          </table:table-cell>
          <table:table-cell office:value-type="float" office:value="0.135192743764172" calcext:value-type="float">
            <text:p>0.1351927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9420792315745" calcext:value-type="float">
            <text:p>1.894207923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2" calcext:value-type="float">
            <text:p>2</text:p>
          </table:table-cell>
          <table:table-cell office:value-type="float" office:value="0.174803583959021" calcext:value-type="float">
            <text:p>0.174803584</text:p>
          </table:table-cell>
          <table:table-cell office:value-type="float" office:value="0.0749659863945578" calcext:value-type="float">
            <text:p>0.074965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91424660712151" calcext:value-type="float">
            <text:p>1.9142466071</text:p>
          </table:table-cell>
          <table:table-cell office:value-type="float" office:value="70" calcext:value-type="float">
            <text:p>70</text:p>
          </table:table-cell>
          <table:table-cell office:value-type="float" office:value="1.95686281739426" calcext:value-type="float">
            <text:p>1.9568628174</text:p>
          </table:table-cell>
          <table:table-cell office:value-type="float" office:value="0.912280701754386" calcext:value-type="float">
            <text:p>0.9122807018</text:p>
          </table:table-cell>
          <table:table-cell office:value-type="float" office:value="2" calcext:value-type="float">
            <text:p>2</text:p>
          </table:table-cell>
          <table:table-cell office:value-type="float" office:value="0.215243320183065" calcext:value-type="float">
            <text:p>0.2152433202</text:p>
          </table:table-cell>
          <table:table-cell office:value-type="float" office:value="0.172448979591837" calcext:value-type="float">
            <text:p>0.1724489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54865424430642" calcext:value-type="float">
            <text:p>0.055486542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7921633902343" calcext:value-type="float">
            <text:p>1.879216339</text:p>
          </table:table-cell>
          <table:table-cell office:value-type="float" office:value="70" calcext:value-type="float">
            <text:p>70</text:p>
          </table:table-cell>
          <table:table-cell office:value-type="float" office:value="1.89678389843501" calcext:value-type="float">
            <text:p>1.8967838984</text:p>
          </table:table-cell>
          <table:table-cell office:value-type="float" office:value="0.925373134328358" calcext:value-type="float">
            <text:p>0.9253731343</text:p>
          </table:table-cell>
          <table:table-cell office:value-type="float" office:value="3" calcext:value-type="float">
            <text:p>3</text:p>
          </table:table-cell>
          <table:table-cell office:value-type="float" office:value="0.265922040045598" calcext:value-type="float">
            <text:p>0.26592204</text:p>
          </table:table-cell>
          <table:table-cell office:value-type="float" office:value="0.162006802721089" calcext:value-type="float">
            <text:p>0.162006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1.95252239317519" calcext:value-type="float">
            <text:p>1.952522393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2" calcext:value-type="float">
            <text:p>2</text:p>
          </table:table-cell>
          <table:table-cell office:value-type="float" office:value="0.163898464893019" calcext:value-type="float">
            <text:p>0.1638984649</text:p>
          </table:table-cell>
          <table:table-cell office:value-type="float" office:value="0.101700680272109" calcext:value-type="float">
            <text:p>0.1017006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8488158825503" calcext:value-type="float">
            <text:p>1.8848815883</text:p>
          </table:table-cell>
          <table:table-cell office:value-type="float" office:value="66" calcext:value-type="float">
            <text:p>66</text:p>
          </table:table-cell>
          <table:table-cell office:value-type="float" office:value="1.900003649253" calcext:value-type="float">
            <text:p>1.9000036493</text:p>
          </table:table-cell>
          <table:table-cell office:value-type="float" office:value="0.934579439252336" calcext:value-type="float">
            <text:p>0.9345794393</text:p>
          </table:table-cell>
          <table:table-cell office:value-type="float" office:value="2" calcext:value-type="float">
            <text:p>2</text:p>
          </table:table-cell>
          <table:table-cell office:value-type="float" office:value="0.201722817902054" calcext:value-type="float">
            <text:p>0.2017228179</text:p>
          </table:table-cell>
          <table:table-cell office:value-type="float" office:value="0.181530612244898" calcext:value-type="float">
            <text:p>0.1815306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7883978725189" calcext:value-type="float">
            <text:p>1.878839787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196560862688905" calcext:value-type="float">
            <text:p>0.1965608627</text:p>
          </table:table-cell>
          <table:table-cell office:value-type="float" office:value="0.0978911564625851" calcext:value-type="float">
            <text:p>0.0978911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8.9999999999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35779816513762" calcext:value-type="float">
            <text:p>0.9357798165</text:p>
          </table:table-cell>
          <table:table-cell office:value-type="float" office:value="2" calcext:value-type="float">
            <text:p>2</text:p>
          </table:table-cell>
          <table:table-cell office:value-type="float" office:value="0.19400263919929" calcext:value-type="float">
            <text:p>0.1940026392</text:p>
          </table:table-cell>
          <table:table-cell office:value-type="float" office:value="0.156439909297052" calcext:value-type="float">
            <text:p>0.1564399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35403726708074" calcext:value-type="float">
            <text:p>0.033540372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969" calcext:value-type="float">
            <text:p>3969</text:p>
          </table:table-cell>
          <table:table-cell office:value-type="float" office:value="1.93546577864411" calcext:value-type="float">
            <text:p>1.935465778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876543209876543" calcext:value-type="float">
            <text:p>0.8765432099</text:p>
          </table:table-cell>
          <table:table-cell office:value-type="float" office:value="2" calcext:value-type="float">
            <text:p>2</text:p>
          </table:table-cell>
          <table:table-cell office:value-type="float" office:value="0.1320722730477" calcext:value-type="float">
            <text:p>0.132072273</text:p>
          </table:table-cell>
          <table:table-cell office:value-type="float" office:value="0.0717687074829932" calcext:value-type="float">
            <text:p>0.0717687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43685300207039" calcext:value-type="float">
            <text:p>0.0343685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096+0j)</text:p>
          </table:table-cell>
          <table:table-cell office:value-type="string" calcext:value-type="string">
            <text:p>(2+0j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2+0j)</text:p>
          </table:table-cell>
          <table:table-cell office:value-type="float" office:value="0.951807228915663" calcext:value-type="float">
            <text:p>0.9518072289</text:p>
          </table:table-cell>
          <table:table-cell office:value-type="float" office:value="2" calcext:value-type="float">
            <text:p>2</text:p>
          </table:table-cell>
          <table:table-cell office:value-type="float" office:value="0.100473248375068" calcext:value-type="float">
            <text:p>0.1004732484</text:p>
          </table:table-cell>
          <table:table-cell office:value-type="float" office:value="0.0719047619047619" calcext:value-type="float">
            <text:p>0.07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225+0j)</text:p>
          </table:table-cell>
          <table:table-cell office:value-type="string" calcext:value-type="string">
            <text:p>(2+0j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2+0j)</text:p>
          </table:table-cell>
          <table:table-cell office:value-type="float" office:value="0.827272727272727" calcext:value-type="float">
            <text:p>0.8272727273</text:p>
          </table:table-cell>
          <table:table-cell office:value-type="float" office:value="2" calcext:value-type="float">
            <text:p>2</text:p>
          </table:table-cell>
          <table:table-cell office:value-type="float" office:value="0.179660440444099" calcext:value-type="float">
            <text:p>0.1796604404</text:p>
          </table:table-cell>
          <table:table-cell office:value-type="float" office:value="0.076734693877551" calcext:value-type="float">
            <text:p>0.0767346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2</text:p>
          </table:table-cell>
          <table:table-cell office:value-type="float" office:value="2" calcext:value-type="float">
            <text:p>2</text:p>
          </table:table-cell>
          <table:table-cell office:value-type="float" office:value="0.18076264853503" calcext:value-type="float">
            <text:p>0.1807626485</text:p>
          </table:table-cell>
          <table:table-cell office:value-type="float" office:value="0.0865986394557823" calcext:value-type="float">
            <text:p>0.08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" calcext:value-type="float">
            <text:p>2</text:p>
          </table:table-cell>
          <table:table-cell office:value-type="float" office:value="0.17950651985785" calcext:value-type="float">
            <text:p>0.1795065199</text:p>
          </table:table-cell>
          <table:table-cell office:value-type="float" office:value="0.0981972789115646" calcext:value-type="float">
            <text:p>0.0981972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573590323081" calcext:value-type="float">
            <text:p>1.9457359032</text:p>
          </table:table-cell>
          <table:table-cell office:value-type="float" office:value="70" calcext:value-type="float">
            <text:p>70</text:p>
          </table:table-cell>
          <table:table-cell office:value-type="float" office:value="1.96268465121021" calcext:value-type="float">
            <text:p>1.9626846512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2" calcext:value-type="float">
            <text:p>2</text:p>
          </table:table-cell>
          <table:table-cell office:value-type="float" office:value="0.194897387535908" calcext:value-type="float">
            <text:p>0.1948973875</text:p>
          </table:table-cell>
          <table:table-cell office:value-type="float" office:value="0.136666666666667" calcext:value-type="float">
            <text:p>0.13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987097749796" calcext:value-type="float">
            <text:p>1.898709775</text:p>
          </table:table-cell>
          <table:table-cell office:value-type="float" office:value="68" calcext:value-type="float">
            <text:p>68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21739130434783" calcext:value-type="float">
            <text:p>0.9217391304</text:p>
          </table:table-cell>
          <table:table-cell office:value-type="float" office:value="3" calcext:value-type="float">
            <text:p>3</text:p>
          </table:table-cell>
          <table:table-cell office:value-type="float" office:value="0.21231763733758" calcext:value-type="float">
            <text:p>0.2123176373</text:p>
          </table:table-cell>
          <table:table-cell office:value-type="float" office:value="0.144897959183673" calcext:value-type="float">
            <text:p>0.1448979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570779049672" calcext:value-type="float">
            <text:p>1.9357077905</text:p>
          </table:table-cell>
          <table:table-cell office:value-type="float" office:value="68" calcext:value-type="float">
            <text:p>68</text:p>
          </table:table-cell>
          <table:table-cell office:value-type="float" office:value="1.968688723751" calcext:value-type="float">
            <text:p>1.9686887238</text:p>
          </table:table-cell>
          <table:table-cell office:value-type="float" office:value="0.897196261682243" calcext:value-type="float">
            <text:p>0.8971962617</text:p>
          </table:table-cell>
          <table:table-cell office:value-type="float" office:value="2" calcext:value-type="float">
            <text:p>2</text:p>
          </table:table-cell>
          <table:table-cell office:value-type="float" office:value="0.206697698578674" calcext:value-type="float">
            <text:p>0.2066976986</text:p>
          </table:table-cell>
          <table:table-cell office:value-type="float" office:value="0.086859410430839" calcext:value-type="float">
            <text:p>0.086859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01656314699793" calcext:value-type="float">
            <text:p>0.040165631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2775438732852" calcext:value-type="float">
            <text:p>1.92775438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865979381443299" calcext:value-type="float">
            <text:p>0.8659793814</text:p>
          </table:table-cell>
          <table:table-cell office:value-type="float" office:value="2" calcext:value-type="float">
            <text:p>2</text:p>
          </table:table-cell>
          <table:table-cell office:value-type="float" office:value="0.198154568241794" calcext:value-type="float">
            <text:p>0.1981545682</text:p>
          </table:table-cell>
          <table:table-cell office:value-type="float" office:value="0.050952380952381" calcext:value-type="float">
            <text:p>0.05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1.86505277417058" calcext:value-type="float">
            <text:p>1.865052774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2" calcext:value-type="float">
            <text:p>2</text:p>
          </table:table-cell>
          <table:table-cell office:value-type="float" office:value="0.176937255522956" calcext:value-type="float">
            <text:p>0.1769372555</text:p>
          </table:table-cell>
          <table:table-cell office:value-type="float" office:value="0.0749319727891157" calcext:value-type="float">
            <text:p>0.0749319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9881195898862" calcext:value-type="float">
            <text:p>1.89881195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office:value-type="float" office:value="0.162755623986995" calcext:value-type="float">
            <text:p>0.162755624</text:p>
          </table:table-cell>
          <table:table-cell office:value-type="float" office:value="0.136836734693878" calcext:value-type="float">
            <text:p>0.136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2" calcext:value-type="float">
            <text:p>2</text:p>
          </table:table-cell>
          <table:table-cell office:value-type="float" office:value="0.163101686948994" calcext:value-type="float">
            <text:p>0.1631016869</text:p>
          </table:table-cell>
          <table:table-cell office:value-type="float" office:value="0.0998639455782313" calcext:value-type="float">
            <text:p>0.0998639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0718716068936" calcext:value-type="float">
            <text:p>1.9071871607</text:p>
          </table:table-cell>
          <table:table-cell office:value-type="float" office:value="67" calcext:value-type="float">
            <text:p>67</text:p>
          </table:table-cell>
          <table:table-cell office:value-type="float" office:value="1.94895060799326" calcext:value-type="float">
            <text:p>1.94895060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2" calcext:value-type="float">
            <text:p>2</text:p>
          </table:table-cell>
          <table:table-cell office:value-type="float" office:value="0.201836825040802" calcext:value-type="float">
            <text:p>0.201836825</text:p>
          </table:table-cell>
          <table:table-cell office:value-type="float" office:value="0.0843537414965986" calcext:value-type="float">
            <text:p>0.084353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72670807453416" calcext:value-type="float">
            <text:p>0.037267080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.00000000001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2" calcext:value-type="float">
            <text:p>2</text:p>
          </table:table-cell>
          <table:table-cell office:value-type="float" office:value="0.171599010946031" calcext:value-type="float">
            <text:p>0.1715990109</text:p>
          </table:table-cell>
          <table:table-cell office:value-type="float" office:value="0.130136054421769" calcext:value-type="float">
            <text:p>0.1301360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9399585921325" calcext:value-type="float">
            <text:p>0.029399585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844" calcext:value-type="float">
            <text:p>384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901408450704225" calcext:value-type="float">
            <text:p>0.9014084507</text:p>
          </table:table-cell>
          <table:table-cell office:value-type="float" office:value="1" calcext:value-type="float">
            <text:p>1</text:p>
          </table:table-cell>
          <table:table-cell office:value-type="float" office:value="0.109718909380249" calcext:value-type="float">
            <text:p>0.1097189094</text:p>
          </table:table-cell>
          <table:table-cell office:value-type="float" office:value="0.0519047619047619" calcext:value-type="float">
            <text:p>0.05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6936936936937" calcext:value-type="float">
            <text:p>0.9369369369</text:p>
          </table:table-cell>
          <table:table-cell office:value-type="float" office:value="2" calcext:value-type="float">
            <text:p>2</text:p>
          </table:table-cell>
          <table:table-cell office:value-type="float" office:value="0.184411459320465" calcext:value-type="float">
            <text:p>0.1844114593</text:p>
          </table:table-cell>
          <table:table-cell office:value-type="float" office:value="0.200102040816327" calcext:value-type="float">
            <text:p>0.2001020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3" calcext:value-type="float">
            <text:p>3</text:p>
          </table:table-cell>
          <table:table-cell office:value-type="float" office:value="0.191118296840634" calcext:value-type="float">
            <text:p>0.1911182968</text:p>
          </table:table-cell>
          <table:table-cell office:value-type="float" office:value="0.141655328798186" calcext:value-type="float">
            <text:p>0.141655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1782701919279" calcext:value-type="float">
            <text:p>1.817827019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990990990991" calcext:value-type="float">
            <text:p>0.9099099099</text:p>
          </table:table-cell>
          <table:table-cell office:value-type="float" office:value="2" calcext:value-type="float">
            <text:p>2</text:p>
          </table:table-cell>
          <table:table-cell office:value-type="float" office:value="0.185983379119154" calcext:value-type="float">
            <text:p>0.1859833791</text:p>
          </table:table-cell>
          <table:table-cell office:value-type="float" office:value="0.146462585034014" calcext:value-type="float">
            <text:p>0.146462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67908902691511" calcext:value-type="float">
            <text:p>0.046790890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3955007296164" calcext:value-type="float">
            <text:p>1.8395500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0353982300885" calcext:value-type="float">
            <text:p>0.9203539823</text:p>
          </table:table-cell>
          <table:table-cell office:value-type="float" office:value="2" calcext:value-type="float">
            <text:p>2</text:p>
          </table:table-cell>
          <table:table-cell office:value-type="float" office:value="0.20801633782756" calcext:value-type="float">
            <text:p>0.2080163378</text:p>
          </table:table-cell>
          <table:table-cell office:value-type="float" office:value="0.14297052154195" calcext:value-type="float">
            <text:p>0.1429705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2928697685397" calcext:value-type="float">
            <text:p>1.929286976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2" calcext:value-type="float">
            <text:p>2</text:p>
          </table:table-cell>
          <table:table-cell office:value-type="float" office:value="0.181334323995321" calcext:value-type="float">
            <text:p>0.181334324</text:p>
          </table:table-cell>
          <table:table-cell office:value-type="float" office:value="0.126655328798186" calcext:value-type="float">
            <text:p>0.126655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1575446330507" calcext:value-type="float">
            <text:p>1.915754463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3" calcext:value-type="float">
            <text:p>3</text:p>
          </table:table-cell>
          <table:table-cell office:value-type="float" office:value="0.218197468488413" calcext:value-type="float">
            <text:p>0.2181974685</text:p>
          </table:table-cell>
          <table:table-cell office:value-type="float" office:value="0.14733560090703" calcext:value-type="float">
            <text:p>0.1473356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2665449051049" calcext:value-type="float">
            <text:p>1.926654490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2" calcext:value-type="float">
            <text:p>2</text:p>
          </table:table-cell>
          <table:table-cell office:value-type="float" office:value="0.208428957669614" calcext:value-type="float">
            <text:p>0.2084289577</text:p>
          </table:table-cell>
          <table:table-cell office:value-type="float" office:value="0.138843537414966" calcext:value-type="float">
            <text:p>0.1388435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600020353699" calcext:value-type="float">
            <text:p>1.956000203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70583533491693" calcext:value-type="float">
            <text:p>0.1705835335</text:p>
          </table:table-cell>
          <table:table-cell office:value-type="float" office:value="0.161972789115646" calcext:value-type="float">
            <text:p>0.161972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47826086956522" calcext:value-type="float">
            <text:p>0.034782608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6023488265518" calcext:value-type="float">
            <text:p>1.96023488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2" calcext:value-type="float">
            <text:p>2</text:p>
          </table:table-cell>
          <table:table-cell office:value-type="float" office:value="0.131725246982912" calcext:value-type="float">
            <text:p>0.131725247</text:p>
          </table:table-cell>
          <table:table-cell office:value-type="float" office:value="0.0785714285714286" calcext:value-type="float">
            <text:p>0.07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1.93684358983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1.94013787827+0j)</text:p>
          </table:table-cell>
          <table:table-cell office:value-type="float" office:value="0.953271028037383" calcext:value-type="float">
            <text:p>0.953271028</text:p>
          </table:table-cell>
          <table:table-cell office:value-type="float" office:value="2" calcext:value-type="float">
            <text:p>2</text:p>
          </table:table-cell>
          <table:table-cell office:value-type="float" office:value="0.212908713070113" calcext:value-type="float">
            <text:p>0.2129087131</text:p>
          </table:table-cell>
          <table:table-cell office:value-type="float" office:value="0.089047619047619" calcext:value-type="float">
            <text:p>0.08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.00000000001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3" calcext:value-type="float">
            <text:p>3</text:p>
          </table:table-cell>
          <table:table-cell office:value-type="float" office:value="0.215437505941248" calcext:value-type="float">
            <text:p>0.2154375059</text:p>
          </table:table-cell>
          <table:table-cell office:value-type="float" office:value="0.0828571428571429" calcext:value-type="float">
            <text:p>0.08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0343522729236" calcext:value-type="float">
            <text:p>1.90343522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2" calcext:value-type="float">
            <text:p>2</text:p>
          </table:table-cell>
          <table:table-cell office:value-type="float" office:value="0.198600897484465" calcext:value-type="float">
            <text:p>0.1986008975</text:p>
          </table:table-cell>
          <table:table-cell office:value-type="float" office:value="0.170136054421769" calcext:value-type="float">
            <text:p>0.1701360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83431939935" calcext:value-type="float">
            <text:p>1.9398343194</text:p>
          </table:table-cell>
          <table:table-cell office:value-type="float" office:value="70" calcext:value-type="float">
            <text:p>70</text:p>
          </table:table-cell>
          <table:table-cell office:value-type="float" office:value="1.96152499083598" calcext:value-type="float">
            <text:p>1.9615249908</text:p>
          </table:table-cell>
          <table:table-cell office:value-type="float" office:value="0.935779816513762" calcext:value-type="float">
            <text:p>0.9357798165</text:p>
          </table:table-cell>
          <table:table-cell office:value-type="float" office:value="2" calcext:value-type="float">
            <text:p>2</text:p>
          </table:table-cell>
          <table:table-cell office:value-type="float" office:value="0.213391827129103" calcext:value-type="float">
            <text:p>0.2133918271</text:p>
          </table:table-cell>
          <table:table-cell office:value-type="float" office:value="0.166904761904762" calcext:value-type="float">
            <text:p>0.166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9393232748646" calcext:value-type="float">
            <text:p>1.893932327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7826086956522" calcext:value-type="float">
            <text:p>0.947826087</text:p>
          </table:table-cell>
          <table:table-cell office:value-type="float" office:value="3" calcext:value-type="float">
            <text:p>3</text:p>
          </table:table-cell>
          <table:table-cell office:value-type="float" office:value="0.203515717775774" calcext:value-type="float">
            <text:p>0.2035157178</text:p>
          </table:table-cell>
          <table:table-cell office:value-type="float" office:value="0.184421768707483" calcext:value-type="float">
            <text:p>0.1844217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79474224673" calcext:value-type="float">
            <text:p>1.95794742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2621359223301" calcext:value-type="float">
            <text:p>0.9126213592</text:p>
          </table:table-cell>
          <table:table-cell office:value-type="float" office:value="2" calcext:value-type="float">
            <text:p>2</text:p>
          </table:table-cell>
          <table:table-cell office:value-type="float" office:value="0.17930312354436" calcext:value-type="float">
            <text:p>0.1793031235</text:p>
          </table:table-cell>
          <table:table-cell office:value-type="float" office:value="0.0691496598639456" calcext:value-type="float">
            <text:p>0.069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4405434248984" calcext:value-type="float">
            <text:p>1.944054342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171507154966672" calcext:value-type="float">
            <text:p>0.171507155</text:p>
          </table:table-cell>
          <table:table-cell office:value-type="float" office:value="0.0750226757369615" calcext:value-type="float">
            <text:p>0.075022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2" calcext:value-type="float">
            <text:p>2</text:p>
          </table:table-cell>
          <table:table-cell office:value-type="float" office:value="0.171738290222685" calcext:value-type="float">
            <text:p>0.1717382902</text:p>
          </table:table-cell>
          <table:table-cell office:value-type="float" office:value="0.136326530612245" calcext:value-type="float">
            <text:p>0.1363265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39544513457557" calcext:value-type="float">
            <text:p>0.033954451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732740139006" calcext:value-type="float">
            <text:p>1.937327401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2" calcext:value-type="float">
            <text:p>2</text:p>
          </table:table-cell>
          <table:table-cell office:value-type="float" office:value="0.152070676166066" calcext:value-type="float">
            <text:p>0.1520706762</text:p>
          </table:table-cell>
          <table:table-cell office:value-type="float" office:value="0.0680952380952381" calcext:value-type="float">
            <text:p>0.06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844" calcext:value-type="float">
            <text:p>384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.185961199309035" calcext:value-type="float">
            <text:p>0.1859611993</text:p>
          </table:table-cell>
          <table:table-cell office:value-type="float" office:value="0.113707482993197" calcext:value-type="float">
            <text:p>0.113707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0057373032501" calcext:value-type="float">
            <text:p>1.900573730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.153402353946741" calcext:value-type="float">
            <text:p>0.1534023539</text:p>
          </table:table-cell>
          <table:table-cell office:value-type="float" office:value="0.152847866419295" calcext:value-type="float">
            <text:p>0.1528478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07407407407407" calcext:value-type="float">
            <text:p>0.9074074074</text:p>
          </table:table-cell>
          <table:table-cell office:value-type="float" office:value="2" calcext:value-type="float">
            <text:p>2</text:p>
          </table:table-cell>
          <table:table-cell office:value-type="float" office:value="0.19964154283295" calcext:value-type="float">
            <text:p>0.1996415428</text:p>
          </table:table-cell>
          <table:table-cell office:value-type="float" office:value="0.123877551020408" calcext:value-type="float">
            <text:p>0.123877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1565364257817" calcext:value-type="float">
            <text:p>1.9156536426</text:p>
          </table:table-cell>
          <table:table-cell office:value-type="float" office:value="66" calcext:value-type="float">
            <text:p>66</text:p>
          </table:table-cell>
          <table:table-cell office:value-type="float" office:value="1.94152377924929" calcext:value-type="float">
            <text:p>1.9415237792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2" calcext:value-type="float">
            <text:p>2</text:p>
          </table:table-cell>
          <table:table-cell office:value-type="float" office:value="0.195917424606434" calcext:value-type="float">
            <text:p>0.1959174246</text:p>
          </table:table-cell>
          <table:table-cell office:value-type="float" office:value="0.115850340136054" calcext:value-type="float">
            <text:p>0.1158503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1.96003153061347" calcext:value-type="float">
            <text:p>1.960031530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2173913043478" calcext:value-type="float">
            <text:p>0.902173913</text:p>
          </table:table-cell>
          <table:table-cell office:value-type="float" office:value="2" calcext:value-type="float">
            <text:p>2</text:p>
          </table:table-cell>
          <table:table-cell office:value-type="float" office:value="0.161437047410174" calcext:value-type="float">
            <text:p>0.1614370474</text:p>
          </table:table-cell>
          <table:table-cell office:value-type="float" office:value="0.0552380952380952" calcext:value-type="float">
            <text:p>0.055238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1.90869225552714" calcext:value-type="float">
            <text:p>1.908692255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2" calcext:value-type="float">
            <text:p>2</text:p>
          </table:table-cell>
          <table:table-cell office:value-type="float" office:value="0.178532102530443" calcext:value-type="float">
            <text:p>0.1785321025</text:p>
          </table:table-cell>
          <table:table-cell office:value-type="float" office:value="0.133061224489796" calcext:value-type="float">
            <text:p>0.1330612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98148148148148" calcext:value-type="float">
            <text:p>0.8981481481</text:p>
          </table:table-cell>
          <table:table-cell office:value-type="float" office:value="2" calcext:value-type="float">
            <text:p>2</text:p>
          </table:table-cell>
          <table:table-cell office:value-type="float" office:value="0.209427807213864" calcext:value-type="float">
            <text:p>0.2094278072</text:p>
          </table:table-cell>
          <table:table-cell office:value-type="float" office:value="0.107380952380952" calcext:value-type="float">
            <text:p>0.107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2597214703774" calcext:value-type="float">
            <text:p>1.925972147</text:p>
          </table:table-cell>
          <table:table-cell office:value-type="float" office:value="69" calcext:value-type="float">
            <text:p>69</text:p>
          </table:table-cell>
          <table:table-cell office:value-type="float" office:value="1.94046959813349" calcext:value-type="float">
            <text:p>1.9404695981</text:p>
          </table:table-cell>
          <table:table-cell office:value-type="float" office:value="0.943396226415094" calcext:value-type="float">
            <text:p>0.9433962264</text:p>
          </table:table-cell>
          <table:table-cell office:value-type="float" office:value="2" calcext:value-type="float">
            <text:p>2</text:p>
          </table:table-cell>
          <table:table-cell office:value-type="float" office:value="0.20979144693273" calcext:value-type="float">
            <text:p>0.2097914469</text:p>
          </table:table-cell>
          <table:table-cell office:value-type="float" office:value="0.146598639455782" calcext:value-type="float">
            <text:p>0.14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8780532665369" calcext:value-type="float">
            <text:p>1.88780532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2" calcext:value-type="float">
            <text:p>2</text:p>
          </table:table-cell>
          <table:table-cell office:value-type="float" office:value="0.152054690974544" calcext:value-type="float">
            <text:p>0.152054691</text:p>
          </table:table-cell>
          <table:table-cell office:value-type="float" office:value="0.173299319727891" calcext:value-type="float">
            <text:p>0.1732993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0693069306931" calcext:value-type="float">
            <text:p>0.9306930693</text:p>
          </table:table-cell>
          <table:table-cell office:value-type="float" office:value="2" calcext:value-type="float">
            <text:p>2</text:p>
          </table:table-cell>
          <table:table-cell office:value-type="float" office:value="0.181329499580567" calcext:value-type="float">
            <text:p>0.1813294996</text:p>
          </table:table-cell>
          <table:table-cell office:value-type="float" office:value="0.120816326530612" calcext:value-type="float">
            <text:p>0.1208163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633993389762" calcext:value-type="float">
            <text:p>1.936339933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2</text:p>
          </table:table-cell>
          <table:table-cell office:value-type="float" office:value="2" calcext:value-type="float">
            <text:p>2</text:p>
          </table:table-cell>
          <table:table-cell office:value-type="float" office:value="0.183343897283701" calcext:value-type="float">
            <text:p>0.1833438973</text:p>
          </table:table-cell>
          <table:table-cell office:value-type="float" office:value="0.131836734693878" calcext:value-type="float">
            <text:p>0.131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2" calcext:value-type="float">
            <text:p>2</text:p>
          </table:table-cell>
          <table:table-cell office:value-type="float" office:value="0.176592354382218" calcext:value-type="float">
            <text:p>0.1765923544</text:p>
          </table:table-cell>
          <table:table-cell office:value-type="float" office:value="0.103877551020408" calcext:value-type="float">
            <text:p>0.103877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64389233954451" calcext:value-type="float">
            <text:p>0.036438923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489+0j)</text:p>
          </table:table-cell>
          <table:table-cell office:value-type="string" calcext:value-type="string">
            <text:p>(1.96280437785+0j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2+0j)</text:p>
          </table:table-cell>
          <table:table-cell office:value-type="float" office:value="0.920454545454545" calcext:value-type="float">
            <text:p>0.9204545455</text:p>
          </table:table-cell>
          <table:table-cell office:value-type="float" office:value="2" calcext:value-type="float">
            <text:p>2</text:p>
          </table:table-cell>
          <table:table-cell office:value-type="float" office:value="0.156575493238254" calcext:value-type="float">
            <text:p>0.1565754932</text:p>
          </table:table-cell>
          <table:table-cell office:value-type="float" office:value="0.0720748299319728" calcext:value-type="float">
            <text:p>0.0720748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3681841668912" calcext:value-type="float">
            <text:p>1.936818416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2" calcext:value-type="float">
            <text:p>2</text:p>
          </table:table-cell>
          <table:table-cell office:value-type="float" office:value="0.160205064637198" calcext:value-type="float">
            <text:p>0.1602050646</text:p>
          </table:table-cell>
          <table:table-cell office:value-type="float" office:value="0.0970748299319728" calcext:value-type="float">
            <text:p>0.0970748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6358174697711" calcext:value-type="float">
            <text:p>1.86358174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2" calcext:value-type="float">
            <text:p>2</text:p>
          </table:table-cell>
          <table:table-cell office:value-type="float" office:value="0.147725384971341" calcext:value-type="float">
            <text:p>0.147725385</text:p>
          </table:table-cell>
          <table:table-cell office:value-type="float" office:value="0.128163265306122" calcext:value-type="float">
            <text:p>0.1281632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545089599116" calcext:value-type="float">
            <text:p>1.935450896</text:p>
          </table:table-cell>
          <table:table-cell office:value-type="float" office:value="69" calcext:value-type="float">
            <text:p>69</text:p>
          </table:table-cell>
          <table:table-cell office:value-type="float" office:value="1.96028984238074" calcext:value-type="float">
            <text:p>1.9602898424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2" calcext:value-type="float">
            <text:p>2</text:p>
          </table:table-cell>
          <table:table-cell office:value-type="float" office:value="0.200857481643403" calcext:value-type="float">
            <text:p>0.2008574816</text:p>
          </table:table-cell>
          <table:table-cell office:value-type="float" office:value="0.121224489795918" calcext:value-type="float">
            <text:p>0.1212244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89401701750489" calcext:value-type="float">
            <text:p>1.894017017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15094339622642" calcext:value-type="float">
            <text:p>0.9150943396</text:p>
          </table:table-cell>
          <table:table-cell office:value-type="float" office:value="2" calcext:value-type="float">
            <text:p>2</text:p>
          </table:table-cell>
          <table:table-cell office:value-type="float" office:value="0.167974992816281" calcext:value-type="float">
            <text:p>0.1679749928</text:p>
          </table:table-cell>
          <table:table-cell office:value-type="float" office:value="0.0976190476190476" calcext:value-type="float">
            <text:p>0.09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87161665873141" calcext:value-type="float">
            <text:p>1.871616658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42307692307692" calcext:value-type="float">
            <text:p>0.9423076923</text:p>
          </table:table-cell>
          <table:table-cell office:value-type="float" office:value="2" calcext:value-type="float">
            <text:p>2</text:p>
          </table:table-cell>
          <table:table-cell office:value-type="float" office:value="0.201791712906271" calcext:value-type="float">
            <text:p>0.2017917129</text:p>
          </table:table-cell>
          <table:table-cell office:value-type="float" office:value="0.157619047619048" calcext:value-type="float">
            <text:p>0.15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1262939958592" calcext:value-type="float">
            <text:p>0.0331262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969" calcext:value-type="float">
            <text:p>3969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8875" calcext:value-type="float">
            <text:p>0.8875</text:p>
          </table:table-cell>
          <table:table-cell office:value-type="float" office:value="2" calcext:value-type="float">
            <text:p>2</text:p>
          </table:table-cell>
          <table:table-cell office:value-type="float" office:value="0.125266371616549" calcext:value-type="float">
            <text:p>0.1252663716</text:p>
          </table:table-cell>
          <table:table-cell office:value-type="float" office:value="0.0591496598639456" calcext:value-type="float">
            <text:p>0.059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88791123453097" calcext:value-type="float">
            <text:p>1.8879112345</text:p>
          </table:table-cell>
          <table:table-cell office:value-type="float" office:value="70" calcext:value-type="float">
            <text:p>70</text:p>
          </table:table-cell>
          <table:table-cell office:value-type="float" office:value="1.9187898385855" calcext:value-type="float">
            <text:p>1.9187898386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3" calcext:value-type="float">
            <text:p>3</text:p>
          </table:table-cell>
          <table:table-cell office:value-type="float" office:value="0.231075962067374" calcext:value-type="float">
            <text:p>0.2310759621</text:p>
          </table:table-cell>
          <table:table-cell office:value-type="float" office:value="0.156428571428572" calcext:value-type="float">
            <text:p>0.156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03846153846154" calcext:value-type="float">
            <text:p>0.9038461538</text:p>
          </table:table-cell>
          <table:table-cell office:value-type="float" office:value="2" calcext:value-type="float">
            <text:p>2</text:p>
          </table:table-cell>
          <table:table-cell office:value-type="float" office:value="0.170077190067521" calcext:value-type="float">
            <text:p>0.1700771901</text:p>
          </table:table-cell>
          <table:table-cell office:value-type="float" office:value="0.128083900226757" calcext:value-type="float">
            <text:p>0.1280839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92956267564686" calcext:value-type="float">
            <text:p>1.92956267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2" calcext:value-type="float">
            <text:p>2</text:p>
          </table:table-cell>
          <table:table-cell office:value-type="float" office:value="0.195388417787051" calcext:value-type="float">
            <text:p>0.1953884178</text:p>
          </table:table-cell>
          <table:table-cell office:value-type="float" office:value="0.0944784580498867" calcext:value-type="float">
            <text:p>0.09447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5060617780722" calcext:value-type="float">
            <text:p>1.95060617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27083333333333" calcext:value-type="float">
            <text:p>0.9270833333</text:p>
          </table:table-cell>
          <table:table-cell office:value-type="float" office:value="2" calcext:value-type="float">
            <text:p>2</text:p>
          </table:table-cell>
          <table:table-cell office:value-type="float" office:value="0.177355068706007" calcext:value-type="float">
            <text:p>0.1773550687</text:p>
          </table:table-cell>
          <table:table-cell office:value-type="float" office:value="0.0533333333333333" calcext:value-type="float">
            <text:p>0.05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3543631813134" calcext:value-type="float">
            <text:p>1.935436318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2" calcext:value-type="float">
            <text:p>2</text:p>
          </table:table-cell>
          <table:table-cell office:value-type="float" office:value="0.194013485827349" calcext:value-type="float">
            <text:p>0.1940134858</text:p>
          </table:table-cell>
          <table:table-cell office:value-type="float" office:value="0.178979591836735" calcext:value-type="float">
            <text:p>0.1789795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2413793103448" calcext:value-type="float">
            <text:p>0.9224137931</text:p>
          </table:table-cell>
          <table:table-cell office:value-type="float" office:value="3" calcext:value-type="float">
            <text:p>3</text:p>
          </table:table-cell>
          <table:table-cell office:value-type="float" office:value="0.18582629014471" calcext:value-type="float">
            <text:p>0.1858262901</text:p>
          </table:table-cell>
          <table:table-cell office:value-type="float" office:value="0.11234693877551" calcext:value-type="float">
            <text:p>0.1123469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47826086956522" calcext:value-type="float">
            <text:p>0.034782608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2" calcext:value-type="float">
            <text:p>2</text:p>
          </table:table-cell>
          <table:table-cell office:value-type="float" office:value="0.151100933951499" calcext:value-type="float">
            <text:p>0.151100934</text:p>
          </table:table-cell>
          <table:table-cell office:value-type="float" office:value="0.0460544217687075" calcext:value-type="float">
            <text:p>0.0460544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2" calcext:value-type="float">
            <text:p>2</text:p>
          </table:table-cell>
          <table:table-cell office:value-type="float" office:value="0.178673566185949" calcext:value-type="float">
            <text:p>0.1786735662</text:p>
          </table:table-cell>
          <table:table-cell office:value-type="float" office:value="0.0752380952380953" calcext:value-type="float">
            <text:p>0.075238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2" calcext:value-type="float">
            <text:p>2</text:p>
          </table:table-cell>
          <table:table-cell office:value-type="float" office:value="0.170033648271855" calcext:value-type="float">
            <text:p>0.1700336483</text:p>
          </table:table-cell>
          <table:table-cell office:value-type="float" office:value="0.141904761904762" calcext:value-type="float">
            <text:p>0.14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1044597790309" calcext:value-type="float">
            <text:p>1.910445977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2307692307692" calcext:value-type="float">
            <text:p>0.9423076923</text:p>
          </table:table-cell>
          <table:table-cell office:value-type="float" office:value="2" calcext:value-type="float">
            <text:p>2</text:p>
          </table:table-cell>
          <table:table-cell office:value-type="float" office:value="0.186210070441415" calcext:value-type="float">
            <text:p>0.1862100704</text:p>
          </table:table-cell>
          <table:table-cell office:value-type="float" office:value="0.0994557823129252" calcext:value-type="float">
            <text:p>0.0994557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1.90631356302853" calcext:value-type="float">
            <text:p>1.906313563</text:p>
          </table:table-cell>
          <table:table-cell office:value-type="float" office:value="67" calcext:value-type="float">
            <text:p>67</text:p>
          </table:table-cell>
          <table:table-cell office:value-type="float" office:value="1.93755780264191" calcext:value-type="float">
            <text:p>1.9375578026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206520921616037" calcext:value-type="float">
            <text:p>0.2065209216</text:p>
          </table:table-cell>
          <table:table-cell office:value-type="float" office:value="0.111768707482993" calcext:value-type="float">
            <text:p>0.1117687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5552236865816" calcext:value-type="float">
            <text:p>1.855522368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2</text:p>
          </table:table-cell>
          <table:table-cell office:value-type="float" office:value="2" calcext:value-type="float">
            <text:p>2</text:p>
          </table:table-cell>
          <table:table-cell office:value-type="float" office:value="0.190160560247142" calcext:value-type="float">
            <text:p>0.1901605602</text:p>
          </table:table-cell>
          <table:table-cell office:value-type="float" office:value="0.131224489795918" calcext:value-type="float">
            <text:p>0.1312244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86091957170965" calcext:value-type="float">
            <text:p>1.86091957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6605504587156" calcext:value-type="float">
            <text:p>0.9266055046</text:p>
          </table:table-cell>
          <table:table-cell office:value-type="float" office:value="2" calcext:value-type="float">
            <text:p>2</text:p>
          </table:table-cell>
          <table:table-cell office:value-type="float" office:value="0.215093856624885" calcext:value-type="float">
            <text:p>0.2150938566</text:p>
          </table:table-cell>
          <table:table-cell office:value-type="float" office:value="0.138730158730159" calcext:value-type="float">
            <text:p>0.1387301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5332718801587" calcext:value-type="float">
            <text:p>1.953327188</text:p>
          </table:table-cell>
          <table:table-cell office:value-type="float" office:value="69" calcext:value-type="float">
            <text:p>69</text:p>
          </table:table-cell>
          <table:table-cell office:value-type="float" office:value="1.96393524711139" calcext:value-type="float">
            <text:p>1.9639352471</text:p>
          </table:table-cell>
          <table:table-cell office:value-type="float" office:value="0.923809523809524" calcext:value-type="float">
            <text:p>0.9238095238</text:p>
          </table:table-cell>
          <table:table-cell office:value-type="float" office:value="2" calcext:value-type="float">
            <text:p>2</text:p>
          </table:table-cell>
          <table:table-cell office:value-type="float" office:value="0.207741636460847" calcext:value-type="float">
            <text:p>0.2077416365</text:p>
          </table:table-cell>
          <table:table-cell office:value-type="float" office:value="0.114829931972789" calcext:value-type="float">
            <text:p>0.11482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.00000000001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890909090909091" calcext:value-type="float">
            <text:p>0.8909090909</text:p>
          </table:table-cell>
          <table:table-cell office:value-type="float" office:value="2" calcext:value-type="float">
            <text:p>2</text:p>
          </table:table-cell>
          <table:table-cell office:value-type="float" office:value="0.192202591732239" calcext:value-type="float">
            <text:p>0.1922025917</text:p>
          </table:table-cell>
          <table:table-cell office:value-type="float" office:value="0.118741496598639" calcext:value-type="float">
            <text:p>0.11874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997462082964" calcext:value-type="float">
            <text:p>1.959974620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2" calcext:value-type="float">
            <text:p>2</text:p>
          </table:table-cell>
          <table:table-cell office:value-type="float" office:value="0.178991639058975" calcext:value-type="float">
            <text:p>0.1789916391</text:p>
          </table:table-cell>
          <table:table-cell office:value-type="float" office:value="0.114557823129252" calcext:value-type="float">
            <text:p>0.1145578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135198468099" calcext:value-type="float">
            <text:p>1.913519846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0.15138607334477" calcext:value-type="float">
            <text:p>0.1513860733</text:p>
          </table:table-cell>
          <table:table-cell office:value-type="float" office:value="0.080952380952381" calcext:value-type="float">
            <text:p>0.0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2" calcext:value-type="float">
            <text:p>2</text:p>
          </table:table-cell>
          <table:table-cell office:value-type="float" office:value="0.169765775019336" calcext:value-type="float">
            <text:p>0.169765775</text:p>
          </table:table-cell>
          <table:table-cell office:value-type="float" office:value="0.126734693877551" calcext:value-type="float">
            <text:p>0.1267346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805796817772" calcext:value-type="float">
            <text:p>1.938057968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887931034482759" calcext:value-type="float">
            <text:p>0.8879310345</text:p>
          </table:table-cell>
          <table:table-cell office:value-type="float" office:value="2" calcext:value-type="float">
            <text:p>2</text:p>
          </table:table-cell>
          <table:table-cell office:value-type="float" office:value="0.220483579182542" calcext:value-type="float">
            <text:p>0.2204835792</text:p>
          </table:table-cell>
          <table:table-cell office:value-type="float" office:value="0.110602968460111" calcext:value-type="float">
            <text:p>0.1106029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2" calcext:value-type="float">
            <text:p>2</text:p>
          </table:table-cell>
          <table:table-cell office:value-type="float" office:value="0.176921429610571" calcext:value-type="float">
            <text:p>0.1769214296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38302277432712" calcext:value-type="float">
            <text:p>0.053830227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4291589223142" calcext:value-type="float">
            <text:p>1.8429158922</text:p>
          </table:table-cell>
          <table:table-cell office:value-type="float" office:value="69" calcext:value-type="float">
            <text:p>69</text:p>
          </table:table-cell>
          <table:table-cell office:value-type="float" office:value="1.90977564244619" calcext:value-type="float">
            <text:p>1.909775642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3" calcext:value-type="float">
            <text:p>3</text:p>
          </table:table-cell>
          <table:table-cell office:value-type="float" office:value="0.240136024652192" calcext:value-type="float">
            <text:p>0.2401360247</text:p>
          </table:table-cell>
          <table:table-cell office:value-type="float" office:value="0.147414965986395" calcext:value-type="float">
            <text:p>0.1474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761+0j)</text:p>
          </table:table-cell>
          <table:table-cell office:value-type="string" calcext:value-type="string">
            <text:p>(2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30693069306931" calcext:value-type="float">
            <text:p>0.9306930693</text:p>
          </table:table-cell>
          <table:table-cell office:value-type="float" office:value="2" calcext:value-type="float">
            <text:p>2</text:p>
          </table:table-cell>
          <table:table-cell office:value-type="float" office:value="0.183037638783446" calcext:value-type="float">
            <text:p>0.1830376388</text:p>
          </table:table-cell>
          <table:table-cell office:value-type="float" office:value="0.108537414965986" calcext:value-type="float">
            <text:p>0.10853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555202947747" calcext:value-type="float">
            <text:p>1.935552029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962264150943" calcext:value-type="float">
            <text:p>0.9339622642</text:p>
          </table:table-cell>
          <table:table-cell office:value-type="float" office:value="2" calcext:value-type="float">
            <text:p>2</text:p>
          </table:table-cell>
          <table:table-cell office:value-type="float" office:value="0.199958544022973" calcext:value-type="float">
            <text:p>0.199958544</text:p>
          </table:table-cell>
          <table:table-cell office:value-type="float" office:value="0.138639455782313" calcext:value-type="float">
            <text:p>0.1386394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1262939958592" calcext:value-type="float">
            <text:p>0.0331262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9125" calcext:value-type="float">
            <text:p>0.9125</text:p>
          </table:table-cell>
          <table:table-cell office:value-type="float" office:value="2" calcext:value-type="float">
            <text:p>2</text:p>
          </table:table-cell>
          <table:table-cell office:value-type="float" office:value="0.15065662295672" calcext:value-type="float">
            <text:p>0.150656623</text:p>
          </table:table-cell>
          <table:table-cell office:value-type="float" office:value="0.0851700680272109" calcext:value-type="float">
            <text:p>0.08517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4027519461369" calcext:value-type="float">
            <text:p>1.940275194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4731182795699" calcext:value-type="float">
            <text:p>0.9247311828</text:p>
          </table:table-cell>
          <table:table-cell office:value-type="float" office:value="2" calcext:value-type="float">
            <text:p>2</text:p>
          </table:table-cell>
          <table:table-cell office:value-type="float" office:value="0.157487229832344" calcext:value-type="float">
            <text:p>0.1574872298</text:p>
          </table:table-cell>
          <table:table-cell office:value-type="float" office:value="0.113265306122449" calcext:value-type="float">
            <text:p>0.1132653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76811594202899" calcext:value-type="float">
            <text:p>0.03768115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.168493136149723" calcext:value-type="float">
            <text:p>0.1684931361</text:p>
          </table:table-cell>
          <table:table-cell office:value-type="float" office:value="0.0695238095238095" calcext:value-type="float">
            <text:p>0.0695238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18918918918919" calcext:value-type="float">
            <text:p>0.9189189189</text:p>
          </table:table-cell>
          <table:table-cell office:value-type="float" office:value="2" calcext:value-type="float">
            <text:p>2</text:p>
          </table:table-cell>
          <table:table-cell office:value-type="float" office:value="0.193799825811928" calcext:value-type="float">
            <text:p>0.1937998258</text:p>
          </table:table-cell>
          <table:table-cell office:value-type="float" office:value="0.128231292517007" calcext:value-type="float">
            <text:p>0.128231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2" calcext:value-type="float">
            <text:p>2</text:p>
          </table:table-cell>
          <table:table-cell office:value-type="float" office:value="0.200893512956512" calcext:value-type="float">
            <text:p>0.200893513</text:p>
          </table:table-cell>
          <table:table-cell office:value-type="float" office:value="0.167619047619048" calcext:value-type="float">
            <text:p>0.16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0883243135214" calcext:value-type="float">
            <text:p>1.908832431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2" calcext:value-type="float">
            <text:p>2</text:p>
          </table:table-cell>
          <table:table-cell office:value-type="float" office:value="0.188991638795635" calcext:value-type="float">
            <text:p>0.1889916388</text:p>
          </table:table-cell>
          <table:table-cell office:value-type="float" office:value="0.106598639455782" calcext:value-type="float">
            <text:p>0.10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2561891122639" calcext:value-type="float">
            <text:p>1.9256189112</text:p>
          </table:table-cell>
          <table:table-cell office:value-type="float" office:value="66" calcext:value-type="float">
            <text:p>66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13461538461538" calcext:value-type="float">
            <text:p>0.9134615385</text:p>
          </table:table-cell>
          <table:table-cell office:value-type="float" office:value="2" calcext:value-type="float">
            <text:p>2</text:p>
          </table:table-cell>
          <table:table-cell office:value-type="float" office:value="0.179131269290174" calcext:value-type="float">
            <text:p>0.1791312693</text:p>
          </table:table-cell>
          <table:table-cell office:value-type="float" office:value="0.126836734693878" calcext:value-type="float">
            <text:p>0.126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3" calcext:value-type="float">
            <text:p>3</text:p>
          </table:table-cell>
          <table:table-cell office:value-type="float" office:value="0.207657753310521" calcext:value-type="float">
            <text:p>0.2076577533</text:p>
          </table:table-cell>
          <table:table-cell office:value-type="float" office:value="0.150646258503401" calcext:value-type="float">
            <text:p>0.1506462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3319165094" calcext:value-type="float">
            <text:p>1.9393319165</text:p>
          </table:table-cell>
          <table:table-cell office:value-type="float" office:value="70" calcext:value-type="float">
            <text:p>70</text:p>
          </table:table-cell>
          <table:table-cell office:value-type="float" office:value="1.95039317647842" calcext:value-type="float">
            <text:p>1.9503931765</text:p>
          </table:table-cell>
          <table:table-cell office:value-type="float" office:value="0.924731182795699" calcext:value-type="float">
            <text:p>0.9247311828</text:p>
          </table:table-cell>
          <table:table-cell office:value-type="float" office:value="2" calcext:value-type="float">
            <text:p>2</text:p>
          </table:table-cell>
          <table:table-cell office:value-type="float" office:value="0.203150550092719" calcext:value-type="float">
            <text:p>0.2031505501</text:p>
          </table:table-cell>
          <table:table-cell office:value-type="float" office:value="0.0629251700680272" calcext:value-type="float">
            <text:p>0.0629251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74337052445" calcext:value-type="float">
            <text:p>1.9397433705</text:p>
          </table:table-cell>
          <table:table-cell office:value-type="float" office:value="70" calcext:value-type="float">
            <text:p>70</text:p>
          </table:table-cell>
          <table:table-cell office:value-type="float" office:value="1.94160488380621" calcext:value-type="float">
            <text:p>1.9416048838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2" calcext:value-type="float">
            <text:p>2</text:p>
          </table:table-cell>
          <table:table-cell office:value-type="float" office:value="0.206727756077091" calcext:value-type="float">
            <text:p>0.2067277561</text:p>
          </table:table-cell>
          <table:table-cell office:value-type="float" office:value="0.137687074829932" calcext:value-type="float">
            <text:p>0.1376870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2" calcext:value-type="float">
            <text:p>2</text:p>
          </table:table-cell>
          <table:table-cell office:value-type="float" office:value="0.17500026332415" calcext:value-type="float">
            <text:p>0.1750002633</text:p>
          </table:table-cell>
          <table:table-cell office:value-type="float" office:value="0.0710204081632653" calcext:value-type="float">
            <text:p>0.071020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4.99999999999" calcext:value-type="float">
            <text:p>4225</text:p>
          </table:table-cell>
          <table:table-cell office:value-type="float" office:value="1.892189015931" calcext:value-type="float">
            <text:p>1.892189015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00990099009901" calcext:value-type="float">
            <text:p>0.900990099</text:p>
          </table:table-cell>
          <table:table-cell office:value-type="float" office:value="2" calcext:value-type="float">
            <text:p>2</text:p>
          </table:table-cell>
          <table:table-cell office:value-type="float" office:value="0.17787007325816" calcext:value-type="float">
            <text:p>0.1778700733</text:p>
          </table:table-cell>
          <table:table-cell office:value-type="float" office:value="0.118843537414966" calcext:value-type="float">
            <text:p>0.1188435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93374741200828" calcext:value-type="float">
            <text:p>0.03933747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578947368421" calcext:value-type="float">
            <text:p>0.9157894737</text:p>
          </table:table-cell>
          <table:table-cell office:value-type="float" office:value="2" calcext:value-type="float">
            <text:p>2</text:p>
          </table:table-cell>
          <table:table-cell office:value-type="float" office:value="0.177105870267683" calcext:value-type="float">
            <text:p>0.1771058703</text:p>
          </table:table-cell>
          <table:table-cell office:value-type="float" office:value="0.0538095238095238" calcext:value-type="float">
            <text:p>0.05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639446184584" calcext:value-type="float">
            <text:p>1.936394461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2" calcext:value-type="float">
            <text:p>2</text:p>
          </table:table-cell>
          <table:table-cell office:value-type="float" office:value="0.185785255502054" calcext:value-type="float">
            <text:p>0.1857852555</text:p>
          </table:table-cell>
          <table:table-cell office:value-type="float" office:value="0.137925170068027" calcext:value-type="float">
            <text:p>0.1379251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0633563477686" calcext:value-type="float">
            <text:p>1.906335634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2" calcext:value-type="float">
            <text:p>2</text:p>
          </table:table-cell>
          <table:table-cell office:value-type="float" office:value="0.194495774416829" calcext:value-type="float">
            <text:p>0.1944957744</text:p>
          </table:table-cell>
          <table:table-cell office:value-type="float" office:value="0.0763605442176871" calcext:value-type="float">
            <text:p>0.0763605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92753623188406" calcext:value-type="float">
            <text:p>0.049275362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1284899512506" calcext:value-type="float">
            <text:p>1.9128489951</text:p>
          </table:table-cell>
          <table:table-cell office:value-type="float" office:value="70" calcext:value-type="float">
            <text:p>70</text:p>
          </table:table-cell>
          <table:table-cell office:value-type="float" office:value="1.95925866626379" calcext:value-type="float">
            <text:p>1.9592586663</text:p>
          </table:table-cell>
          <table:table-cell office:value-type="float" office:value="0.92436974789916" calcext:value-type="float">
            <text:p>0.9243697479</text:p>
          </table:table-cell>
          <table:table-cell office:value-type="float" office:value="3" calcext:value-type="float">
            <text:p>3</text:p>
          </table:table-cell>
          <table:table-cell office:value-type="float" office:value="0.226928100804231" calcext:value-type="float">
            <text:p>0.2269281008</text:p>
          </table:table-cell>
          <table:table-cell office:value-type="float" office:value="0.143514739229025" calcext:value-type="float">
            <text:p>0.1435147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2" calcext:value-type="float">
            <text:p>2</text:p>
          </table:table-cell>
          <table:table-cell office:value-type="float" office:value="0.143647063123407" calcext:value-type="float">
            <text:p>0.1436470631</text:p>
          </table:table-cell>
          <table:table-cell office:value-type="float" office:value="0.132721088435374" calcext:value-type="float">
            <text:p>0.1327210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61680069938" calcext:value-type="float">
            <text:p>1.939616800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2" calcext:value-type="float">
            <text:p>2</text:p>
          </table:table-cell>
          <table:table-cell office:value-type="float" office:value="0.200285589448293" calcext:value-type="float">
            <text:p>0.2002855894</text:p>
          </table:table-cell>
          <table:table-cell office:value-type="float" office:value="0.12359410430839" calcext:value-type="float">
            <text:p>0.123594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0660641895621" calcext:value-type="float">
            <text:p>1.906606419</text:p>
          </table:table-cell>
          <table:table-cell office:value-type="float" office:value="70" calcext:value-type="float">
            <text:p>70</text:p>
          </table:table-cell>
          <table:table-cell office:value-type="float" office:value="1.93541689972492" calcext:value-type="float">
            <text:p>1.9354168997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3" calcext:value-type="float">
            <text:p>3</text:p>
          </table:table-cell>
          <table:table-cell office:value-type="float" office:value="0.22764745828834" calcext:value-type="float">
            <text:p>0.2276474583</text:p>
          </table:table-cell>
          <table:table-cell office:value-type="float" office:value="0.141655328798186" calcext:value-type="float">
            <text:p>0.141655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93374741200828" calcext:value-type="float">
            <text:p>0.03933747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414911243505" calcext:value-type="float">
            <text:p>1.941491124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2" calcext:value-type="float">
            <text:p>2</text:p>
          </table:table-cell>
          <table:table-cell office:value-type="float" office:value="0.162545707681829" calcext:value-type="float">
            <text:p>0.1625457077</text:p>
          </table:table-cell>
          <table:table-cell office:value-type="float" office:value="0.0765986394557823" calcext:value-type="float">
            <text:p>0.07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2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2" calcext:value-type="float">
            <text:p>2</text:p>
          </table:table-cell>
          <table:table-cell office:value-type="float" office:value="0.162014929037582" calcext:value-type="float">
            <text:p>0.162014929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2173913043478" calcext:value-type="float">
            <text:p>0.902173913</text:p>
          </table:table-cell>
          <table:table-cell office:value-type="float" office:value="2" calcext:value-type="float">
            <text:p>2</text:p>
          </table:table-cell>
          <table:table-cell office:value-type="float" office:value="0.163100563579055" calcext:value-type="float">
            <text:p>0.1631005636</text:p>
          </table:table-cell>
          <table:table-cell office:value-type="float" office:value="0.0725850340136054" calcext:value-type="float">
            <text:p>0.0725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137668135174" calcext:value-type="float">
            <text:p>1.931376681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962264150943" calcext:value-type="float">
            <text:p>0.9339622642</text:p>
          </table:table-cell>
          <table:table-cell office:value-type="float" office:value="2" calcext:value-type="float">
            <text:p>2</text:p>
          </table:table-cell>
          <table:table-cell office:value-type="float" office:value="0.165589763343363" calcext:value-type="float">
            <text:p>0.1655897633</text:p>
          </table:table-cell>
          <table:table-cell office:value-type="float" office:value="0.126258503401361" calcext:value-type="float">
            <text:p>0.12625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88612836438923" calcext:value-type="float">
            <text:p>0.048861283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898305084745763" calcext:value-type="float">
            <text:p>0.8983050847</text:p>
          </table:table-cell>
          <table:table-cell office:value-type="float" office:value="3" calcext:value-type="float">
            <text:p>3</text:p>
          </table:table-cell>
          <table:table-cell office:value-type="float" office:value="0.206037150614976" calcext:value-type="float">
            <text:p>0.2060371506</text:p>
          </table:table-cell>
          <table:table-cell office:value-type="float" office:value="0.149336219336219" calcext:value-type="float">
            <text:p>0.1493362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969" calcext:value-type="float">
            <text:p>3969</text:p>
          </table:table-cell>
          <table:table-cell office:value-type="float" office:value="1.94495880227375" calcext:value-type="float">
            <text:p>1.9449588023</text:p>
          </table:table-cell>
          <table:table-cell office:value-type="float" office:value="64" calcext:value-type="float">
            <text:p>64</text:p>
          </table:table-cell>
          <table:table-cell office:value-type="float" office:value="1.94710050366857" calcext:value-type="float">
            <text:p>1.9471005037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91678201488679" calcext:value-type="float">
            <text:p>0.1916782015</text:p>
          </table:table-cell>
          <table:table-cell office:value-type="float" office:value="0.102743764172336" calcext:value-type="float">
            <text:p>0.1027437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2+0j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2+0j)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2" calcext:value-type="float">
            <text:p>2</text:p>
          </table:table-cell>
          <table:table-cell office:value-type="float" office:value="0.152023013018302" calcext:value-type="float">
            <text:p>0.152023013</text:p>
          </table:table-cell>
          <table:table-cell office:value-type="float" office:value="0.153231292517007" calcext:value-type="float">
            <text:p>0.153231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.167418520319857" calcext:value-type="float">
            <text:p>0.1674185203</text:p>
          </table:table-cell>
          <table:table-cell office:value-type="float" office:value="0.072312925170068" calcext:value-type="float">
            <text:p>0.0723129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21052631578947" calcext:value-type="float">
            <text:p>0.9210526316</text:p>
          </table:table-cell>
          <table:table-cell office:value-type="float" office:value="3" calcext:value-type="float">
            <text:p>3</text:p>
          </table:table-cell>
          <table:table-cell office:value-type="float" office:value="0.190295930094537" calcext:value-type="float">
            <text:p>0.1902959301</text:p>
          </table:table-cell>
          <table:table-cell office:value-type="float" office:value="0.152278911564626" calcext:value-type="float">
            <text:p>0.1522789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92753623188406" calcext:value-type="float">
            <text:p>0.049275362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0305963134504" calcext:value-type="float">
            <text:p>1.90305963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3" calcext:value-type="float">
            <text:p>3</text:p>
          </table:table-cell>
          <table:table-cell office:value-type="float" office:value="0.20580397198061" calcext:value-type="float">
            <text:p>0.205803972</text:p>
          </table:table-cell>
          <table:table-cell office:value-type="float" office:value="0.174931972789116" calcext:value-type="float">
            <text:p>0.1749319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900+0j)</text:p>
          </table:table-cell>
          <table:table-cell office:value-type="string" calcext:value-type="string">
            <text:p>(1.90289445799+0j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2+0j)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3" calcext:value-type="float">
            <text:p>3</text:p>
          </table:table-cell>
          <table:table-cell office:value-type="float" office:value="0.221416530997088" calcext:value-type="float">
            <text:p>0.221416531</text:p>
          </table:table-cell>
          <table:table-cell office:value-type="float" office:value="0.130571016285302" calcext:value-type="float">
            <text:p>0.1305710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.19297429993176" calcext:value-type="float">
            <text:p>0.1929742999</text:p>
          </table:table-cell>
          <table:table-cell office:value-type="float" office:value="0.0584353741496599" calcext:value-type="float">
            <text:p>0.0584353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2" calcext:value-type="float">
            <text:p>2</text:p>
          </table:table-cell>
          <table:table-cell office:value-type="float" office:value="0.171182084332958" calcext:value-type="float">
            <text:p>0.1711820843</text:p>
          </table:table-cell>
          <table:table-cell office:value-type="float" office:value="0.15578231292517" calcext:value-type="float">
            <text:p>0.1557823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8917237090911" calcext:value-type="float">
            <text:p>1.889172370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3846153846154" calcext:value-type="float">
            <text:p>0.9038461538</text:p>
          </table:table-cell>
          <table:table-cell office:value-type="float" office:value="2" calcext:value-type="float">
            <text:p>2</text:p>
          </table:table-cell>
          <table:table-cell office:value-type="float" office:value="0.186762456639574" calcext:value-type="float">
            <text:p>0.1867624566</text:p>
          </table:table-cell>
          <table:table-cell office:value-type="float" office:value="0.142210884353741" calcext:value-type="float">
            <text:p>0.1422108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181487061693275" calcext:value-type="float">
            <text:p>0.1814870617</text:p>
          </table:table-cell>
          <table:table-cell office:value-type="float" office:value="0.0973242630385488" calcext:value-type="float">
            <text:p>0.097324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761+0j)</text:p>
          </table:table-cell>
          <table:table-cell office:value-type="string" calcext:value-type="string">
            <text:p>(2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25531914893617" calcext:value-type="float">
            <text:p>0.9255319149</text:p>
          </table:table-cell>
          <table:table-cell office:value-type="float" office:value="2" calcext:value-type="float">
            <text:p>2</text:p>
          </table:table-cell>
          <table:table-cell office:value-type="float" office:value="0.142803920789239" calcext:value-type="float">
            <text:p>0.1428039208</text:p>
          </table:table-cell>
          <table:table-cell office:value-type="float" office:value="0.113469387755102" calcext:value-type="float">
            <text:p>0.1134693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67908902691511" calcext:value-type="float">
            <text:p>0.046790890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027492542542" calcext:value-type="float">
            <text:p>1.902749254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38053097345133" calcext:value-type="float">
            <text:p>0.9380530973</text:p>
          </table:table-cell>
          <table:table-cell office:value-type="float" office:value="3" calcext:value-type="float">
            <text:p>3</text:p>
          </table:table-cell>
          <table:table-cell office:value-type="float" office:value="0.212036494549203" calcext:value-type="float">
            <text:p>0.2120364945</text:p>
          </table:table-cell>
          <table:table-cell office:value-type="float" office:value="0.160975056689342" calcext:value-type="float">
            <text:p>0.1609750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9312264131472" calcext:value-type="float">
            <text:p>1.8931226413</text:p>
          </table:table-cell>
          <table:table-cell office:value-type="float" office:value="68" calcext:value-type="float">
            <text:p>68</text:p>
          </table:table-cell>
          <table:table-cell office:value-type="float" office:value="1.95453664333945" calcext:value-type="float">
            <text:p>1.9545366433</text:p>
          </table:table-cell>
          <table:table-cell office:value-type="float" office:value="0.950413223140496" calcext:value-type="float">
            <text:p>0.9504132231</text:p>
          </table:table-cell>
          <table:table-cell office:value-type="float" office:value="3" calcext:value-type="float">
            <text:p>3</text:p>
          </table:table-cell>
          <table:table-cell office:value-type="float" office:value="0.225392385253128" calcext:value-type="float">
            <text:p>0.2253923853</text:p>
          </table:table-cell>
          <table:table-cell office:value-type="float" office:value="0.176995464852608" calcext:value-type="float">
            <text:p>0.1769954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.00000000001" calcext:value-type="float">
            <text:p>4225</text:p>
          </table:table-cell>
          <table:table-cell office:value-type="float" office:value="1.95193954492685" calcext:value-type="float">
            <text:p>1.9519395449</text:p>
          </table:table-cell>
          <table:table-cell office:value-type="float" office:value="64" calcext:value-type="float">
            <text:p>64</text:p>
          </table:table-cell>
          <table:table-cell office:value-type="float" office:value="1.96547663529419" calcext:value-type="float">
            <text:p>1.9654766353</text:p>
          </table:table-cell>
          <table:table-cell office:value-type="float" office:value="0.902912621359223" calcext:value-type="float">
            <text:p>0.9029126214</text:p>
          </table:table-cell>
          <table:table-cell office:value-type="float" office:value="2" calcext:value-type="float">
            <text:p>2</text:p>
          </table:table-cell>
          <table:table-cell office:value-type="float" office:value="0.194690202248172" calcext:value-type="float">
            <text:p>0.1946902022</text:p>
          </table:table-cell>
          <table:table-cell office:value-type="float" office:value="0.0989229024943311" calcext:value-type="float">
            <text:p>0.098922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1770533267524" calcext:value-type="float">
            <text:p>1.917705332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2" calcext:value-type="float">
            <text:p>2</text:p>
          </table:table-cell>
          <table:table-cell office:value-type="float" office:value="0.178723139867292" calcext:value-type="float">
            <text:p>0.1787231399</text:p>
          </table:table-cell>
          <table:table-cell office:value-type="float" office:value="0.0647619047619048" calcext:value-type="float">
            <text:p>0.064761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2" calcext:value-type="float">
            <text:p>2</text:p>
          </table:table-cell>
          <table:table-cell office:value-type="float" office:value="0.165875674309685" calcext:value-type="float">
            <text:p>0.1658756743</text:p>
          </table:table-cell>
          <table:table-cell office:value-type="float" office:value="0.100408163265306" calcext:value-type="float">
            <text:p>0.1004081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2" calcext:value-type="float">
            <text:p>2</text:p>
          </table:table-cell>
          <table:table-cell office:value-type="float" office:value="0.204888889975257" calcext:value-type="float">
            <text:p>0.20488889</text:p>
          </table:table-cell>
          <table:table-cell office:value-type="float" office:value="0.131972789115646" calcext:value-type="float">
            <text:p>0.131972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96894409937888" calcext:value-type="float">
            <text:p>0.0496894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5258672081674" calcext:value-type="float">
            <text:p>1.852586720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3" calcext:value-type="float">
            <text:p>3</text:p>
          </table:table-cell>
          <table:table-cell office:value-type="float" office:value="0.226726656867954" calcext:value-type="float">
            <text:p>0.2267266569</text:p>
          </table:table-cell>
          <table:table-cell office:value-type="float" office:value="0.142925170068027" calcext:value-type="float">
            <text:p>0.1429251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3" calcext:value-type="float">
            <text:p>3</text:p>
          </table:table-cell>
          <table:table-cell office:value-type="float" office:value="0.207394386336807" calcext:value-type="float">
            <text:p>0.2073943863</text:p>
          </table:table-cell>
          <table:table-cell office:value-type="float" office:value="0.139965986394558" calcext:value-type="float">
            <text:p>0.139965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60248447204969" calcext:value-type="float">
            <text:p>0.036024844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4.99999999999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885057471264368" calcext:value-type="float">
            <text:p>0.8850574713</text:p>
          </table:table-cell>
          <table:table-cell office:value-type="float" office:value="2" calcext:value-type="float">
            <text:p>2</text:p>
          </table:table-cell>
          <table:table-cell office:value-type="float" office:value="0.13565415761808" calcext:value-type="float">
            <text:p>0.1356541576</text:p>
          </table:table-cell>
          <table:table-cell office:value-type="float" office:value="0.0833333333333334" calcext:value-type="float">
            <text:p>0.08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96894409937888" calcext:value-type="float">
            <text:p>0.0496894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883333333333333" calcext:value-type="float">
            <text:p>0.8833333333</text:p>
          </table:table-cell>
          <table:table-cell office:value-type="float" office:value="3" calcext:value-type="float">
            <text:p>3</text:p>
          </table:table-cell>
          <table:table-cell office:value-type="float" office:value="0.225948163628184" calcext:value-type="float">
            <text:p>0.2259481636</text:p>
          </table:table-cell>
          <table:table-cell office:value-type="float" office:value="0.142074829931973" calcext:value-type="float">
            <text:p>0.1420748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0069066995275" calcext:value-type="float">
            <text:p>1.900690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07407407407407" calcext:value-type="float">
            <text:p>0.9074074074</text:p>
          </table:table-cell>
          <table:table-cell office:value-type="float" office:value="2" calcext:value-type="float">
            <text:p>2</text:p>
          </table:table-cell>
          <table:table-cell office:value-type="float" office:value="0.190827171947708" calcext:value-type="float">
            <text:p>0.1908271719</text:p>
          </table:table-cell>
          <table:table-cell office:value-type="float" office:value="0.105045351473923" calcext:value-type="float">
            <text:p>0.1050453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012139144408" calcext:value-type="float">
            <text:p>1.9012139144</text:p>
          </table:table-cell>
          <table:table-cell office:value-type="float" office:value="69" calcext:value-type="float">
            <text:p>69</text:p>
          </table:table-cell>
          <table:table-cell office:value-type="float" office:value="1.91365014444324" calcext:value-type="float">
            <text:p>1.9136501444</text:p>
          </table:table-cell>
          <table:table-cell office:value-type="float" office:value="0.925619834710744" calcext:value-type="float">
            <text:p>0.9256198347</text:p>
          </table:table-cell>
          <table:table-cell office:value-type="float" office:value="3" calcext:value-type="float">
            <text:p>3</text:p>
          </table:table-cell>
          <table:table-cell office:value-type="float" office:value="0.231250633397757" calcext:value-type="float">
            <text:p>0.2312506334</text:p>
          </table:table-cell>
          <table:table-cell office:value-type="float" office:value="0.131292517006803" calcext:value-type="float">
            <text:p>0.131292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1.90947188145866" calcext:value-type="float">
            <text:p>1.9094718815</text:p>
          </table:table-cell>
          <table:table-cell office:value-type="float" office:value="65" calcext:value-type="float">
            <text:p>65</text:p>
          </table:table-cell>
          <table:table-cell office:value-type="float" office:value="1.95859769139814" calcext:value-type="float">
            <text:p>1.9585976914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2" calcext:value-type="float">
            <text:p>2</text:p>
          </table:table-cell>
          <table:table-cell office:value-type="float" office:value="0.202317515316418" calcext:value-type="float">
            <text:p>0.2023175153</text:p>
          </table:table-cell>
          <table:table-cell office:value-type="float" office:value="0.114331065759637" calcext:value-type="float">
            <text:p>0.1143310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25233644859813" calcext:value-type="float">
            <text:p>0.9252336449</text:p>
          </table:table-cell>
          <table:table-cell office:value-type="float" office:value="2" calcext:value-type="float">
            <text:p>2</text:p>
          </table:table-cell>
          <table:table-cell office:value-type="float" office:value="0.198761606891029" calcext:value-type="float">
            <text:p>0.1987616069</text:p>
          </table:table-cell>
          <table:table-cell office:value-type="float" office:value="0.145170068027211" calcext:value-type="float">
            <text:p>0.14517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68149831466" calcext:value-type="float">
            <text:p>1.939681498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6605504587156" calcext:value-type="float">
            <text:p>0.9266055046</text:p>
          </table:table-cell>
          <table:table-cell office:value-type="float" office:value="2" calcext:value-type="float">
            <text:p>2</text:p>
          </table:table-cell>
          <table:table-cell office:value-type="float" office:value="0.193433122346799" calcext:value-type="float">
            <text:p>0.1934331223</text:p>
          </table:table-cell>
          <table:table-cell office:value-type="float" office:value="0.107482993197279" calcext:value-type="float">
            <text:p>0.107482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900+0j)</text:p>
          </table:table-cell>
          <table:table-cell office:value-type="string" calcext:value-type="string">
            <text:p>(2+0j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2+0j)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float" office:value="0.167006523219771" calcext:value-type="float">
            <text:p>0.1670065232</text:p>
          </table:table-cell>
          <table:table-cell office:value-type="float" office:value="0.0917006802721089" calcext:value-type="float">
            <text:p>0.0917006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44213780954523" calcext:value-type="float">
            <text:p>0.144213781</text:p>
          </table:table-cell>
          <table:table-cell office:value-type="float" office:value="0.0966666666666666" calcext:value-type="float">
            <text:p>0.09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5233644859813" calcext:value-type="float">
            <text:p>0.9252336449</text:p>
          </table:table-cell>
          <table:table-cell office:value-type="float" office:value="2" calcext:value-type="float">
            <text:p>2</text:p>
          </table:table-cell>
          <table:table-cell office:value-type="float" office:value="0.203351236280176" calcext:value-type="float">
            <text:p>0.2033512363</text:p>
          </table:table-cell>
          <table:table-cell office:value-type="float" office:value="0.141224489795918" calcext:value-type="float">
            <text:p>0.1412244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844" calcext:value-type="float">
            <text:p>384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918918918918919" calcext:value-type="float">
            <text:p>0.9189189189</text:p>
          </table:table-cell>
          <table:table-cell office:value-type="float" office:value="2" calcext:value-type="float">
            <text:p>2</text:p>
          </table:table-cell>
          <table:table-cell office:value-type="float" office:value="0.184080646330758" calcext:value-type="float">
            <text:p>0.1840806463</text:p>
          </table:table-cell>
          <table:table-cell office:value-type="float" office:value="0.114149659863946" calcext:value-type="float">
            <text:p>0.114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.00000000001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2" calcext:value-type="float">
            <text:p>2</text:p>
          </table:table-cell>
          <table:table-cell office:value-type="float" office:value="0.158671795645657" calcext:value-type="float">
            <text:p>0.1586717956</text:p>
          </table:table-cell>
          <table:table-cell office:value-type="float" office:value="0.0876190476190476" calcext:value-type="float">
            <text:p>0.087619047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POS" table:style-name="ta1"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num_edge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avg_degree</text:p>
          </table:table-cell>
          <table:table-cell office:value-type="string" calcext:value-type="string">
            <text:p>percent_endpoint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econd_eigen</text:p>
          </table:table-cell>
          <table:table-cell office:value-type="string" calcext:value-type="string">
            <text:p>unique_eigen</text:p>
          </table:table-cell>
          <table:table-cell office:value-type="string" calcext:value-type="string">
            <text:p>spectral_rad</text:p>
          </table:table-cell>
          <table:table-cell office:value-type="string" calcext:value-type="string">
            <text:p>link_impurity</text:p>
          </table:table-cell>
          <table:table-cell office:value-type="string" calcext:value-type="string">
            <text:p>neighborhood_impurity</text:p>
          </table:table-cell>
          <table:table-cell office:value-type="string" calcext:value-type="string">
            <text:p>avg_closeness</text:p>
          </table:table-cell>
          <table:table-cell office:value-type="string" calcext:value-type="string">
            <text:p>avg_clustering</text:p>
          </table:table-cell>
          <table:table-cell office:value-type="string" calcext:value-type="string">
            <text:p>small_worldness</text:p>
          </table:table-cell>
          <table:table-cell office:value-type="string" calcext:value-type="string">
            <text:p>near_nativ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007059639575" calcext:value-type="float">
            <text:p>1.9400705964</text:p>
          </table:table-cell>
          <table:table-cell office:value-type="float" office:value="70" calcext:value-type="float">
            <text:p>70</text:p>
          </table:table-cell>
          <table:table-cell office:value-type="float" office:value="1.94630145247946" calcext:value-type="float">
            <text:p>1.9463014525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2" calcext:value-type="float">
            <text:p>2</text:p>
          </table:table-cell>
          <table:table-cell office:value-type="float" office:value="0.220920683412107" calcext:value-type="float">
            <text:p>0.2209206834</text:p>
          </table:table-cell>
          <table:table-cell office:value-type="float" office:value="0.0940476190476191" calcext:value-type="float">
            <text:p>0.094047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1311391780704" calcext:value-type="float">
            <text:p>1.913113917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3" calcext:value-type="float">
            <text:p>3</text:p>
          </table:table-cell>
          <table:table-cell office:value-type="float" office:value="0.215449613376209" calcext:value-type="float">
            <text:p>0.2154496134</text:p>
          </table:table-cell>
          <table:table-cell office:value-type="float" office:value="0.138253968253968" calcext:value-type="float">
            <text:p>0.1382539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93963116818335" calcext:value-type="float">
            <text:p>1.9396311682</text:p>
          </table:table-cell>
          <table:table-cell office:value-type="float" office:value="70" calcext:value-type="float">
            <text:p>70</text:p>
          </table:table-cell>
          <table:table-cell office:value-type="float" office:value="1.95795014468261" calcext:value-type="float">
            <text:p>1.957950144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2" calcext:value-type="float">
            <text:p>2</text:p>
          </table:table-cell>
          <table:table-cell office:value-type="float" office:value="0.212001102843639" calcext:value-type="float">
            <text:p>0.2120011028</text:p>
          </table:table-cell>
          <table:table-cell office:value-type="float" office:value="0.118163265306122" calcext:value-type="float">
            <text:p>0.1181632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0.99999999999" calcext:value-type="float">
            <text:p>4761</text:p>
          </table:table-cell>
          <table:table-cell office:value-type="float" office:value="1.90630421626177" calcext:value-type="float">
            <text:p>1.9063042163</text:p>
          </table:table-cell>
          <table:table-cell office:value-type="float" office:value="70" calcext:value-type="float">
            <text:p>70</text:p>
          </table:table-cell>
          <table:table-cell office:value-type="float" office:value="1.9360381677441" calcext:value-type="float">
            <text:p>1.9360381677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3" calcext:value-type="float">
            <text:p>3</text:p>
          </table:table-cell>
          <table:table-cell office:value-type="float" office:value="0.227381784769078" calcext:value-type="float">
            <text:p>0.2273817848</text:p>
          </table:table-cell>
          <table:table-cell office:value-type="float" office:value="0.105918367346939" calcext:value-type="float">
            <text:p>0.1059183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8187797562469" calcext:value-type="float">
            <text:p>1.88187797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3" calcext:value-type="float">
            <text:p>3</text:p>
          </table:table-cell>
          <table:table-cell office:value-type="float" office:value="0.205163022818137" calcext:value-type="float">
            <text:p>0.2051630228</text:p>
          </table:table-cell>
          <table:table-cell office:value-type="float" office:value="0.134013605442177" calcext:value-type="float">
            <text:p>0.1340136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899.99999999999" calcext:value-type="float">
            <text:p>4900</text:p>
          </table:table-cell>
          <table:table-cell office:value-type="float" office:value="1.9400696626081" calcext:value-type="float">
            <text:p>1.9400696626</text:p>
          </table:table-cell>
          <table:table-cell office:value-type="float" office:value="70" calcext:value-type="float">
            <text:p>70</text:p>
          </table:table-cell>
          <table:table-cell office:value-type="float" office:value="1.94731756880206" calcext:value-type="float">
            <text:p>1.9473175688</text:p>
          </table:table-cell>
          <table:table-cell office:value-type="float" office:value="0.952830188679245" calcext:value-type="float">
            <text:p>0.9528301887</text:p>
          </table:table-cell>
          <table:table-cell office:value-type="float" office:value="2" calcext:value-type="float">
            <text:p>2</text:p>
          </table:table-cell>
          <table:table-cell office:value-type="float" office:value="0.221805625334904" calcext:value-type="float">
            <text:p>0.2218056253</text:p>
          </table:table-cell>
          <table:table-cell office:value-type="float" office:value="0.106700680272109" calcext:value-type="float">
            <text:p>0.1067006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1.93969118808854" calcext:value-type="float">
            <text:p>1.9396911881</text:p>
          </table:table-cell>
          <table:table-cell office:value-type="float" office:value="70" calcext:value-type="float">
            <text:p>70</text:p>
          </table:table-cell>
          <table:table-cell office:value-type="float" office:value="1.95375580747653" calcext:value-type="float">
            <text:p>1.9537558075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2" calcext:value-type="float">
            <text:p>2</text:p>
          </table:table-cell>
          <table:table-cell office:value-type="float" office:value="0.224224307422075" calcext:value-type="float">
            <text:p>0.2242243074</text:p>
          </table:table-cell>
          <table:table-cell office:value-type="float" office:value="0.0971768707482993" calcext:value-type="float">
            <text:p>0.0971768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627334999577" calcext:value-type="float">
            <text:p>1.94627335</text:p>
          </table:table-cell>
          <table:table-cell office:value-type="float" office:value="70" calcext:value-type="float">
            <text:p>70</text:p>
          </table:table-cell>
          <table:table-cell office:value-type="float" office:value="1.94632230188119" calcext:value-type="float">
            <text:p>1.9463223019</text:p>
          </table:table-cell>
          <table:table-cell office:value-type="float" office:value="0.950980392156863" calcext:value-type="float">
            <text:p>0.9509803922</text:p>
          </table:table-cell>
          <table:table-cell office:value-type="float" office:value="2" calcext:value-type="float">
            <text:p>2</text:p>
          </table:table-cell>
          <table:table-cell office:value-type="float" office:value="0.218418382701479" calcext:value-type="float">
            <text:p>0.2184183827</text:p>
          </table:table-cell>
          <table:table-cell office:value-type="float" office:value="0.0721428571428571" calcext:value-type="float">
            <text:p>0.072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9495402816935" calcext:value-type="float">
            <text:p>1.894954028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5619834710744" calcext:value-type="float">
            <text:p>0.9256198347</text:p>
          </table:table-cell>
          <table:table-cell office:value-type="float" office:value="3" calcext:value-type="float">
            <text:p>3</text:p>
          </table:table-cell>
          <table:table-cell office:value-type="float" office:value="0.223813497695116" calcext:value-type="float">
            <text:p>0.2238134977</text:p>
          </table:table-cell>
          <table:table-cell office:value-type="float" office:value="0.163537414965986" calcext:value-type="float">
            <text:p>0.163537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1537351188974" calcext:value-type="float">
            <text:p>1.915373511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2" calcext:value-type="float">
            <text:p>2</text:p>
          </table:table-cell>
          <table:table-cell office:value-type="float" office:value="0.191870737345309" calcext:value-type="float">
            <text:p>0.1918707373</text:p>
          </table:table-cell>
          <table:table-cell office:value-type="float" office:value="0.154659863945578" calcext:value-type="float">
            <text:p>0.1546598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0562214077448" calcext:value-type="float">
            <text:p>1.905622140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9824561403509" calcext:value-type="float">
            <text:p>0.9298245614</text:p>
          </table:table-cell>
          <table:table-cell office:value-type="float" office:value="3" calcext:value-type="float">
            <text:p>3</text:p>
          </table:table-cell>
          <table:table-cell office:value-type="float" office:value="0.21396776330241" calcext:value-type="float">
            <text:p>0.2139677633</text:p>
          </table:table-cell>
          <table:table-cell office:value-type="float" office:value="0.157097505668934" calcext:value-type="float">
            <text:p>0.1570975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0038553927435" calcext:value-type="float">
            <text:p>1.9003855393</text:p>
          </table:table-cell>
          <table:table-cell office:value-type="float" office:value="70" calcext:value-type="float">
            <text:p>70</text:p>
          </table:table-cell>
          <table:table-cell office:value-type="float" office:value="1.93392129219017" calcext:value-type="float">
            <text:p>1.9339212922</text:p>
          </table:table-cell>
          <table:table-cell office:value-type="float" office:value="0.933884297520661" calcext:value-type="float">
            <text:p>0.9338842975</text:p>
          </table:table-cell>
          <table:table-cell office:value-type="float" office:value="3" calcext:value-type="float">
            <text:p>3</text:p>
          </table:table-cell>
          <table:table-cell office:value-type="float" office:value="0.24971690892451" calcext:value-type="float">
            <text:p>0.2497169089</text:p>
          </table:table-cell>
          <table:table-cell office:value-type="float" office:value="0.155748299319728" calcext:value-type="float">
            <text:p>0.1557482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.00000000001" calcext:value-type="float">
            <text:p>4489</text:p>
          </table:table-cell>
          <table:table-cell office:value-type="float" office:value="1.93969776076487" calcext:value-type="float">
            <text:p>1.9396977608</text:p>
          </table:table-cell>
          <table:table-cell office:value-type="float" office:value="68" calcext:value-type="float">
            <text:p>68</text:p>
          </table:table-cell>
          <table:table-cell office:value-type="float" office:value="1.94891826989312" calcext:value-type="float">
            <text:p>1.9489182699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" calcext:value-type="float">
            <text:p>2</text:p>
          </table:table-cell>
          <table:table-cell office:value-type="float" office:value="0.199576171885959" calcext:value-type="float">
            <text:p>0.1995761719</text:p>
          </table:table-cell>
          <table:table-cell office:value-type="float" office:value="0.107482993197279" calcext:value-type="float">
            <text:p>0.107482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967757970869" calcext:value-type="float">
            <text:p>1.939677579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049504950495" calcext:value-type="float">
            <text:p>0.9504950495</text:p>
          </table:table-cell>
          <table:table-cell office:value-type="float" office:value="2" calcext:value-type="float">
            <text:p>2</text:p>
          </table:table-cell>
          <table:table-cell office:value-type="float" office:value="0.179854536783157" calcext:value-type="float">
            <text:p>0.1798545368</text:p>
          </table:table-cell>
          <table:table-cell office:value-type="float" office:value="0.115578231292517" calcext:value-type="float">
            <text:p>0.11557823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09316770186335" calcext:value-type="float">
            <text:p>0.05093167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87898608113384" calcext:value-type="float">
            <text:p>1.878986081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3089430894309" calcext:value-type="float">
            <text:p>0.9430894309</text:p>
          </table:table-cell>
          <table:table-cell office:value-type="float" office:value="3" calcext:value-type="float">
            <text:p>3</text:p>
          </table:table-cell>
          <table:table-cell office:value-type="float" office:value="0.210703604226323" calcext:value-type="float">
            <text:p>0.2107036042</text:p>
          </table:table-cell>
          <table:table-cell office:value-type="float" office:value="0.159569160997732" calcext:value-type="float">
            <text:p>0.159569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0624213450295" calcext:value-type="float">
            <text:p>1.9062421345</text:p>
          </table:table-cell>
          <table:table-cell office:value-type="float" office:value="70" calcext:value-type="float">
            <text:p>70</text:p>
          </table:table-cell>
          <table:table-cell office:value-type="float" office:value="1.93486615906957" calcext:value-type="float">
            <text:p>1.9348661591</text:p>
          </table:table-cell>
          <table:table-cell office:value-type="float" office:value="0.964285714285714" calcext:value-type="float">
            <text:p>0.9642857143</text:p>
          </table:table-cell>
          <table:table-cell office:value-type="float" office:value="3" calcext:value-type="float">
            <text:p>3</text:p>
          </table:table-cell>
          <table:table-cell office:value-type="float" office:value="0.227740075698266" calcext:value-type="float">
            <text:p>0.2277400757</text:p>
          </table:table-cell>
          <table:table-cell office:value-type="float" office:value="0.115034013605442" calcext:value-type="float">
            <text:p>0.1150340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969666067836" calcext:value-type="float">
            <text:p>1.9396966607</text:p>
          </table:table-cell>
          <table:table-cell office:value-type="float" office:value="70" calcext:value-type="float">
            <text:p>70</text:p>
          </table:table-cell>
          <table:table-cell office:value-type="float" office:value="1.94289813545511" calcext:value-type="float">
            <text:p>1.9428981355</text:p>
          </table:table-cell>
          <table:table-cell office:value-type="float" office:value="0.954954954954955" calcext:value-type="float">
            <text:p>0.954954955</text:p>
          </table:table-cell>
          <table:table-cell office:value-type="float" office:value="3" calcext:value-type="float">
            <text:p>3</text:p>
          </table:table-cell>
          <table:table-cell office:value-type="float" office:value="0.225493230097734" calcext:value-type="float">
            <text:p>0.2254932301</text:p>
          </table:table-cell>
          <table:table-cell office:value-type="float" office:value="0.0873809523809524" calcext:value-type="float">
            <text:p>0.087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2" calcext:value-type="float">
            <text:p>2</text:p>
          </table:table-cell>
          <table:table-cell office:value-type="float" office:value="0.178149145115706" calcext:value-type="float">
            <text:p>0.1781491451</text:p>
          </table:table-cell>
          <table:table-cell office:value-type="float" office:value="0.105544217687075" calcext:value-type="float">
            <text:p>0.1055442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5779816513762" calcext:value-type="float">
            <text:p>0.9357798165</text:p>
          </table:table-cell>
          <table:table-cell office:value-type="float" office:value="2" calcext:value-type="float">
            <text:p>2</text:p>
          </table:table-cell>
          <table:table-cell office:value-type="float" office:value="0.188353476016089" calcext:value-type="float">
            <text:p>0.188353476</text:p>
          </table:table-cell>
          <table:table-cell office:value-type="float" office:value="0.151972789115646" calcext:value-type="float">
            <text:p>0.1519727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96894409937888" calcext:value-type="float">
            <text:p>0.0496894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8473100723742" calcext:value-type="float">
            <text:p>1.88473100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3" calcext:value-type="float">
            <text:p>3</text:p>
          </table:table-cell>
          <table:table-cell office:value-type="float" office:value="0.227476314191395" calcext:value-type="float">
            <text:p>0.2274763142</text:p>
          </table:table-cell>
          <table:table-cell office:value-type="float" office:value="0.174274376417234" calcext:value-type="float">
            <text:p>0.1742743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0647811268692" calcext:value-type="float">
            <text:p>1.9064781127</text:p>
          </table:table-cell>
          <table:table-cell office:value-type="float" office:value="69" calcext:value-type="float">
            <text:p>69</text:p>
          </table:table-cell>
          <table:table-cell office:value-type="float" office:value="1.91485602674333" calcext:value-type="float">
            <text:p>1.9148560267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3" calcext:value-type="float">
            <text:p>3</text:p>
          </table:table-cell>
          <table:table-cell office:value-type="float" office:value="0.228310566741948" calcext:value-type="float">
            <text:p>0.2283105667</text:p>
          </table:table-cell>
          <table:table-cell office:value-type="float" office:value="0.143390022675737" calcext:value-type="float">
            <text:p>0.1433900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2562027493605" calcext:value-type="float">
            <text:p>1.925620274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2" calcext:value-type="float">
            <text:p>2</text:p>
          </table:table-cell>
          <table:table-cell office:value-type="float" office:value="0.204496992664812" calcext:value-type="float">
            <text:p>0.2044969927</text:p>
          </table:table-cell>
          <table:table-cell office:value-type="float" office:value="0.126496598639456" calcext:value-type="float">
            <text:p>0.1264965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968813621121" calcext:value-type="float">
            <text:p>1.9396881362</text:p>
          </table:table-cell>
          <table:table-cell office:value-type="float" office:value="68" calcext:value-type="float">
            <text:p>68</text:p>
          </table:table-cell>
          <table:table-cell office:value-type="float" office:value="1.95193491664389" calcext:value-type="float">
            <text:p>1.951934916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2" calcext:value-type="float">
            <text:p>2</text:p>
          </table:table-cell>
          <table:table-cell office:value-type="float" office:value="0.209659305221902" calcext:value-type="float">
            <text:p>0.2096593052</text:p>
          </table:table-cell>
          <table:table-cell office:value-type="float" office:value="0.108945578231293" calcext:value-type="float">
            <text:p>0.1089455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5203418555157" calcext:value-type="float">
            <text:p>1.85203418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0413223140496" calcext:value-type="float">
            <text:p>0.9504132231</text:p>
          </table:table-cell>
          <table:table-cell office:value-type="float" office:value="3" calcext:value-type="float">
            <text:p>3</text:p>
          </table:table-cell>
          <table:table-cell office:value-type="float" office:value="0.22992933927915" calcext:value-type="float">
            <text:p>0.2299293393</text:p>
          </table:table-cell>
          <table:table-cell office:value-type="float" office:value="0.132687074829932" calcext:value-type="float">
            <text:p>0.1326870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67949317541" calcext:value-type="float">
            <text:p>1.936794931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3809523809524" calcext:value-type="float">
            <text:p>0.9238095238</text:p>
          </table:table-cell>
          <table:table-cell office:value-type="float" office:value="2" calcext:value-type="float">
            <text:p>2</text:p>
          </table:table-cell>
          <table:table-cell office:value-type="float" office:value="0.191159665533877" calcext:value-type="float">
            <text:p>0.1911596655</text:p>
          </table:table-cell>
          <table:table-cell office:value-type="float" office:value="0.111020408163265" calcext:value-type="float">
            <text:p>0.1110204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8050889224882" calcext:value-type="float">
            <text:p>1.8805088922</text:p>
          </table:table-cell>
          <table:table-cell office:value-type="float" office:value="70" calcext:value-type="float">
            <text:p>70</text:p>
          </table:table-cell>
          <table:table-cell office:value-type="float" office:value="1.93655021632927" calcext:value-type="float">
            <text:p>1.9365502163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3" calcext:value-type="float">
            <text:p>3</text:p>
          </table:table-cell>
          <table:table-cell office:value-type="float" office:value="0.228330808747896" calcext:value-type="float">
            <text:p>0.2283308087</text:p>
          </table:table-cell>
          <table:table-cell office:value-type="float" office:value="0.110170068027211" calcext:value-type="float">
            <text:p>0.11017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6237239699626" calcext:value-type="float">
            <text:p>1.86237239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0434782608696" calcext:value-type="float">
            <text:p>0.9304347826</text:p>
          </table:table-cell>
          <table:table-cell office:value-type="float" office:value="3" calcext:value-type="float">
            <text:p>3</text:p>
          </table:table-cell>
          <table:table-cell office:value-type="float" office:value="0.20845432401618" calcext:value-type="float">
            <text:p>0.208454324</text:p>
          </table:table-cell>
          <table:table-cell office:value-type="float" office:value="0.162551020408163" calcext:value-type="float">
            <text:p>0.1625510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5773426683212" calcext:value-type="float">
            <text:p>1.85773426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23809523809524" calcext:value-type="float">
            <text:p>0.9238095238</text:p>
          </table:table-cell>
          <table:table-cell office:value-type="float" office:value="2" calcext:value-type="float">
            <text:p>2</text:p>
          </table:table-cell>
          <table:table-cell office:value-type="float" office:value="0.173157184844593" calcext:value-type="float">
            <text:p>0.1731571848</text:p>
          </table:table-cell>
          <table:table-cell office:value-type="float" office:value="0.157482993197279" calcext:value-type="float">
            <text:p>0.1574829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67025591088" calcext:value-type="float">
            <text:p>1.936702559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6363636363636" calcext:value-type="float">
            <text:p>0.9363636364</text:p>
          </table:table-cell>
          <table:table-cell office:value-type="float" office:value="2" calcext:value-type="float">
            <text:p>2</text:p>
          </table:table-cell>
          <table:table-cell office:value-type="float" office:value="0.210704937026575" calcext:value-type="float">
            <text:p>0.210704937</text:p>
          </table:table-cell>
          <table:table-cell office:value-type="float" office:value="0.138832199546485" calcext:value-type="float">
            <text:p>0.13883219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1133754650554" calcext:value-type="float">
            <text:p>1.911337546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92265730781808" calcext:value-type="float">
            <text:p>0.1922657308</text:p>
          </table:table-cell>
          <table:table-cell office:value-type="float" office:value="0.152721088435374" calcext:value-type="float">
            <text:p>0.1527210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899.99999999999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2" calcext:value-type="float">
            <text:p>2</text:p>
          </table:table-cell>
          <table:table-cell office:value-type="float" office:value="0.192310455174842" calcext:value-type="float">
            <text:p>0.1923104552</text:p>
          </table:table-cell>
          <table:table-cell office:value-type="float" office:value="0.142585034013605" calcext:value-type="float">
            <text:p>0.142585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1379149509432" calcext:value-type="float">
            <text:p>1.913791495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2413793103448" calcext:value-type="float">
            <text:p>0.9224137931</text:p>
          </table:table-cell>
          <table:table-cell office:value-type="float" office:value="3" calcext:value-type="float">
            <text:p>3</text:p>
          </table:table-cell>
          <table:table-cell office:value-type="float" office:value="0.208887329155316" calcext:value-type="float">
            <text:p>0.2088873292</text:p>
          </table:table-cell>
          <table:table-cell office:value-type="float" office:value="0.172210884353742" calcext:value-type="float">
            <text:p>0.1722108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971203400972" calcext:value-type="float">
            <text:p>1.939712034</text:p>
          </table:table-cell>
          <table:table-cell office:value-type="float" office:value="70" calcext:value-type="float">
            <text:p>70</text:p>
          </table:table-cell>
          <table:table-cell office:value-type="float" office:value="1.94633266477134" calcext:value-type="float">
            <text:p>1.9463326648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2" calcext:value-type="float">
            <text:p>2</text:p>
          </table:table-cell>
          <table:table-cell office:value-type="float" office:value="0.21464621167966" calcext:value-type="float">
            <text:p>0.2146462117</text:p>
          </table:table-cell>
          <table:table-cell office:value-type="float" office:value="0.0937755102040816" calcext:value-type="float">
            <text:p>0.0937755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19642857142857" calcext:value-type="float">
            <text:p>0.9196428571</text:p>
          </table:table-cell>
          <table:table-cell office:value-type="float" office:value="2" calcext:value-type="float">
            <text:p>2</text:p>
          </table:table-cell>
          <table:table-cell office:value-type="float" office:value="0.186932401429841" calcext:value-type="float">
            <text:p>0.1869324014</text:p>
          </table:table-cell>
          <table:table-cell office:value-type="float" office:value="0.152993197278912" calcext:value-type="float">
            <text:p>0.1529931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AVERAGE([.A2:.A35])" office:value-type="float" office:value="110.264705882353" calcext:value-type="float">
            <text:p>110.2647058824</text:p>
          </table:table-cell>
          <table:table-cell table:style-name="ce1" table:formula="of:=AVERAGE([.B2:.B35])" office:value-type="float" office:value="0.0456582633053221" calcext:value-type="float">
            <text:p>0.0456582633</text:p>
          </table:table-cell>
          <table:table-cell table:style-name="ce1" table:formula="of:=AVERAGE([.C2:.C35])" office:value-type="float" office:value="1" calcext:value-type="float">
            <text:p>1</text:p>
          </table:table-cell>
          <table:table-cell table:style-name="ce1" table:formula="of:=AVERAGE([.D2:.D35])" office:value-type="float" office:value="0.0142857142857143" calcext:value-type="float">
            <text:p>0.0142857143</text:p>
          </table:table-cell>
          <table:table-cell table:style-name="ce1" table:formula="of:=AVERAGE([.E2:.E35])" office:value-type="float" office:value="4810.70588235294" calcext:value-type="float">
            <text:p>4810.705882353</text:p>
          </table:table-cell>
          <table:table-cell table:style-name="ce1" table:formula="of:=AVERAGE([.F2:.F35])" office:value-type="float" office:value="1.9227992162069" calcext:value-type="float">
            <text:p>1.9227992162</text:p>
          </table:table-cell>
          <table:table-cell table:style-name="ce1" table:formula="of:=AVERAGE([.G2:.G35])" office:value-type="float" office:value="69.7058823529412" calcext:value-type="float">
            <text:p>69.7058823529</text:p>
          </table:table-cell>
          <table:table-cell table:style-name="ce1" table:formula="of:=AVERAGE([.H2:.H35])" office:value-type="float" office:value="1.97641068012241" calcext:value-type="float">
            <text:p>1.9764106801</text:p>
          </table:table-cell>
          <table:table-cell table:style-name="ce1" table:formula="of:=AVERAGE([.I2:.I35])" office:value-type="float" office:value="0.940634688403612" calcext:value-type="float">
            <text:p>0.9406346884</text:p>
          </table:table-cell>
          <table:table-cell table:style-name="ce1" table:formula="of:=AVERAGE([.J2:.J35])" office:value-type="float" office:value="2.44117647058824" calcext:value-type="float">
            <text:p>2.4411764706</text:p>
          </table:table-cell>
          <table:table-cell table:style-name="ce1" table:formula="of:=AVERAGE([.K2:.K35])" office:value-type="float" office:value="0.210038977537" calcext:value-type="float">
            <text:p>0.2100389775</text:p>
          </table:table-cell>
          <table:table-cell table:style-name="ce1" table:formula="of:=AVERAGE([.L2:.L35])" office:value-type="float" office:value="0.13000466853408" calcext:value-type="float">
            <text:p>0.1300046685</text:p>
          </table:table-cell>
          <table:table-cell table:style-name="ce1" table:formula="of:=AVERAGE([.M2:.M35])" office:value-type="float" office:value="0" calcext:value-type="float">
            <text:p>0</text:p>
          </table:table-cell>
          <table:table-cell office:value-type="string" calcext:value-type="string">
            <text:p>MEAN</text:p>
          </table:table-cell>
        </table:table-row>
      </table:table>
      <table:table table:name="NEG" table:style-name="ta1"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num_edge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avg_degree</text:p>
          </table:table-cell>
          <table:table-cell office:value-type="string" calcext:value-type="string">
            <text:p>percent_endpoint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econd_eigen</text:p>
          </table:table-cell>
          <table:table-cell office:value-type="string" calcext:value-type="string">
            <text:p>unique_eigen</text:p>
          </table:table-cell>
          <table:table-cell office:value-type="string" calcext:value-type="string">
            <text:p>spectral_rad</text:p>
          </table:table-cell>
          <table:table-cell office:value-type="string" calcext:value-type="string">
            <text:p>link_impurity</text:p>
          </table:table-cell>
          <table:table-cell office:value-type="string" calcext:value-type="string">
            <text:p>neighborhood_impurity</text:p>
          </table:table-cell>
          <table:table-cell office:value-type="string" calcext:value-type="string">
            <text:p>avg_closeness</text:p>
          </table:table-cell>
          <table:table-cell office:value-type="string" calcext:value-type="string">
            <text:p>avg_clustering</text:p>
          </table:table-cell>
          <table:table-cell office:value-type="string" calcext:value-type="string">
            <text:p>small_worldness</text:p>
          </table:table-cell>
          <table:table-cell office:value-type="string" calcext:value-type="string">
            <text:p>near_na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721" calcext:value-type="float">
            <text:p>3721</text:p>
          </table:table-cell>
          <table:table-cell office:value-type="float" office:value="1.90572975277575" calcext:value-type="float">
            <text:p>1.905729752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0.174359473585696" calcext:value-type="float">
            <text:p>0.1743594736</text:p>
          </table:table-cell>
          <table:table-cell office:value-type="float" office:value="0.0965079365079365" calcext:value-type="float">
            <text:p>0.0965079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852949267882" calcext:value-type="float">
            <text:p>1.9485294927</text:p>
          </table:table-cell>
          <table:table-cell office:value-type="float" office:value="70" calcext:value-type="float">
            <text:p>70</text:p>
          </table:table-cell>
          <table:table-cell office:value-type="float" office:value="1.95133311543362" calcext:value-type="float">
            <text:p>1.951333115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.212056207857304" calcext:value-type="float">
            <text:p>0.2120562079</text:p>
          </table:table-cell>
          <table:table-cell office:value-type="float" office:value="0.0876190476190476" calcext:value-type="float">
            <text:p>0.08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68530020703934" calcext:value-type="float">
            <text:p>0.036853002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416857086783" calcext:value-type="float">
            <text:p>1.9541685709</text:p>
          </table:table-cell>
          <table:table-cell office:value-type="float" office:value="67" calcext:value-type="float">
            <text:p>67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10112359550562" calcext:value-type="float">
            <text:p>0.9101123596</text:p>
          </table:table-cell>
          <table:table-cell office:value-type="float" office:value="2" calcext:value-type="float">
            <text:p>2</text:p>
          </table:table-cell>
          <table:table-cell office:value-type="float" office:value="0.172677396028921" calcext:value-type="float">
            <text:p>0.172677396</text:p>
          </table:table-cell>
          <table:table-cell office:value-type="float" office:value="0.0968367346938776" calcext:value-type="float">
            <text:p>0.096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623981631486" calcext:value-type="float">
            <text:p>1.936239816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2" calcext:value-type="float">
            <text:p>2</text:p>
          </table:table-cell>
          <table:table-cell office:value-type="float" office:value="0.188272176673468" calcext:value-type="float">
            <text:p>0.1882721767</text:p>
          </table:table-cell>
          <table:table-cell office:value-type="float" office:value="0.0721428571428572" calcext:value-type="float">
            <text:p>0.072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432795898574" calcext:value-type="float">
            <text:p>1.934327959</text:p>
          </table:table-cell>
          <table:table-cell office:value-type="float" office:value="67" calcext:value-type="float">
            <text:p>67</text:p>
          </table:table-cell>
          <table:table-cell office:value-type="float" office:value="1.93755382091633" calcext:value-type="float">
            <text:p>1.9375538209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3" calcext:value-type="float">
            <text:p>3</text:p>
          </table:table-cell>
          <table:table-cell office:value-type="float" office:value="0.234256949898166" calcext:value-type="float">
            <text:p>0.2342569499</text:p>
          </table:table-cell>
          <table:table-cell office:value-type="float" office:value="0.110657596371882" calcext:value-type="float">
            <text:p>0.1106575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43685300207039" calcext:value-type="float">
            <text:p>0.0343685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096+0j)</text:p>
          </table:table-cell>
          <table:table-cell office:value-type="string" calcext:value-type="string">
            <text:p>(2+0j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2+0j)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2" calcext:value-type="float">
            <text:p>2</text:p>
          </table:table-cell>
          <table:table-cell office:value-type="float" office:value="0.134994767145566" calcext:value-type="float">
            <text:p>0.1349947671</text:p>
          </table:table-cell>
          <table:table-cell office:value-type="float" office:value="0.0868707482993197" calcext:value-type="float">
            <text:p>0.0868707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3416149068323" calcext:value-type="float">
            <text:p>0.053416149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5983089706768" calcext:value-type="float">
            <text:p>1.8598308971</text:p>
          </table:table-cell>
          <table:table-cell office:value-type="float" office:value="68" calcext:value-type="float">
            <text:p>68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3" calcext:value-type="float">
            <text:p>3</text:p>
          </table:table-cell>
          <table:table-cell office:value-type="float" office:value="0.225771842117798" calcext:value-type="float">
            <text:p>0.2257718421</text:p>
          </table:table-cell>
          <table:table-cell office:value-type="float" office:value="0.127448979591837" calcext:value-type="float">
            <text:p>0.1274489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92753623188406" calcext:value-type="float">
            <text:p>0.049275362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1365837718313" calcext:value-type="float">
            <text:p>1.9136583772</text:p>
          </table:table-cell>
          <table:table-cell office:value-type="float" office:value="68" calcext:value-type="float">
            <text:p>68</text:p>
          </table:table-cell>
          <table:table-cell office:value-type="float" office:value="1.96160433734141" calcext:value-type="float">
            <text:p>1.9616043373</text:p>
          </table:table-cell>
          <table:table-cell office:value-type="float" office:value="0.890756302521008" calcext:value-type="float">
            <text:p>0.8907563025</text:p>
          </table:table-cell>
          <table:table-cell office:value-type="float" office:value="3" calcext:value-type="float">
            <text:p>3</text:p>
          </table:table-cell>
          <table:table-cell office:value-type="float" office:value="0.223167907393311" calcext:value-type="float">
            <text:p>0.2231679074</text:p>
          </table:table-cell>
          <table:table-cell office:value-type="float" office:value="0.184938157081014" calcext:value-type="float">
            <text:p>0.1849381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76811594202899" calcext:value-type="float">
            <text:p>0.03768115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2" calcext:value-type="float">
            <text:p>2</text:p>
          </table:table-cell>
          <table:table-cell office:value-type="float" office:value="0.149411959384654" calcext:value-type="float">
            <text:p>0.14941195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1.8453553639+0j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2+0j)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office:value-type="float" office:value="0.184734122429959" calcext:value-type="float">
            <text:p>0.1847341224</text:p>
          </table:table-cell>
          <table:table-cell office:value-type="float" office:value="0.110532879818594" calcext:value-type="float">
            <text:p>0.1105328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9704605048883" calcext:value-type="float">
            <text:p>1.897046050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61165048543689" calcext:value-type="float">
            <text:p>0.9611650485</text:p>
          </table:table-cell>
          <table:table-cell office:value-type="float" office:value="2" calcext:value-type="float">
            <text:p>2</text:p>
          </table:table-cell>
          <table:table-cell office:value-type="float" office:value="0.186709473127701" calcext:value-type="float">
            <text:p>0.1867094731</text:p>
          </table:table-cell>
          <table:table-cell office:value-type="float" office:value="0.144863945578231" calcext:value-type="float">
            <text:p>0.1448639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6497184287192" calcext:value-type="float">
            <text:p>1.864971842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0413223140496" calcext:value-type="float">
            <text:p>0.9504132231</text:p>
          </table:table-cell>
          <table:table-cell office:value-type="float" office:value="3" calcext:value-type="float">
            <text:p>3</text:p>
          </table:table-cell>
          <table:table-cell office:value-type="float" office:value="0.245882720895114" calcext:value-type="float">
            <text:p>0.2458827209</text:p>
          </table:table-cell>
          <table:table-cell office:value-type="float" office:value="0.145294784580499" calcext:value-type="float">
            <text:p>0.1452947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88612836438923" calcext:value-type="float">
            <text:p>0.048861283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87482582216629" calcext:value-type="float">
            <text:p>1.8748258222</text:p>
          </table:table-cell>
          <table:table-cell office:value-type="float" office:value="70" calcext:value-type="float">
            <text:p>70</text:p>
          </table:table-cell>
          <table:table-cell office:value-type="float" office:value="1.92550300830281" calcext:value-type="float">
            <text:p>1.9255030083</text:p>
          </table:table-cell>
          <table:table-cell office:value-type="float" office:value="0.949152542372881" calcext:value-type="float">
            <text:p>0.9491525424</text:p>
          </table:table-cell>
          <table:table-cell office:value-type="float" office:value="3" calcext:value-type="float">
            <text:p>3</text:p>
          </table:table-cell>
          <table:table-cell office:value-type="float" office:value="0.238580931065581" calcext:value-type="float">
            <text:p>0.2385809311</text:p>
          </table:table-cell>
          <table:table-cell office:value-type="float" office:value="0.1031179138322" calcext:value-type="float">
            <text:p>0.1031179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2" calcext:value-type="float">
            <text:p>2</text:p>
          </table:table-cell>
          <table:table-cell office:value-type="float" office:value="0.163365844114083" calcext:value-type="float">
            <text:p>0.1633658441</text:p>
          </table:table-cell>
          <table:table-cell office:value-type="float" office:value="0.108390022675737" calcext:value-type="float">
            <text:p>0.1083900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0.99999999999" calcext:value-type="float">
            <text:p>4761</text:p>
          </table:table-cell>
          <table:table-cell office:value-type="float" office:value="1.85746577649223" calcext:value-type="float">
            <text:p>1.857465776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75" calcext:value-type="float">
            <text:p>0.9375</text:p>
          </table:table-cell>
          <table:table-cell office:value-type="float" office:value="3" calcext:value-type="float">
            <text:p>3</text:p>
          </table:table-cell>
          <table:table-cell office:value-type="float" office:value="0.234516361290966" calcext:value-type="float">
            <text:p>0.2345163613</text:p>
          </table:table-cell>
          <table:table-cell office:value-type="float" office:value="0.139829931972789" calcext:value-type="float">
            <text:p>0.13982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59006211180124" calcext:value-type="float">
            <text:p>0.055900621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4549319836398" calcext:value-type="float">
            <text:p>1.8454931984</text:p>
          </table:table-cell>
          <table:table-cell office:value-type="float" office:value="69" calcext:value-type="float">
            <text:p>69</text:p>
          </table:table-cell>
          <table:table-cell office:value-type="float" office:value="1.88900230539414" calcext:value-type="float">
            <text:p>1.8890023054</text:p>
          </table:table-cell>
          <table:table-cell office:value-type="float" office:value="0.940740740740741" calcext:value-type="float">
            <text:p>0.9407407407</text:p>
          </table:table-cell>
          <table:table-cell office:value-type="float" office:value="3" calcext:value-type="float">
            <text:p>3</text:p>
          </table:table-cell>
          <table:table-cell office:value-type="float" office:value="0.250090341180401" calcext:value-type="float">
            <text:p>0.2500903412</text:p>
          </table:table-cell>
          <table:table-cell office:value-type="float" office:value="0.163038548752834" calcext:value-type="float">
            <text:p>0.1630385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959771839541" calcext:value-type="float">
            <text:p>1.939597718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25233644859813" calcext:value-type="float">
            <text:p>0.9252336449</text:p>
          </table:table-cell>
          <table:table-cell office:value-type="float" office:value="2" calcext:value-type="float">
            <text:p>2</text:p>
          </table:table-cell>
          <table:table-cell office:value-type="float" office:value="0.20106247654271" calcext:value-type="float">
            <text:p>0.2010624765</text:p>
          </table:table-cell>
          <table:table-cell office:value-type="float" office:value="0.127006802721088" calcext:value-type="float">
            <text:p>0.127006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5094339622642" calcext:value-type="float">
            <text:p>0.9150943396</text:p>
          </table:table-cell>
          <table:table-cell office:value-type="float" office:value="2" calcext:value-type="float">
            <text:p>2</text:p>
          </table:table-cell>
          <table:table-cell office:value-type="float" office:value="0.173030026277194" calcext:value-type="float">
            <text:p>0.1730300263</text:p>
          </table:table-cell>
          <table:table-cell office:value-type="float" office:value="0.141904761904762" calcext:value-type="float">
            <text:p>0.14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9479444266994" calcext:value-type="float">
            <text:p>1.89479444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2" calcext:value-type="float">
            <text:p>2</text:p>
          </table:table-cell>
          <table:table-cell office:value-type="float" office:value="0.182645898443941" calcext:value-type="float">
            <text:p>0.1826458984</text:p>
          </table:table-cell>
          <table:table-cell office:value-type="float" office:value="0.134149659863946" calcext:value-type="float">
            <text:p>0.134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3690362884609" calcext:value-type="float">
            <text:p>1.9369036288</text:p>
          </table:table-cell>
          <table:table-cell office:value-type="float" office:value="66" calcext:value-type="float">
            <text:p>66</text:p>
          </table:table-cell>
          <table:table-cell office:value-type="float" office:value="1.99999999999999" calcext:value-type="float">
            <text:p>2</text:p>
          </table:table-cell>
          <table:table-cell office:value-type="float" office:value="0.936170212765957" calcext:value-type="float">
            <text:p>0.9361702128</text:p>
          </table:table-cell>
          <table:table-cell office:value-type="float" office:value="2" calcext:value-type="float">
            <text:p>2</text:p>
          </table:table-cell>
          <table:table-cell office:value-type="float" office:value="0.163104663500319" calcext:value-type="float">
            <text:p>0.1631046635</text:p>
          </table:table-cell>
          <table:table-cell office:value-type="float" office:value="0.101496598639456" calcext:value-type="float">
            <text:p>0.1014965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2" calcext:value-type="float">
            <text:p>2</text:p>
          </table:table-cell>
          <table:table-cell office:value-type="float" office:value="0.211154578093897" calcext:value-type="float">
            <text:p>0.2111545781</text:p>
          </table:table-cell>
          <table:table-cell office:value-type="float" office:value="0.149104308390023" calcext:value-type="float">
            <text:p>0.1491043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46236559139785" calcext:value-type="float">
            <text:p>0.9462365591</text:p>
          </table:table-cell>
          <table:table-cell office:value-type="float" office:value="2" calcext:value-type="float">
            <text:p>2</text:p>
          </table:table-cell>
          <table:table-cell office:value-type="float" office:value="0.135136384308215" calcext:value-type="float">
            <text:p>0.1351363843</text:p>
          </table:table-cell>
          <table:table-cell office:value-type="float" office:value="0.0755102040816327" calcext:value-type="float">
            <text:p>0.0755102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84472049689441" calcext:value-type="float">
            <text:p>0.04844720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006430688128" calcext:value-type="float">
            <text:p>1.9400643069</text:p>
          </table:table-cell>
          <table:table-cell office:value-type="float" office:value="70" calcext:value-type="float">
            <text:p>70</text:p>
          </table:table-cell>
          <table:table-cell office:value-type="float" office:value="1.94129803126512" calcext:value-type="float">
            <text:p>1.9412980313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3" calcext:value-type="float">
            <text:p>3</text:p>
          </table:table-cell>
          <table:table-cell office:value-type="float" office:value="0.22864332996893" calcext:value-type="float">
            <text:p>0.22864333</text:p>
          </table:table-cell>
          <table:table-cell office:value-type="float" office:value="0.13827664399093" calcext:value-type="float">
            <text:p>0.138276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1.97569120706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.177392017720343" calcext:value-type="float">
            <text:p>0.1773920177</text:p>
          </table:table-cell>
          <table:table-cell office:value-type="float" office:value="0.0863265306122449" calcext:value-type="float">
            <text:p>0.0863265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761+0j)</text:p>
          </table:table-cell>
          <table:table-cell office:value-type="string" calcext:value-type="string">
            <text:p>(2+0j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2+0j)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0.179229839834966" calcext:value-type="float">
            <text:p>0.1792298398</text:p>
          </table:table-cell>
          <table:table-cell office:value-type="float" office:value="0.133605442176871" calcext:value-type="float">
            <text:p>0.1336054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0.181096005432267" calcext:value-type="float">
            <text:p>0.1810960054</text:p>
          </table:table-cell>
          <table:table-cell office:value-type="float" office:value="0.0949659863945578" calcext:value-type="float">
            <text:p>0.094965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096+0j)</text:p>
          </table:table-cell>
          <table:table-cell office:value-type="string" calcext:value-type="string">
            <text:p>(2-9.48171714654e-17j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2+9.48171714654e-17j)</text:p>
          </table:table-cell>
          <table:table-cell office:value-type="float" office:value="0.931372549019608" calcext:value-type="float">
            <text:p>0.931372549</text:p>
          </table:table-cell>
          <table:table-cell office:value-type="float" office:value="2" calcext:value-type="float">
            <text:p>2</text:p>
          </table:table-cell>
          <table:table-cell office:value-type="float" office:value="0.184445529296652" calcext:value-type="float">
            <text:p>0.1844455293</text:p>
          </table:table-cell>
          <table:table-cell office:value-type="float" office:value="0.1431179138322" calcext:value-type="float">
            <text:p>0.1431179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4867415903633" calcext:value-type="float">
            <text:p>1.94867415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0990099009901" calcext:value-type="float">
            <text:p>0.900990099</text:p>
          </table:table-cell>
          <table:table-cell office:value-type="float" office:value="2" calcext:value-type="float">
            <text:p>2</text:p>
          </table:table-cell>
          <table:table-cell office:value-type="float" office:value="0.176869006886879" calcext:value-type="float">
            <text:p>0.1768690069</text:p>
          </table:table-cell>
          <table:table-cell office:value-type="float" office:value="0.104489795918367" calcext:value-type="float">
            <text:p>0.104489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89596716960458" calcext:value-type="float">
            <text:p>1.895967169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1739130434783" calcext:value-type="float">
            <text:p>0.9217391304</text:p>
          </table:table-cell>
          <table:table-cell office:value-type="float" office:value="3" calcext:value-type="float">
            <text:p>3</text:p>
          </table:table-cell>
          <table:table-cell office:value-type="float" office:value="0.203374120725805" calcext:value-type="float">
            <text:p>0.2033741207</text:p>
          </table:table-cell>
          <table:table-cell office:value-type="float" office:value="0.135192743764172" calcext:value-type="float">
            <text:p>0.1351927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9420792315745" calcext:value-type="float">
            <text:p>1.894207923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2" calcext:value-type="float">
            <text:p>2</text:p>
          </table:table-cell>
          <table:table-cell office:value-type="float" office:value="0.174803583959021" calcext:value-type="float">
            <text:p>0.174803584</text:p>
          </table:table-cell>
          <table:table-cell office:value-type="float" office:value="0.0749659863945578" calcext:value-type="float">
            <text:p>0.074965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91424660712151" calcext:value-type="float">
            <text:p>1.9142466071</text:p>
          </table:table-cell>
          <table:table-cell office:value-type="float" office:value="70" calcext:value-type="float">
            <text:p>70</text:p>
          </table:table-cell>
          <table:table-cell office:value-type="float" office:value="1.95686281739426" calcext:value-type="float">
            <text:p>1.9568628174</text:p>
          </table:table-cell>
          <table:table-cell office:value-type="float" office:value="0.912280701754386" calcext:value-type="float">
            <text:p>0.9122807018</text:p>
          </table:table-cell>
          <table:table-cell office:value-type="float" office:value="2" calcext:value-type="float">
            <text:p>2</text:p>
          </table:table-cell>
          <table:table-cell office:value-type="float" office:value="0.215243320183065" calcext:value-type="float">
            <text:p>0.2152433202</text:p>
          </table:table-cell>
          <table:table-cell office:value-type="float" office:value="0.172448979591837" calcext:value-type="float">
            <text:p>0.1724489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54865424430642" calcext:value-type="float">
            <text:p>0.055486542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87921633902343" calcext:value-type="float">
            <text:p>1.879216339</text:p>
          </table:table-cell>
          <table:table-cell office:value-type="float" office:value="70" calcext:value-type="float">
            <text:p>70</text:p>
          </table:table-cell>
          <table:table-cell office:value-type="float" office:value="1.89678389843501" calcext:value-type="float">
            <text:p>1.8967838984</text:p>
          </table:table-cell>
          <table:table-cell office:value-type="float" office:value="0.925373134328358" calcext:value-type="float">
            <text:p>0.9253731343</text:p>
          </table:table-cell>
          <table:table-cell office:value-type="float" office:value="3" calcext:value-type="float">
            <text:p>3</text:p>
          </table:table-cell>
          <table:table-cell office:value-type="float" office:value="0.265922040045598" calcext:value-type="float">
            <text:p>0.26592204</text:p>
          </table:table-cell>
          <table:table-cell office:value-type="float" office:value="0.162006802721089" calcext:value-type="float">
            <text:p>0.162006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1.95252239317519" calcext:value-type="float">
            <text:p>1.952522393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2" calcext:value-type="float">
            <text:p>2</text:p>
          </table:table-cell>
          <table:table-cell office:value-type="float" office:value="0.163898464893019" calcext:value-type="float">
            <text:p>0.1638984649</text:p>
          </table:table-cell>
          <table:table-cell office:value-type="float" office:value="0.101700680272109" calcext:value-type="float">
            <text:p>0.1017006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8488158825503" calcext:value-type="float">
            <text:p>1.8848815883</text:p>
          </table:table-cell>
          <table:table-cell office:value-type="float" office:value="66" calcext:value-type="float">
            <text:p>66</text:p>
          </table:table-cell>
          <table:table-cell office:value-type="float" office:value="1.900003649253" calcext:value-type="float">
            <text:p>1.9000036493</text:p>
          </table:table-cell>
          <table:table-cell office:value-type="float" office:value="0.934579439252336" calcext:value-type="float">
            <text:p>0.9345794393</text:p>
          </table:table-cell>
          <table:table-cell office:value-type="float" office:value="2" calcext:value-type="float">
            <text:p>2</text:p>
          </table:table-cell>
          <table:table-cell office:value-type="float" office:value="0.201722817902054" calcext:value-type="float">
            <text:p>0.2017228179</text:p>
          </table:table-cell>
          <table:table-cell office:value-type="float" office:value="0.181530612244898" calcext:value-type="float">
            <text:p>0.1815306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7883978725189" calcext:value-type="float">
            <text:p>1.878839787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196560862688905" calcext:value-type="float">
            <text:p>0.1965608627</text:p>
          </table:table-cell>
          <table:table-cell office:value-type="float" office:value="0.0978911564625851" calcext:value-type="float">
            <text:p>0.0978911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8.9999999999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35779816513762" calcext:value-type="float">
            <text:p>0.9357798165</text:p>
          </table:table-cell>
          <table:table-cell office:value-type="float" office:value="2" calcext:value-type="float">
            <text:p>2</text:p>
          </table:table-cell>
          <table:table-cell office:value-type="float" office:value="0.19400263919929" calcext:value-type="float">
            <text:p>0.1940026392</text:p>
          </table:table-cell>
          <table:table-cell office:value-type="float" office:value="0.156439909297052" calcext:value-type="float">
            <text:p>0.1564399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35403726708074" calcext:value-type="float">
            <text:p>0.033540372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969" calcext:value-type="float">
            <text:p>3969</text:p>
          </table:table-cell>
          <table:table-cell office:value-type="float" office:value="1.93546577864411" calcext:value-type="float">
            <text:p>1.935465778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876543209876543" calcext:value-type="float">
            <text:p>0.8765432099</text:p>
          </table:table-cell>
          <table:table-cell office:value-type="float" office:value="2" calcext:value-type="float">
            <text:p>2</text:p>
          </table:table-cell>
          <table:table-cell office:value-type="float" office:value="0.1320722730477" calcext:value-type="float">
            <text:p>0.132072273</text:p>
          </table:table-cell>
          <table:table-cell office:value-type="float" office:value="0.0717687074829932" calcext:value-type="float">
            <text:p>0.0717687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43685300207039" calcext:value-type="float">
            <text:p>0.0343685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096+0j)</text:p>
          </table:table-cell>
          <table:table-cell office:value-type="string" calcext:value-type="string">
            <text:p>(2+0j)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2+0j)</text:p>
          </table:table-cell>
          <table:table-cell office:value-type="float" office:value="0.951807228915663" calcext:value-type="float">
            <text:p>0.9518072289</text:p>
          </table:table-cell>
          <table:table-cell office:value-type="float" office:value="2" calcext:value-type="float">
            <text:p>2</text:p>
          </table:table-cell>
          <table:table-cell office:value-type="float" office:value="0.100473248375068" calcext:value-type="float">
            <text:p>0.1004732484</text:p>
          </table:table-cell>
          <table:table-cell office:value-type="float" office:value="0.0719047619047619" calcext:value-type="float">
            <text:p>0.07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225+0j)</text:p>
          </table:table-cell>
          <table:table-cell office:value-type="string" calcext:value-type="string">
            <text:p>(2+0j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2+0j)</text:p>
          </table:table-cell>
          <table:table-cell office:value-type="float" office:value="0.827272727272727" calcext:value-type="float">
            <text:p>0.8272727273</text:p>
          </table:table-cell>
          <table:table-cell office:value-type="float" office:value="2" calcext:value-type="float">
            <text:p>2</text:p>
          </table:table-cell>
          <table:table-cell office:value-type="float" office:value="0.179660440444099" calcext:value-type="float">
            <text:p>0.1796604404</text:p>
          </table:table-cell>
          <table:table-cell office:value-type="float" office:value="0.076734693877551" calcext:value-type="float">
            <text:p>0.0767346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2</text:p>
          </table:table-cell>
          <table:table-cell office:value-type="float" office:value="2" calcext:value-type="float">
            <text:p>2</text:p>
          </table:table-cell>
          <table:table-cell office:value-type="float" office:value="0.18076264853503" calcext:value-type="float">
            <text:p>0.1807626485</text:p>
          </table:table-cell>
          <table:table-cell office:value-type="float" office:value="0.0865986394557823" calcext:value-type="float">
            <text:p>0.08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" calcext:value-type="float">
            <text:p>2</text:p>
          </table:table-cell>
          <table:table-cell office:value-type="float" office:value="0.17950651985785" calcext:value-type="float">
            <text:p>0.1795065199</text:p>
          </table:table-cell>
          <table:table-cell office:value-type="float" office:value="0.0981972789115646" calcext:value-type="float">
            <text:p>0.0981972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4573590323081" calcext:value-type="float">
            <text:p>1.9457359032</text:p>
          </table:table-cell>
          <table:table-cell office:value-type="float" office:value="70" calcext:value-type="float">
            <text:p>70</text:p>
          </table:table-cell>
          <table:table-cell office:value-type="float" office:value="1.96268465121021" calcext:value-type="float">
            <text:p>1.9626846512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2" calcext:value-type="float">
            <text:p>2</text:p>
          </table:table-cell>
          <table:table-cell office:value-type="float" office:value="0.194897387535908" calcext:value-type="float">
            <text:p>0.1948973875</text:p>
          </table:table-cell>
          <table:table-cell office:value-type="float" office:value="0.136666666666667" calcext:value-type="float">
            <text:p>0.13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987097749796" calcext:value-type="float">
            <text:p>1.898709775</text:p>
          </table:table-cell>
          <table:table-cell office:value-type="float" office:value="68" calcext:value-type="float">
            <text:p>68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21739130434783" calcext:value-type="float">
            <text:p>0.9217391304</text:p>
          </table:table-cell>
          <table:table-cell office:value-type="float" office:value="3" calcext:value-type="float">
            <text:p>3</text:p>
          </table:table-cell>
          <table:table-cell office:value-type="float" office:value="0.21231763733758" calcext:value-type="float">
            <text:p>0.2123176373</text:p>
          </table:table-cell>
          <table:table-cell office:value-type="float" office:value="0.144897959183673" calcext:value-type="float">
            <text:p>0.1448979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570779049672" calcext:value-type="float">
            <text:p>1.9357077905</text:p>
          </table:table-cell>
          <table:table-cell office:value-type="float" office:value="68" calcext:value-type="float">
            <text:p>68</text:p>
          </table:table-cell>
          <table:table-cell office:value-type="float" office:value="1.968688723751" calcext:value-type="float">
            <text:p>1.9686887238</text:p>
          </table:table-cell>
          <table:table-cell office:value-type="float" office:value="0.897196261682243" calcext:value-type="float">
            <text:p>0.8971962617</text:p>
          </table:table-cell>
          <table:table-cell office:value-type="float" office:value="2" calcext:value-type="float">
            <text:p>2</text:p>
          </table:table-cell>
          <table:table-cell office:value-type="float" office:value="0.206697698578674" calcext:value-type="float">
            <text:p>0.2066976986</text:p>
          </table:table-cell>
          <table:table-cell office:value-type="float" office:value="0.086859410430839" calcext:value-type="float">
            <text:p>0.086859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01656314699793" calcext:value-type="float">
            <text:p>0.040165631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2775438732852" calcext:value-type="float">
            <text:p>1.92775438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865979381443299" calcext:value-type="float">
            <text:p>0.8659793814</text:p>
          </table:table-cell>
          <table:table-cell office:value-type="float" office:value="2" calcext:value-type="float">
            <text:p>2</text:p>
          </table:table-cell>
          <table:table-cell office:value-type="float" office:value="0.198154568241794" calcext:value-type="float">
            <text:p>0.1981545682</text:p>
          </table:table-cell>
          <table:table-cell office:value-type="float" office:value="0.050952380952381" calcext:value-type="float">
            <text:p>0.05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1.86505277417058" calcext:value-type="float">
            <text:p>1.865052774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2" calcext:value-type="float">
            <text:p>2</text:p>
          </table:table-cell>
          <table:table-cell office:value-type="float" office:value="0.176937255522956" calcext:value-type="float">
            <text:p>0.1769372555</text:p>
          </table:table-cell>
          <table:table-cell office:value-type="float" office:value="0.0749319727891157" calcext:value-type="float">
            <text:p>0.0749319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22360248447205" calcext:value-type="float">
            <text:p>0.042236024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9881195898862" calcext:value-type="float">
            <text:p>1.89881195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office:value-type="float" office:value="0.162755623986995" calcext:value-type="float">
            <text:p>0.162755624</text:p>
          </table:table-cell>
          <table:table-cell office:value-type="float" office:value="0.136836734693878" calcext:value-type="float">
            <text:p>0.136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2" calcext:value-type="float">
            <text:p>2</text:p>
          </table:table-cell>
          <table:table-cell office:value-type="float" office:value="0.163101686948994" calcext:value-type="float">
            <text:p>0.1631016869</text:p>
          </table:table-cell>
          <table:table-cell office:value-type="float" office:value="0.0998639455782313" calcext:value-type="float">
            <text:p>0.0998639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0718716068936" calcext:value-type="float">
            <text:p>1.9071871607</text:p>
          </table:table-cell>
          <table:table-cell office:value-type="float" office:value="67" calcext:value-type="float">
            <text:p>67</text:p>
          </table:table-cell>
          <table:table-cell office:value-type="float" office:value="1.94895060799326" calcext:value-type="float">
            <text:p>1.94895060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2" calcext:value-type="float">
            <text:p>2</text:p>
          </table:table-cell>
          <table:table-cell office:value-type="float" office:value="0.201836825040802" calcext:value-type="float">
            <text:p>0.201836825</text:p>
          </table:table-cell>
          <table:table-cell office:value-type="float" office:value="0.0843537414965986" calcext:value-type="float">
            <text:p>0.084353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72670807453416" calcext:value-type="float">
            <text:p>0.037267080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.00000000001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2" calcext:value-type="float">
            <text:p>2</text:p>
          </table:table-cell>
          <table:table-cell office:value-type="float" office:value="0.171599010946031" calcext:value-type="float">
            <text:p>0.1715990109</text:p>
          </table:table-cell>
          <table:table-cell office:value-type="float" office:value="0.130136054421769" calcext:value-type="float">
            <text:p>0.1301360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9399585921325" calcext:value-type="float">
            <text:p>0.029399585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844" calcext:value-type="float">
            <text:p>384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901408450704225" calcext:value-type="float">
            <text:p>0.9014084507</text:p>
          </table:table-cell>
          <table:table-cell office:value-type="float" office:value="1" calcext:value-type="float">
            <text:p>1</text:p>
          </table:table-cell>
          <table:table-cell office:value-type="float" office:value="0.109718909380249" calcext:value-type="float">
            <text:p>0.1097189094</text:p>
          </table:table-cell>
          <table:table-cell office:value-type="float" office:value="0.0519047619047619" calcext:value-type="float">
            <text:p>0.05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6936936936937" calcext:value-type="float">
            <text:p>0.9369369369</text:p>
          </table:table-cell>
          <table:table-cell office:value-type="float" office:value="2" calcext:value-type="float">
            <text:p>2</text:p>
          </table:table-cell>
          <table:table-cell office:value-type="float" office:value="0.184411459320465" calcext:value-type="float">
            <text:p>0.1844114593</text:p>
          </table:table-cell>
          <table:table-cell office:value-type="float" office:value="0.200102040816327" calcext:value-type="float">
            <text:p>0.2001020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63768115942029" calcext:value-type="float">
            <text:p>0.046376811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3" calcext:value-type="float">
            <text:p>3</text:p>
          </table:table-cell>
          <table:table-cell office:value-type="float" office:value="0.191118296840634" calcext:value-type="float">
            <text:p>0.1911182968</text:p>
          </table:table-cell>
          <table:table-cell office:value-type="float" office:value="0.141655328798186" calcext:value-type="float">
            <text:p>0.141655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1782701919279" calcext:value-type="float">
            <text:p>1.817827019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990990990991" calcext:value-type="float">
            <text:p>0.9099099099</text:p>
          </table:table-cell>
          <table:table-cell office:value-type="float" office:value="2" calcext:value-type="float">
            <text:p>2</text:p>
          </table:table-cell>
          <table:table-cell office:value-type="float" office:value="0.185983379119154" calcext:value-type="float">
            <text:p>0.1859833791</text:p>
          </table:table-cell>
          <table:table-cell office:value-type="float" office:value="0.146462585034014" calcext:value-type="float">
            <text:p>0.146462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67908902691511" calcext:value-type="float">
            <text:p>0.046790890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83955007296164" calcext:value-type="float">
            <text:p>1.8395500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0353982300885" calcext:value-type="float">
            <text:p>0.9203539823</text:p>
          </table:table-cell>
          <table:table-cell office:value-type="float" office:value="2" calcext:value-type="float">
            <text:p>2</text:p>
          </table:table-cell>
          <table:table-cell office:value-type="float" office:value="0.20801633782756" calcext:value-type="float">
            <text:p>0.2080163378</text:p>
          </table:table-cell>
          <table:table-cell office:value-type="float" office:value="0.14297052154195" calcext:value-type="float">
            <text:p>0.1429705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2928697685397" calcext:value-type="float">
            <text:p>1.929286976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32692307692308" calcext:value-type="float">
            <text:p>0.9326923077</text:p>
          </table:table-cell>
          <table:table-cell office:value-type="float" office:value="2" calcext:value-type="float">
            <text:p>2</text:p>
          </table:table-cell>
          <table:table-cell office:value-type="float" office:value="0.181334323995321" calcext:value-type="float">
            <text:p>0.181334324</text:p>
          </table:table-cell>
          <table:table-cell office:value-type="float" office:value="0.126655328798186" calcext:value-type="float">
            <text:p>0.126655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1575446330507" calcext:value-type="float">
            <text:p>1.915754463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3" calcext:value-type="float">
            <text:p>3</text:p>
          </table:table-cell>
          <table:table-cell office:value-type="float" office:value="0.218197468488413" calcext:value-type="float">
            <text:p>0.2181974685</text:p>
          </table:table-cell>
          <table:table-cell office:value-type="float" office:value="0.14733560090703" calcext:value-type="float">
            <text:p>0.1473356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2665449051049" calcext:value-type="float">
            <text:p>1.926654490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2" calcext:value-type="float">
            <text:p>2</text:p>
          </table:table-cell>
          <table:table-cell office:value-type="float" office:value="0.208428957669614" calcext:value-type="float">
            <text:p>0.2084289577</text:p>
          </table:table-cell>
          <table:table-cell office:value-type="float" office:value="0.138843537414966" calcext:value-type="float">
            <text:p>0.1388435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600020353699" calcext:value-type="float">
            <text:p>1.956000203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70583533491693" calcext:value-type="float">
            <text:p>0.1705835335</text:p>
          </table:table-cell>
          <table:table-cell office:value-type="float" office:value="0.161972789115646" calcext:value-type="float">
            <text:p>0.161972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47826086956522" calcext:value-type="float">
            <text:p>0.034782608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6023488265518" calcext:value-type="float">
            <text:p>1.960234882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2" calcext:value-type="float">
            <text:p>2</text:p>
          </table:table-cell>
          <table:table-cell office:value-type="float" office:value="0.131725246982912" calcext:value-type="float">
            <text:p>0.131725247</text:p>
          </table:table-cell>
          <table:table-cell office:value-type="float" office:value="0.0785714285714286" calcext:value-type="float">
            <text:p>0.07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1.93684358983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1.94013787827+0j)</text:p>
          </table:table-cell>
          <table:table-cell office:value-type="float" office:value="0.953271028037383" calcext:value-type="float">
            <text:p>0.953271028</text:p>
          </table:table-cell>
          <table:table-cell office:value-type="float" office:value="2" calcext:value-type="float">
            <text:p>2</text:p>
          </table:table-cell>
          <table:table-cell office:value-type="float" office:value="0.212908713070113" calcext:value-type="float">
            <text:p>0.2129087131</text:p>
          </table:table-cell>
          <table:table-cell office:value-type="float" office:value="0.089047619047619" calcext:value-type="float">
            <text:p>0.08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.00000000001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3" calcext:value-type="float">
            <text:p>3</text:p>
          </table:table-cell>
          <table:table-cell office:value-type="float" office:value="0.215437505941248" calcext:value-type="float">
            <text:p>0.2154375059</text:p>
          </table:table-cell>
          <table:table-cell office:value-type="float" office:value="0.0828571428571429" calcext:value-type="float">
            <text:p>0.08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0343522729236" calcext:value-type="float">
            <text:p>1.90343522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2" calcext:value-type="float">
            <text:p>2</text:p>
          </table:table-cell>
          <table:table-cell office:value-type="float" office:value="0.198600897484465" calcext:value-type="float">
            <text:p>0.1986008975</text:p>
          </table:table-cell>
          <table:table-cell office:value-type="float" office:value="0.170136054421769" calcext:value-type="float">
            <text:p>0.1701360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83431939935" calcext:value-type="float">
            <text:p>1.9398343194</text:p>
          </table:table-cell>
          <table:table-cell office:value-type="float" office:value="70" calcext:value-type="float">
            <text:p>70</text:p>
          </table:table-cell>
          <table:table-cell office:value-type="float" office:value="1.96152499083598" calcext:value-type="float">
            <text:p>1.9615249908</text:p>
          </table:table-cell>
          <table:table-cell office:value-type="float" office:value="0.935779816513762" calcext:value-type="float">
            <text:p>0.9357798165</text:p>
          </table:table-cell>
          <table:table-cell office:value-type="float" office:value="2" calcext:value-type="float">
            <text:p>2</text:p>
          </table:table-cell>
          <table:table-cell office:value-type="float" office:value="0.213391827129103" calcext:value-type="float">
            <text:p>0.2133918271</text:p>
          </table:table-cell>
          <table:table-cell office:value-type="float" office:value="0.166904761904762" calcext:value-type="float">
            <text:p>0.166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9393232748646" calcext:value-type="float">
            <text:p>1.893932327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7826086956522" calcext:value-type="float">
            <text:p>0.947826087</text:p>
          </table:table-cell>
          <table:table-cell office:value-type="float" office:value="3" calcext:value-type="float">
            <text:p>3</text:p>
          </table:table-cell>
          <table:table-cell office:value-type="float" office:value="0.203515717775774" calcext:value-type="float">
            <text:p>0.2035157178</text:p>
          </table:table-cell>
          <table:table-cell office:value-type="float" office:value="0.184421768707483" calcext:value-type="float">
            <text:p>0.1844217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79474224673" calcext:value-type="float">
            <text:p>1.95794742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12621359223301" calcext:value-type="float">
            <text:p>0.9126213592</text:p>
          </table:table-cell>
          <table:table-cell office:value-type="float" office:value="2" calcext:value-type="float">
            <text:p>2</text:p>
          </table:table-cell>
          <table:table-cell office:value-type="float" office:value="0.17930312354436" calcext:value-type="float">
            <text:p>0.1793031235</text:p>
          </table:table-cell>
          <table:table-cell office:value-type="float" office:value="0.0691496598639456" calcext:value-type="float">
            <text:p>0.069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4405434248984" calcext:value-type="float">
            <text:p>1.944054342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171507154966672" calcext:value-type="float">
            <text:p>0.171507155</text:p>
          </table:table-cell>
          <table:table-cell office:value-type="float" office:value="0.0750226757369615" calcext:value-type="float">
            <text:p>0.075022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2" calcext:value-type="float">
            <text:p>2</text:p>
          </table:table-cell>
          <table:table-cell office:value-type="float" office:value="0.171738290222685" calcext:value-type="float">
            <text:p>0.1717382902</text:p>
          </table:table-cell>
          <table:table-cell office:value-type="float" office:value="0.136326530612245" calcext:value-type="float">
            <text:p>0.1363265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39544513457557" calcext:value-type="float">
            <text:p>0.033954451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732740139006" calcext:value-type="float">
            <text:p>1.937327401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2" calcext:value-type="float">
            <text:p>2</text:p>
          </table:table-cell>
          <table:table-cell office:value-type="float" office:value="0.152070676166066" calcext:value-type="float">
            <text:p>0.1520706762</text:p>
          </table:table-cell>
          <table:table-cell office:value-type="float" office:value="0.0680952380952381" calcext:value-type="float">
            <text:p>0.06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844" calcext:value-type="float">
            <text:p>384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.185961199309035" calcext:value-type="float">
            <text:p>0.1859611993</text:p>
          </table:table-cell>
          <table:table-cell office:value-type="float" office:value="0.113707482993197" calcext:value-type="float">
            <text:p>0.113707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0057373032501" calcext:value-type="float">
            <text:p>1.900573730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.153402353946741" calcext:value-type="float">
            <text:p>0.1534023539</text:p>
          </table:table-cell>
          <table:table-cell office:value-type="float" office:value="0.152847866419295" calcext:value-type="float">
            <text:p>0.1528478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07407407407407" calcext:value-type="float">
            <text:p>0.9074074074</text:p>
          </table:table-cell>
          <table:table-cell office:value-type="float" office:value="2" calcext:value-type="float">
            <text:p>2</text:p>
          </table:table-cell>
          <table:table-cell office:value-type="float" office:value="0.19964154283295" calcext:value-type="float">
            <text:p>0.1996415428</text:p>
          </table:table-cell>
          <table:table-cell office:value-type="float" office:value="0.123877551020408" calcext:value-type="float">
            <text:p>0.123877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1565364257817" calcext:value-type="float">
            <text:p>1.9156536426</text:p>
          </table:table-cell>
          <table:table-cell office:value-type="float" office:value="66" calcext:value-type="float">
            <text:p>66</text:p>
          </table:table-cell>
          <table:table-cell office:value-type="float" office:value="1.94152377924929" calcext:value-type="float">
            <text:p>1.9415237792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2" calcext:value-type="float">
            <text:p>2</text:p>
          </table:table-cell>
          <table:table-cell office:value-type="float" office:value="0.195917424606434" calcext:value-type="float">
            <text:p>0.1959174246</text:p>
          </table:table-cell>
          <table:table-cell office:value-type="float" office:value="0.115850340136054" calcext:value-type="float">
            <text:p>0.1158503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1.96003153061347" calcext:value-type="float">
            <text:p>1.960031530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2173913043478" calcext:value-type="float">
            <text:p>0.902173913</text:p>
          </table:table-cell>
          <table:table-cell office:value-type="float" office:value="2" calcext:value-type="float">
            <text:p>2</text:p>
          </table:table-cell>
          <table:table-cell office:value-type="float" office:value="0.161437047410174" calcext:value-type="float">
            <text:p>0.1614370474</text:p>
          </table:table-cell>
          <table:table-cell office:value-type="float" office:value="0.0552380952380952" calcext:value-type="float">
            <text:p>0.055238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1.90869225552714" calcext:value-type="float">
            <text:p>1.908692255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2" calcext:value-type="float">
            <text:p>2</text:p>
          </table:table-cell>
          <table:table-cell office:value-type="float" office:value="0.178532102530443" calcext:value-type="float">
            <text:p>0.1785321025</text:p>
          </table:table-cell>
          <table:table-cell office:value-type="float" office:value="0.133061224489796" calcext:value-type="float">
            <text:p>0.1330612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98148148148148" calcext:value-type="float">
            <text:p>0.8981481481</text:p>
          </table:table-cell>
          <table:table-cell office:value-type="float" office:value="2" calcext:value-type="float">
            <text:p>2</text:p>
          </table:table-cell>
          <table:table-cell office:value-type="float" office:value="0.209427807213864" calcext:value-type="float">
            <text:p>0.2094278072</text:p>
          </table:table-cell>
          <table:table-cell office:value-type="float" office:value="0.107380952380952" calcext:value-type="float">
            <text:p>0.107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2597214703774" calcext:value-type="float">
            <text:p>1.925972147</text:p>
          </table:table-cell>
          <table:table-cell office:value-type="float" office:value="69" calcext:value-type="float">
            <text:p>69</text:p>
          </table:table-cell>
          <table:table-cell office:value-type="float" office:value="1.94046959813349" calcext:value-type="float">
            <text:p>1.9404695981</text:p>
          </table:table-cell>
          <table:table-cell office:value-type="float" office:value="0.943396226415094" calcext:value-type="float">
            <text:p>0.9433962264</text:p>
          </table:table-cell>
          <table:table-cell office:value-type="float" office:value="2" calcext:value-type="float">
            <text:p>2</text:p>
          </table:table-cell>
          <table:table-cell office:value-type="float" office:value="0.20979144693273" calcext:value-type="float">
            <text:p>0.2097914469</text:p>
          </table:table-cell>
          <table:table-cell office:value-type="float" office:value="0.146598639455782" calcext:value-type="float">
            <text:p>0.14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8780532665369" calcext:value-type="float">
            <text:p>1.88780532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880434782608696" calcext:value-type="float">
            <text:p>0.8804347826</text:p>
          </table:table-cell>
          <table:table-cell office:value-type="float" office:value="2" calcext:value-type="float">
            <text:p>2</text:p>
          </table:table-cell>
          <table:table-cell office:value-type="float" office:value="0.152054690974544" calcext:value-type="float">
            <text:p>0.152054691</text:p>
          </table:table-cell>
          <table:table-cell office:value-type="float" office:value="0.173299319727891" calcext:value-type="float">
            <text:p>0.1732993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0693069306931" calcext:value-type="float">
            <text:p>0.9306930693</text:p>
          </table:table-cell>
          <table:table-cell office:value-type="float" office:value="2" calcext:value-type="float">
            <text:p>2</text:p>
          </table:table-cell>
          <table:table-cell office:value-type="float" office:value="0.181329499580567" calcext:value-type="float">
            <text:p>0.1813294996</text:p>
          </table:table-cell>
          <table:table-cell office:value-type="float" office:value="0.120816326530612" calcext:value-type="float">
            <text:p>0.1208163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633993389762" calcext:value-type="float">
            <text:p>1.936339933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2</text:p>
          </table:table-cell>
          <table:table-cell office:value-type="float" office:value="2" calcext:value-type="float">
            <text:p>2</text:p>
          </table:table-cell>
          <table:table-cell office:value-type="float" office:value="0.183343897283701" calcext:value-type="float">
            <text:p>0.1833438973</text:p>
          </table:table-cell>
          <table:table-cell office:value-type="float" office:value="0.131836734693878" calcext:value-type="float">
            <text:p>0.131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2" calcext:value-type="float">
            <text:p>2</text:p>
          </table:table-cell>
          <table:table-cell office:value-type="float" office:value="0.176592354382218" calcext:value-type="float">
            <text:p>0.1765923544</text:p>
          </table:table-cell>
          <table:table-cell office:value-type="float" office:value="0.103877551020408" calcext:value-type="float">
            <text:p>0.103877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64389233954451" calcext:value-type="float">
            <text:p>0.036438923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489+0j)</text:p>
          </table:table-cell>
          <table:table-cell office:value-type="string" calcext:value-type="string">
            <text:p>(1.96280437785+0j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2+0j)</text:p>
          </table:table-cell>
          <table:table-cell office:value-type="float" office:value="0.920454545454545" calcext:value-type="float">
            <text:p>0.9204545455</text:p>
          </table:table-cell>
          <table:table-cell office:value-type="float" office:value="2" calcext:value-type="float">
            <text:p>2</text:p>
          </table:table-cell>
          <table:table-cell office:value-type="float" office:value="0.156575493238254" calcext:value-type="float">
            <text:p>0.1565754932</text:p>
          </table:table-cell>
          <table:table-cell office:value-type="float" office:value="0.0720748299319728" calcext:value-type="float">
            <text:p>0.0720748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3681841668912" calcext:value-type="float">
            <text:p>1.936818416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2" calcext:value-type="float">
            <text:p>2</text:p>
          </table:table-cell>
          <table:table-cell office:value-type="float" office:value="0.160205064637198" calcext:value-type="float">
            <text:p>0.1602050646</text:p>
          </table:table-cell>
          <table:table-cell office:value-type="float" office:value="0.0970748299319728" calcext:value-type="float">
            <text:p>0.0970748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86358174697711" calcext:value-type="float">
            <text:p>1.86358174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2" calcext:value-type="float">
            <text:p>2</text:p>
          </table:table-cell>
          <table:table-cell office:value-type="float" office:value="0.147725384971341" calcext:value-type="float">
            <text:p>0.147725385</text:p>
          </table:table-cell>
          <table:table-cell office:value-type="float" office:value="0.128163265306122" calcext:value-type="float">
            <text:p>0.1281632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3545089599116" calcext:value-type="float">
            <text:p>1.935450896</text:p>
          </table:table-cell>
          <table:table-cell office:value-type="float" office:value="69" calcext:value-type="float">
            <text:p>69</text:p>
          </table:table-cell>
          <table:table-cell office:value-type="float" office:value="1.96028984238074" calcext:value-type="float">
            <text:p>1.9602898424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2" calcext:value-type="float">
            <text:p>2</text:p>
          </table:table-cell>
          <table:table-cell office:value-type="float" office:value="0.200857481643403" calcext:value-type="float">
            <text:p>0.2008574816</text:p>
          </table:table-cell>
          <table:table-cell office:value-type="float" office:value="0.121224489795918" calcext:value-type="float">
            <text:p>0.1212244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89401701750489" calcext:value-type="float">
            <text:p>1.894017017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15094339622642" calcext:value-type="float">
            <text:p>0.9150943396</text:p>
          </table:table-cell>
          <table:table-cell office:value-type="float" office:value="2" calcext:value-type="float">
            <text:p>2</text:p>
          </table:table-cell>
          <table:table-cell office:value-type="float" office:value="0.167974992816281" calcext:value-type="float">
            <text:p>0.1679749928</text:p>
          </table:table-cell>
          <table:table-cell office:value-type="float" office:value="0.0976190476190476" calcext:value-type="float">
            <text:p>0.09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87161665873141" calcext:value-type="float">
            <text:p>1.871616658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42307692307692" calcext:value-type="float">
            <text:p>0.9423076923</text:p>
          </table:table-cell>
          <table:table-cell office:value-type="float" office:value="2" calcext:value-type="float">
            <text:p>2</text:p>
          </table:table-cell>
          <table:table-cell office:value-type="float" office:value="0.201791712906271" calcext:value-type="float">
            <text:p>0.2017917129</text:p>
          </table:table-cell>
          <table:table-cell office:value-type="float" office:value="0.157619047619048" calcext:value-type="float">
            <text:p>0.15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1262939958592" calcext:value-type="float">
            <text:p>0.0331262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969" calcext:value-type="float">
            <text:p>3969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.8875" calcext:value-type="float">
            <text:p>0.8875</text:p>
          </table:table-cell>
          <table:table-cell office:value-type="float" office:value="2" calcext:value-type="float">
            <text:p>2</text:p>
          </table:table-cell>
          <table:table-cell office:value-type="float" office:value="0.125266371616549" calcext:value-type="float">
            <text:p>0.1252663716</text:p>
          </table:table-cell>
          <table:table-cell office:value-type="float" office:value="0.0591496598639456" calcext:value-type="float">
            <text:p>0.059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88791123453097" calcext:value-type="float">
            <text:p>1.8879112345</text:p>
          </table:table-cell>
          <table:table-cell office:value-type="float" office:value="70" calcext:value-type="float">
            <text:p>70</text:p>
          </table:table-cell>
          <table:table-cell office:value-type="float" office:value="1.9187898385855" calcext:value-type="float">
            <text:p>1.9187898386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3" calcext:value-type="float">
            <text:p>3</text:p>
          </table:table-cell>
          <table:table-cell office:value-type="float" office:value="0.231075962067374" calcext:value-type="float">
            <text:p>0.2310759621</text:p>
          </table:table-cell>
          <table:table-cell office:value-type="float" office:value="0.156428571428572" calcext:value-type="float">
            <text:p>0.156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03846153846154" calcext:value-type="float">
            <text:p>0.9038461538</text:p>
          </table:table-cell>
          <table:table-cell office:value-type="float" office:value="2" calcext:value-type="float">
            <text:p>2</text:p>
          </table:table-cell>
          <table:table-cell office:value-type="float" office:value="0.170077190067521" calcext:value-type="float">
            <text:p>0.1700771901</text:p>
          </table:table-cell>
          <table:table-cell office:value-type="float" office:value="0.128083900226757" calcext:value-type="float">
            <text:p>0.1280839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.00000000001" calcext:value-type="float">
            <text:p>4761</text:p>
          </table:table-cell>
          <table:table-cell office:value-type="float" office:value="1.92956267564686" calcext:value-type="float">
            <text:p>1.92956267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333333333333" calcext:value-type="float">
            <text:p>0.9333333333</text:p>
          </table:table-cell>
          <table:table-cell office:value-type="float" office:value="2" calcext:value-type="float">
            <text:p>2</text:p>
          </table:table-cell>
          <table:table-cell office:value-type="float" office:value="0.195388417787051" calcext:value-type="float">
            <text:p>0.1953884178</text:p>
          </table:table-cell>
          <table:table-cell office:value-type="float" office:value="0.0944784580498867" calcext:value-type="float">
            <text:p>0.09447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5060617780722" calcext:value-type="float">
            <text:p>1.95060617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27083333333333" calcext:value-type="float">
            <text:p>0.9270833333</text:p>
          </table:table-cell>
          <table:table-cell office:value-type="float" office:value="2" calcext:value-type="float">
            <text:p>2</text:p>
          </table:table-cell>
          <table:table-cell office:value-type="float" office:value="0.177355068706007" calcext:value-type="float">
            <text:p>0.1773550687</text:p>
          </table:table-cell>
          <table:table-cell office:value-type="float" office:value="0.0533333333333333" calcext:value-type="float">
            <text:p>0.05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3543631813134" calcext:value-type="float">
            <text:p>1.935436318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2" calcext:value-type="float">
            <text:p>2</text:p>
          </table:table-cell>
          <table:table-cell office:value-type="float" office:value="0.194013485827349" calcext:value-type="float">
            <text:p>0.1940134858</text:p>
          </table:table-cell>
          <table:table-cell office:value-type="float" office:value="0.178979591836735" calcext:value-type="float">
            <text:p>0.1789795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2413793103448" calcext:value-type="float">
            <text:p>0.9224137931</text:p>
          </table:table-cell>
          <table:table-cell office:value-type="float" office:value="3" calcext:value-type="float">
            <text:p>3</text:p>
          </table:table-cell>
          <table:table-cell office:value-type="float" office:value="0.18582629014471" calcext:value-type="float">
            <text:p>0.1858262901</text:p>
          </table:table-cell>
          <table:table-cell office:value-type="float" office:value="0.11234693877551" calcext:value-type="float">
            <text:p>0.1123469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47826086956522" calcext:value-type="float">
            <text:p>0.034782608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2" calcext:value-type="float">
            <text:p>2</text:p>
          </table:table-cell>
          <table:table-cell office:value-type="float" office:value="0.151100933951499" calcext:value-type="float">
            <text:p>0.151100934</text:p>
          </table:table-cell>
          <table:table-cell office:value-type="float" office:value="0.0460544217687075" calcext:value-type="float">
            <text:p>0.0460544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2" calcext:value-type="float">
            <text:p>2</text:p>
          </table:table-cell>
          <table:table-cell office:value-type="float" office:value="0.178673566185949" calcext:value-type="float">
            <text:p>0.1786735662</text:p>
          </table:table-cell>
          <table:table-cell office:value-type="float" office:value="0.0752380952380953" calcext:value-type="float">
            <text:p>0.075238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2" calcext:value-type="float">
            <text:p>2</text:p>
          </table:table-cell>
          <table:table-cell office:value-type="float" office:value="0.170033648271855" calcext:value-type="float">
            <text:p>0.1700336483</text:p>
          </table:table-cell>
          <table:table-cell office:value-type="float" office:value="0.141904761904762" calcext:value-type="float">
            <text:p>0.14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1044597790309" calcext:value-type="float">
            <text:p>1.910445977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42307692307692" calcext:value-type="float">
            <text:p>0.9423076923</text:p>
          </table:table-cell>
          <table:table-cell office:value-type="float" office:value="2" calcext:value-type="float">
            <text:p>2</text:p>
          </table:table-cell>
          <table:table-cell office:value-type="float" office:value="0.186210070441415" calcext:value-type="float">
            <text:p>0.1862100704</text:p>
          </table:table-cell>
          <table:table-cell office:value-type="float" office:value="0.0994557823129252" calcext:value-type="float">
            <text:p>0.0994557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.00000000001" calcext:value-type="float">
            <text:p>4356</text:p>
          </table:table-cell>
          <table:table-cell office:value-type="float" office:value="1.90631356302853" calcext:value-type="float">
            <text:p>1.906313563</text:p>
          </table:table-cell>
          <table:table-cell office:value-type="float" office:value="67" calcext:value-type="float">
            <text:p>67</text:p>
          </table:table-cell>
          <table:table-cell office:value-type="float" office:value="1.93755780264191" calcext:value-type="float">
            <text:p>1.9375578026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206520921616037" calcext:value-type="float">
            <text:p>0.2065209216</text:p>
          </table:table-cell>
          <table:table-cell office:value-type="float" office:value="0.111768707482993" calcext:value-type="float">
            <text:p>0.1117687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5552236865816" calcext:value-type="float">
            <text:p>1.855522368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5185185185185" calcext:value-type="float">
            <text:p>0.9351851852</text:p>
          </table:table-cell>
          <table:table-cell office:value-type="float" office:value="2" calcext:value-type="float">
            <text:p>2</text:p>
          </table:table-cell>
          <table:table-cell office:value-type="float" office:value="0.190160560247142" calcext:value-type="float">
            <text:p>0.1901605602</text:p>
          </table:table-cell>
          <table:table-cell office:value-type="float" office:value="0.131224489795918" calcext:value-type="float">
            <text:p>0.1312244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86091957170965" calcext:value-type="float">
            <text:p>1.860919571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6605504587156" calcext:value-type="float">
            <text:p>0.9266055046</text:p>
          </table:table-cell>
          <table:table-cell office:value-type="float" office:value="2" calcext:value-type="float">
            <text:p>2</text:p>
          </table:table-cell>
          <table:table-cell office:value-type="float" office:value="0.215093856624885" calcext:value-type="float">
            <text:p>0.2150938566</text:p>
          </table:table-cell>
          <table:table-cell office:value-type="float" office:value="0.138730158730159" calcext:value-type="float">
            <text:p>0.1387301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5332718801587" calcext:value-type="float">
            <text:p>1.953327188</text:p>
          </table:table-cell>
          <table:table-cell office:value-type="float" office:value="69" calcext:value-type="float">
            <text:p>69</text:p>
          </table:table-cell>
          <table:table-cell office:value-type="float" office:value="1.96393524711139" calcext:value-type="float">
            <text:p>1.9639352471</text:p>
          </table:table-cell>
          <table:table-cell office:value-type="float" office:value="0.923809523809524" calcext:value-type="float">
            <text:p>0.9238095238</text:p>
          </table:table-cell>
          <table:table-cell office:value-type="float" office:value="2" calcext:value-type="float">
            <text:p>2</text:p>
          </table:table-cell>
          <table:table-cell office:value-type="float" office:value="0.207741636460847" calcext:value-type="float">
            <text:p>0.2077416365</text:p>
          </table:table-cell>
          <table:table-cell office:value-type="float" office:value="0.114829931972789" calcext:value-type="float">
            <text:p>0.11482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.00000000001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890909090909091" calcext:value-type="float">
            <text:p>0.8909090909</text:p>
          </table:table-cell>
          <table:table-cell office:value-type="float" office:value="2" calcext:value-type="float">
            <text:p>2</text:p>
          </table:table-cell>
          <table:table-cell office:value-type="float" office:value="0.192202591732239" calcext:value-type="float">
            <text:p>0.1922025917</text:p>
          </table:table-cell>
          <table:table-cell office:value-type="float" office:value="0.118741496598639" calcext:value-type="float">
            <text:p>0.11874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5997462082964" calcext:value-type="float">
            <text:p>1.959974620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2" calcext:value-type="float">
            <text:p>2</text:p>
          </table:table-cell>
          <table:table-cell office:value-type="float" office:value="0.178991639058975" calcext:value-type="float">
            <text:p>0.1789916391</text:p>
          </table:table-cell>
          <table:table-cell office:value-type="float" office:value="0.114557823129252" calcext:value-type="float">
            <text:p>0.1145578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135198468099" calcext:value-type="float">
            <text:p>1.913519846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0.15138607334477" calcext:value-type="float">
            <text:p>0.1513860733</text:p>
          </table:table-cell>
          <table:table-cell office:value-type="float" office:value="0.080952380952381" calcext:value-type="float">
            <text:p>0.0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2" calcext:value-type="float">
            <text:p>2</text:p>
          </table:table-cell>
          <table:table-cell office:value-type="float" office:value="0.169765775019336" calcext:value-type="float">
            <text:p>0.169765775</text:p>
          </table:table-cell>
          <table:table-cell office:value-type="float" office:value="0.126734693877551" calcext:value-type="float">
            <text:p>0.1267346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3805796817772" calcext:value-type="float">
            <text:p>1.938057968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887931034482759" calcext:value-type="float">
            <text:p>0.8879310345</text:p>
          </table:table-cell>
          <table:table-cell office:value-type="float" office:value="2" calcext:value-type="float">
            <text:p>2</text:p>
          </table:table-cell>
          <table:table-cell office:value-type="float" office:value="0.220483579182542" calcext:value-type="float">
            <text:p>0.2204835792</text:p>
          </table:table-cell>
          <table:table-cell office:value-type="float" office:value="0.110602968460111" calcext:value-type="float">
            <text:p>0.1106029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2" calcext:value-type="float">
            <text:p>2</text:p>
          </table:table-cell>
          <table:table-cell office:value-type="float" office:value="0.176921429610571" calcext:value-type="float">
            <text:p>0.1769214296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38302277432712" calcext:value-type="float">
            <text:p>0.053830227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4291589223142" calcext:value-type="float">
            <text:p>1.8429158922</text:p>
          </table:table-cell>
          <table:table-cell office:value-type="float" office:value="69" calcext:value-type="float">
            <text:p>69</text:p>
          </table:table-cell>
          <table:table-cell office:value-type="float" office:value="1.90977564244619" calcext:value-type="float">
            <text:p>1.9097756424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3" calcext:value-type="float">
            <text:p>3</text:p>
          </table:table-cell>
          <table:table-cell office:value-type="float" office:value="0.240136024652192" calcext:value-type="float">
            <text:p>0.2401360247</text:p>
          </table:table-cell>
          <table:table-cell office:value-type="float" office:value="0.147414965986395" calcext:value-type="float">
            <text:p>0.1474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761+0j)</text:p>
          </table:table-cell>
          <table:table-cell office:value-type="string" calcext:value-type="string">
            <text:p>(2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30693069306931" calcext:value-type="float">
            <text:p>0.9306930693</text:p>
          </table:table-cell>
          <table:table-cell office:value-type="float" office:value="2" calcext:value-type="float">
            <text:p>2</text:p>
          </table:table-cell>
          <table:table-cell office:value-type="float" office:value="0.183037638783446" calcext:value-type="float">
            <text:p>0.1830376388</text:p>
          </table:table-cell>
          <table:table-cell office:value-type="float" office:value="0.108537414965986" calcext:value-type="float">
            <text:p>0.108537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555202947747" calcext:value-type="float">
            <text:p>1.935552029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962264150943" calcext:value-type="float">
            <text:p>0.9339622642</text:p>
          </table:table-cell>
          <table:table-cell office:value-type="float" office:value="2" calcext:value-type="float">
            <text:p>2</text:p>
          </table:table-cell>
          <table:table-cell office:value-type="float" office:value="0.199958544022973" calcext:value-type="float">
            <text:p>0.199958544</text:p>
          </table:table-cell>
          <table:table-cell office:value-type="float" office:value="0.138639455782313" calcext:value-type="float">
            <text:p>0.1386394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31262939958592" calcext:value-type="float">
            <text:p>0.0331262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9125" calcext:value-type="float">
            <text:p>0.9125</text:p>
          </table:table-cell>
          <table:table-cell office:value-type="float" office:value="2" calcext:value-type="float">
            <text:p>2</text:p>
          </table:table-cell>
          <table:table-cell office:value-type="float" office:value="0.15065662295672" calcext:value-type="float">
            <text:p>0.150656623</text:p>
          </table:table-cell>
          <table:table-cell office:value-type="float" office:value="0.0851700680272109" calcext:value-type="float">
            <text:p>0.08517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4027519461369" calcext:value-type="float">
            <text:p>1.940275194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24731182795699" calcext:value-type="float">
            <text:p>0.9247311828</text:p>
          </table:table-cell>
          <table:table-cell office:value-type="float" office:value="2" calcext:value-type="float">
            <text:p>2</text:p>
          </table:table-cell>
          <table:table-cell office:value-type="float" office:value="0.157487229832344" calcext:value-type="float">
            <text:p>0.1574872298</text:p>
          </table:table-cell>
          <table:table-cell office:value-type="float" office:value="0.113265306122449" calcext:value-type="float">
            <text:p>0.1132653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76811594202899" calcext:value-type="float">
            <text:p>0.037681159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2" calcext:value-type="float">
            <text:p>2</text:p>
          </table:table-cell>
          <table:table-cell office:value-type="float" office:value="0.168493136149723" calcext:value-type="float">
            <text:p>0.1684931361</text:p>
          </table:table-cell>
          <table:table-cell office:value-type="float" office:value="0.0695238095238095" calcext:value-type="float">
            <text:p>0.0695238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18918918918919" calcext:value-type="float">
            <text:p>0.9189189189</text:p>
          </table:table-cell>
          <table:table-cell office:value-type="float" office:value="2" calcext:value-type="float">
            <text:p>2</text:p>
          </table:table-cell>
          <table:table-cell office:value-type="float" office:value="0.193799825811928" calcext:value-type="float">
            <text:p>0.1937998258</text:p>
          </table:table-cell>
          <table:table-cell office:value-type="float" office:value="0.128231292517007" calcext:value-type="float">
            <text:p>0.128231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55486542443064" calcext:value-type="float">
            <text:p>0.045548654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2" calcext:value-type="float">
            <text:p>2</text:p>
          </table:table-cell>
          <table:table-cell office:value-type="float" office:value="0.200893512956512" calcext:value-type="float">
            <text:p>0.200893513</text:p>
          </table:table-cell>
          <table:table-cell office:value-type="float" office:value="0.167619047619048" calcext:value-type="float">
            <text:p>0.16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.00000000001" calcext:value-type="float">
            <text:p>4624</text:p>
          </table:table-cell>
          <table:table-cell office:value-type="float" office:value="1.90883243135214" calcext:value-type="float">
            <text:p>1.908832431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2" calcext:value-type="float">
            <text:p>2</text:p>
          </table:table-cell>
          <table:table-cell office:value-type="float" office:value="0.188991638795635" calcext:value-type="float">
            <text:p>0.1889916388</text:p>
          </table:table-cell>
          <table:table-cell office:value-type="float" office:value="0.106598639455782" calcext:value-type="float">
            <text:p>0.10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2561891122639" calcext:value-type="float">
            <text:p>1.9256189112</text:p>
          </table:table-cell>
          <table:table-cell office:value-type="float" office:value="66" calcext:value-type="float">
            <text:p>66</text:p>
          </table:table-cell>
          <table:table-cell office:value-type="float" office:value="2.00000000000001" calcext:value-type="float">
            <text:p>2</text:p>
          </table:table-cell>
          <table:table-cell office:value-type="float" office:value="0.913461538461538" calcext:value-type="float">
            <text:p>0.9134615385</text:p>
          </table:table-cell>
          <table:table-cell office:value-type="float" office:value="2" calcext:value-type="float">
            <text:p>2</text:p>
          </table:table-cell>
          <table:table-cell office:value-type="float" office:value="0.179131269290174" calcext:value-type="float">
            <text:p>0.1791312693</text:p>
          </table:table-cell>
          <table:table-cell office:value-type="float" office:value="0.126836734693878" calcext:value-type="float">
            <text:p>0.1268367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3" calcext:value-type="float">
            <text:p>3</text:p>
          </table:table-cell>
          <table:table-cell office:value-type="float" office:value="0.207657753310521" calcext:value-type="float">
            <text:p>0.2076577533</text:p>
          </table:table-cell>
          <table:table-cell office:value-type="float" office:value="0.150646258503401" calcext:value-type="float">
            <text:p>0.1506462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385093167701863" calcext:value-type="float">
            <text:p>0.038509316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3319165094" calcext:value-type="float">
            <text:p>1.9393319165</text:p>
          </table:table-cell>
          <table:table-cell office:value-type="float" office:value="70" calcext:value-type="float">
            <text:p>70</text:p>
          </table:table-cell>
          <table:table-cell office:value-type="float" office:value="1.95039317647842" calcext:value-type="float">
            <text:p>1.9503931765</text:p>
          </table:table-cell>
          <table:table-cell office:value-type="float" office:value="0.924731182795699" calcext:value-type="float">
            <text:p>0.9247311828</text:p>
          </table:table-cell>
          <table:table-cell office:value-type="float" office:value="2" calcext:value-type="float">
            <text:p>2</text:p>
          </table:table-cell>
          <table:table-cell office:value-type="float" office:value="0.203150550092719" calcext:value-type="float">
            <text:p>0.2031505501</text:p>
          </table:table-cell>
          <table:table-cell office:value-type="float" office:value="0.0629251700680272" calcext:value-type="float">
            <text:p>0.0629251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74337052445" calcext:value-type="float">
            <text:p>1.9397433705</text:p>
          </table:table-cell>
          <table:table-cell office:value-type="float" office:value="70" calcext:value-type="float">
            <text:p>70</text:p>
          </table:table-cell>
          <table:table-cell office:value-type="float" office:value="1.94160488380621" calcext:value-type="float">
            <text:p>1.9416048838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2" calcext:value-type="float">
            <text:p>2</text:p>
          </table:table-cell>
          <table:table-cell office:value-type="float" office:value="0.206727756077091" calcext:value-type="float">
            <text:p>0.2067277561</text:p>
          </table:table-cell>
          <table:table-cell office:value-type="float" office:value="0.137687074829932" calcext:value-type="float">
            <text:p>0.1376870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2" calcext:value-type="float">
            <text:p>2</text:p>
          </table:table-cell>
          <table:table-cell office:value-type="float" office:value="0.17500026332415" calcext:value-type="float">
            <text:p>0.1750002633</text:p>
          </table:table-cell>
          <table:table-cell office:value-type="float" office:value="0.0710204081632653" calcext:value-type="float">
            <text:p>0.0710204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219461697723" calcext:value-type="float">
            <text:p>0.041821946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4.99999999999" calcext:value-type="float">
            <text:p>4225</text:p>
          </table:table-cell>
          <table:table-cell office:value-type="float" office:value="1.892189015931" calcext:value-type="float">
            <text:p>1.8921890159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00990099009901" calcext:value-type="float">
            <text:p>0.900990099</text:p>
          </table:table-cell>
          <table:table-cell office:value-type="float" office:value="2" calcext:value-type="float">
            <text:p>2</text:p>
          </table:table-cell>
          <table:table-cell office:value-type="float" office:value="0.17787007325816" calcext:value-type="float">
            <text:p>0.1778700733</text:p>
          </table:table-cell>
          <table:table-cell office:value-type="float" office:value="0.118843537414966" calcext:value-type="float">
            <text:p>0.1188435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93374741200828" calcext:value-type="float">
            <text:p>0.03933747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578947368421" calcext:value-type="float">
            <text:p>0.9157894737</text:p>
          </table:table-cell>
          <table:table-cell office:value-type="float" office:value="2" calcext:value-type="float">
            <text:p>2</text:p>
          </table:table-cell>
          <table:table-cell office:value-type="float" office:value="0.177105870267683" calcext:value-type="float">
            <text:p>0.1771058703</text:p>
          </table:table-cell>
          <table:table-cell office:value-type="float" office:value="0.0538095238095238" calcext:value-type="float">
            <text:p>0.05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3639446184584" calcext:value-type="float">
            <text:p>1.936394461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2" calcext:value-type="float">
            <text:p>2</text:p>
          </table:table-cell>
          <table:table-cell office:value-type="float" office:value="0.185785255502054" calcext:value-type="float">
            <text:p>0.1857852555</text:p>
          </table:table-cell>
          <table:table-cell office:value-type="float" office:value="0.137925170068027" calcext:value-type="float">
            <text:p>0.1379251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" calcext:value-type="float">
            <text:p>4900</text:p>
          </table:table-cell>
          <table:table-cell office:value-type="float" office:value="1.90633563477686" calcext:value-type="float">
            <text:p>1.906335634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2" calcext:value-type="float">
            <text:p>2</text:p>
          </table:table-cell>
          <table:table-cell office:value-type="float" office:value="0.194495774416829" calcext:value-type="float">
            <text:p>0.1944957744</text:p>
          </table:table-cell>
          <table:table-cell office:value-type="float" office:value="0.0763605442176871" calcext:value-type="float">
            <text:p>0.0763605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92753623188406" calcext:value-type="float">
            <text:p>0.049275362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1284899512506" calcext:value-type="float">
            <text:p>1.9128489951</text:p>
          </table:table-cell>
          <table:table-cell office:value-type="float" office:value="70" calcext:value-type="float">
            <text:p>70</text:p>
          </table:table-cell>
          <table:table-cell office:value-type="float" office:value="1.95925866626379" calcext:value-type="float">
            <text:p>1.9592586663</text:p>
          </table:table-cell>
          <table:table-cell office:value-type="float" office:value="0.92436974789916" calcext:value-type="float">
            <text:p>0.9243697479</text:p>
          </table:table-cell>
          <table:table-cell office:value-type="float" office:value="3" calcext:value-type="float">
            <text:p>3</text:p>
          </table:table-cell>
          <table:table-cell office:value-type="float" office:value="0.226928100804231" calcext:value-type="float">
            <text:p>0.2269281008</text:p>
          </table:table-cell>
          <table:table-cell office:value-type="float" office:value="0.143514739229025" calcext:value-type="float">
            <text:p>0.1435147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2" calcext:value-type="float">
            <text:p>2</text:p>
          </table:table-cell>
          <table:table-cell office:value-type="float" office:value="0.143647063123407" calcext:value-type="float">
            <text:p>0.1436470631</text:p>
          </table:table-cell>
          <table:table-cell office:value-type="float" office:value="0.132721088435374" calcext:value-type="float">
            <text:p>0.1327210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61680069938" calcext:value-type="float">
            <text:p>1.939616800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2" calcext:value-type="float">
            <text:p>2</text:p>
          </table:table-cell>
          <table:table-cell office:value-type="float" office:value="0.200285589448293" calcext:value-type="float">
            <text:p>0.2002855894</text:p>
          </table:table-cell>
          <table:table-cell office:value-type="float" office:value="0.12359410430839" calcext:value-type="float">
            <text:p>0.123594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0660641895621" calcext:value-type="float">
            <text:p>1.906606419</text:p>
          </table:table-cell>
          <table:table-cell office:value-type="float" office:value="70" calcext:value-type="float">
            <text:p>70</text:p>
          </table:table-cell>
          <table:table-cell office:value-type="float" office:value="1.93541689972492" calcext:value-type="float">
            <text:p>1.9354168997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3" calcext:value-type="float">
            <text:p>3</text:p>
          </table:table-cell>
          <table:table-cell office:value-type="float" office:value="0.22764745828834" calcext:value-type="float">
            <text:p>0.2276474583</text:p>
          </table:table-cell>
          <table:table-cell office:value-type="float" office:value="0.141655328798186" calcext:value-type="float">
            <text:p>0.141655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393374741200828" calcext:value-type="float">
            <text:p>0.03933747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414911243505" calcext:value-type="float">
            <text:p>1.941491124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2" calcext:value-type="float">
            <text:p>2</text:p>
          </table:table-cell>
          <table:table-cell office:value-type="float" office:value="0.162545707681829" calcext:value-type="float">
            <text:p>0.1625457077</text:p>
          </table:table-cell>
          <table:table-cell office:value-type="float" office:value="0.0765986394557823" calcext:value-type="float">
            <text:p>0.0765986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2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2" calcext:value-type="float">
            <text:p>2</text:p>
          </table:table-cell>
          <table:table-cell office:value-type="float" office:value="0.162014929037582" calcext:value-type="float">
            <text:p>0.162014929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02173913043478" calcext:value-type="float">
            <text:p>0.902173913</text:p>
          </table:table-cell>
          <table:table-cell office:value-type="float" office:value="2" calcext:value-type="float">
            <text:p>2</text:p>
          </table:table-cell>
          <table:table-cell office:value-type="float" office:value="0.163100563579055" calcext:value-type="float">
            <text:p>0.1631005636</text:p>
          </table:table-cell>
          <table:table-cell office:value-type="float" office:value="0.0725850340136054" calcext:value-type="float">
            <text:p>0.0725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38923395445135" calcext:value-type="float">
            <text:p>0.043892339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137668135174" calcext:value-type="float">
            <text:p>1.931376681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33962264150943" calcext:value-type="float">
            <text:p>0.9339622642</text:p>
          </table:table-cell>
          <table:table-cell office:value-type="float" office:value="2" calcext:value-type="float">
            <text:p>2</text:p>
          </table:table-cell>
          <table:table-cell office:value-type="float" office:value="0.165589763343363" calcext:value-type="float">
            <text:p>0.1655897633</text:p>
          </table:table-cell>
          <table:table-cell office:value-type="float" office:value="0.126258503401361" calcext:value-type="float">
            <text:p>0.12625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488612836438923" calcext:value-type="float">
            <text:p>0.048861283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898305084745763" calcext:value-type="float">
            <text:p>0.8983050847</text:p>
          </table:table-cell>
          <table:table-cell office:value-type="float" office:value="3" calcext:value-type="float">
            <text:p>3</text:p>
          </table:table-cell>
          <table:table-cell office:value-type="float" office:value="0.206037150614976" calcext:value-type="float">
            <text:p>0.2060371506</text:p>
          </table:table-cell>
          <table:table-cell office:value-type="float" office:value="0.149336219336219" calcext:value-type="float">
            <text:p>0.1493362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969" calcext:value-type="float">
            <text:p>3969</text:p>
          </table:table-cell>
          <table:table-cell office:value-type="float" office:value="1.94495880227375" calcext:value-type="float">
            <text:p>1.9449588023</text:p>
          </table:table-cell>
          <table:table-cell office:value-type="float" office:value="64" calcext:value-type="float">
            <text:p>64</text:p>
          </table:table-cell>
          <table:table-cell office:value-type="float" office:value="1.94710050366857" calcext:value-type="float">
            <text:p>1.9471005037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91678201488679" calcext:value-type="float">
            <text:p>0.1916782015</text:p>
          </table:table-cell>
          <table:table-cell office:value-type="float" office:value="0.102743764172336" calcext:value-type="float">
            <text:p>0.1027437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624+0j)</text:p>
          </table:table-cell>
          <table:table-cell office:value-type="string" calcext:value-type="string">
            <text:p>(2+0j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(2+0j)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2" calcext:value-type="float">
            <text:p>2</text:p>
          </table:table-cell>
          <table:table-cell office:value-type="float" office:value="0.152023013018302" calcext:value-type="float">
            <text:p>0.152023013</text:p>
          </table:table-cell>
          <table:table-cell office:value-type="float" office:value="0.153231292517007" calcext:value-type="float">
            <text:p>0.153231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.167418520319857" calcext:value-type="float">
            <text:p>0.1674185203</text:p>
          </table:table-cell>
          <table:table-cell office:value-type="float" office:value="0.072312925170068" calcext:value-type="float">
            <text:p>0.0723129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72049689440994" calcext:value-type="float">
            <text:p>0.047204968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21052631578947" calcext:value-type="float">
            <text:p>0.9210526316</text:p>
          </table:table-cell>
          <table:table-cell office:value-type="float" office:value="3" calcext:value-type="float">
            <text:p>3</text:p>
          </table:table-cell>
          <table:table-cell office:value-type="float" office:value="0.190295930094537" calcext:value-type="float">
            <text:p>0.1902959301</text:p>
          </table:table-cell>
          <table:table-cell office:value-type="float" office:value="0.152278911564626" calcext:value-type="float">
            <text:p>0.1522789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492753623188406" calcext:value-type="float">
            <text:p>0.049275362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90305963134504" calcext:value-type="float">
            <text:p>1.90305963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3" calcext:value-type="float">
            <text:p>3</text:p>
          </table:table-cell>
          <table:table-cell office:value-type="float" office:value="0.20580397198061" calcext:value-type="float">
            <text:p>0.205803972</text:p>
          </table:table-cell>
          <table:table-cell office:value-type="float" office:value="0.174931972789116" calcext:value-type="float">
            <text:p>0.1749319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6190476190476" calcext:value-type="float">
            <text:p>0.047619047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900+0j)</text:p>
          </table:table-cell>
          <table:table-cell office:value-type="string" calcext:value-type="string">
            <text:p>(1.90289445799+0j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2+0j)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3" calcext:value-type="float">
            <text:p>3</text:p>
          </table:table-cell>
          <table:table-cell office:value-type="float" office:value="0.221416530997088" calcext:value-type="float">
            <text:p>0.221416531</text:p>
          </table:table-cell>
          <table:table-cell office:value-type="float" office:value="0.130571016285302" calcext:value-type="float">
            <text:p>0.1305710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09937888198758" calcext:value-type="float">
            <text:p>0.040993788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2" calcext:value-type="float">
            <text:p>2</text:p>
          </table:table-cell>
          <table:table-cell office:value-type="float" office:value="0.19297429993176" calcext:value-type="float">
            <text:p>0.1929742999</text:p>
          </table:table-cell>
          <table:table-cell office:value-type="float" office:value="0.0584353741496599" calcext:value-type="float">
            <text:p>0.0584353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05797101449275" calcext:value-type="float">
            <text:p>0.040579710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2" calcext:value-type="float">
            <text:p>2</text:p>
          </table:table-cell>
          <table:table-cell office:value-type="float" office:value="0.171182084332958" calcext:value-type="float">
            <text:p>0.1711820843</text:p>
          </table:table-cell>
          <table:table-cell office:value-type="float" office:value="0.15578231292517" calcext:value-type="float">
            <text:p>0.1557823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3064182194617" calcext:value-type="float">
            <text:p>0.043064182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8917237090911" calcext:value-type="float">
            <text:p>1.889172370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03846153846154" calcext:value-type="float">
            <text:p>0.9038461538</text:p>
          </table:table-cell>
          <table:table-cell office:value-type="float" office:value="2" calcext:value-type="float">
            <text:p>2</text:p>
          </table:table-cell>
          <table:table-cell office:value-type="float" office:value="0.186762456639574" calcext:value-type="float">
            <text:p>0.1867624566</text:p>
          </table:table-cell>
          <table:table-cell office:value-type="float" office:value="0.142210884353741" calcext:value-type="float">
            <text:p>0.1422108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1588785046729" calcext:value-type="float">
            <text:p>0.9158878505</text:p>
          </table:table-cell>
          <table:table-cell office:value-type="float" office:value="2" calcext:value-type="float">
            <text:p>2</text:p>
          </table:table-cell>
          <table:table-cell office:value-type="float" office:value="0.181487061693275" calcext:value-type="float">
            <text:p>0.1814870617</text:p>
          </table:table-cell>
          <table:table-cell office:value-type="float" office:value="0.0973242630385488" calcext:value-type="float">
            <text:p>0.097324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761+0j)</text:p>
          </table:table-cell>
          <table:table-cell office:value-type="string" calcext:value-type="string">
            <text:p>(2+0j)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(2+0j)</text:p>
          </table:table-cell>
          <table:table-cell office:value-type="float" office:value="0.925531914893617" calcext:value-type="float">
            <text:p>0.9255319149</text:p>
          </table:table-cell>
          <table:table-cell office:value-type="float" office:value="2" calcext:value-type="float">
            <text:p>2</text:p>
          </table:table-cell>
          <table:table-cell office:value-type="float" office:value="0.142803920789239" calcext:value-type="float">
            <text:p>0.1428039208</text:p>
          </table:table-cell>
          <table:table-cell office:value-type="float" office:value="0.113469387755102" calcext:value-type="float">
            <text:p>0.1134693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67908902691511" calcext:value-type="float">
            <text:p>0.046790890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027492542542" calcext:value-type="float">
            <text:p>1.902749254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38053097345133" calcext:value-type="float">
            <text:p>0.9380530973</text:p>
          </table:table-cell>
          <table:table-cell office:value-type="float" office:value="3" calcext:value-type="float">
            <text:p>3</text:p>
          </table:table-cell>
          <table:table-cell office:value-type="float" office:value="0.212036494549203" calcext:value-type="float">
            <text:p>0.2120364945</text:p>
          </table:table-cell>
          <table:table-cell office:value-type="float" office:value="0.160975056689342" calcext:value-type="float">
            <text:p>0.1609750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1.89312264131472" calcext:value-type="float">
            <text:p>1.8931226413</text:p>
          </table:table-cell>
          <table:table-cell office:value-type="float" office:value="68" calcext:value-type="float">
            <text:p>68</text:p>
          </table:table-cell>
          <table:table-cell office:value-type="float" office:value="1.95453664333945" calcext:value-type="float">
            <text:p>1.9545366433</text:p>
          </table:table-cell>
          <table:table-cell office:value-type="float" office:value="0.950413223140496" calcext:value-type="float">
            <text:p>0.9504132231</text:p>
          </table:table-cell>
          <table:table-cell office:value-type="float" office:value="3" calcext:value-type="float">
            <text:p>3</text:p>
          </table:table-cell>
          <table:table-cell office:value-type="float" office:value="0.225392385253128" calcext:value-type="float">
            <text:p>0.2253923853</text:p>
          </table:table-cell>
          <table:table-cell office:value-type="float" office:value="0.176995464852608" calcext:value-type="float">
            <text:p>0.1769954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.00000000001" calcext:value-type="float">
            <text:p>4225</text:p>
          </table:table-cell>
          <table:table-cell office:value-type="float" office:value="1.95193954492685" calcext:value-type="float">
            <text:p>1.9519395449</text:p>
          </table:table-cell>
          <table:table-cell office:value-type="float" office:value="64" calcext:value-type="float">
            <text:p>64</text:p>
          </table:table-cell>
          <table:table-cell office:value-type="float" office:value="1.96547663529419" calcext:value-type="float">
            <text:p>1.9654766353</text:p>
          </table:table-cell>
          <table:table-cell office:value-type="float" office:value="0.902912621359223" calcext:value-type="float">
            <text:p>0.9029126214</text:p>
          </table:table-cell>
          <table:table-cell office:value-type="float" office:value="2" calcext:value-type="float">
            <text:p>2</text:p>
          </table:table-cell>
          <table:table-cell office:value-type="float" office:value="0.194690202248172" calcext:value-type="float">
            <text:p>0.1946902022</text:p>
          </table:table-cell>
          <table:table-cell office:value-type="float" office:value="0.0989229024943311" calcext:value-type="float">
            <text:p>0.098922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389233954451346" calcext:value-type="float">
            <text:p>0.0389233954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1.91770533267524" calcext:value-type="float">
            <text:p>1.917705332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2" calcext:value-type="float">
            <text:p>2</text:p>
          </table:table-cell>
          <table:table-cell office:value-type="float" office:value="0.178723139867292" calcext:value-type="float">
            <text:p>0.1787231399</text:p>
          </table:table-cell>
          <table:table-cell office:value-type="float" office:value="0.0647619047619048" calcext:value-type="float">
            <text:p>0.064761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2" calcext:value-type="float">
            <text:p>2</text:p>
          </table:table-cell>
          <table:table-cell office:value-type="float" office:value="0.165875674309685" calcext:value-type="float">
            <text:p>0.1658756743</text:p>
          </table:table-cell>
          <table:table-cell office:value-type="float" office:value="0.100408163265306" calcext:value-type="float">
            <text:p>0.1004081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2" calcext:value-type="float">
            <text:p>2</text:p>
          </table:table-cell>
          <table:table-cell office:value-type="float" office:value="0.204888889975257" calcext:value-type="float">
            <text:p>0.20488889</text:p>
          </table:table-cell>
          <table:table-cell office:value-type="float" office:value="0.131972789115646" calcext:value-type="float">
            <text:p>0.131972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96894409937888" calcext:value-type="float">
            <text:p>0.0496894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85258672081674" calcext:value-type="float">
            <text:p>1.852586720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3" calcext:value-type="float">
            <text:p>3</text:p>
          </table:table-cell>
          <table:table-cell office:value-type="float" office:value="0.226726656867954" calcext:value-type="float">
            <text:p>0.2267266569</text:p>
          </table:table-cell>
          <table:table-cell office:value-type="float" office:value="0.142925170068027" calcext:value-type="float">
            <text:p>0.1429251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80331262939959" calcext:value-type="float">
            <text:p>0.0480331263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489" calcext:value-type="float">
            <text:p>448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3" calcext:value-type="float">
            <text:p>3</text:p>
          </table:table-cell>
          <table:table-cell office:value-type="float" office:value="0.207394386336807" calcext:value-type="float">
            <text:p>0.2073943863</text:p>
          </table:table-cell>
          <table:table-cell office:value-type="float" office:value="0.139965986394558" calcext:value-type="float">
            <text:p>0.1399659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60248447204969" calcext:value-type="float">
            <text:p>0.036024844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4.99999999999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885057471264368" calcext:value-type="float">
            <text:p>0.8850574713</text:p>
          </table:table-cell>
          <table:table-cell office:value-type="float" office:value="2" calcext:value-type="float">
            <text:p>2</text:p>
          </table:table-cell>
          <table:table-cell office:value-type="float" office:value="0.13565415761808" calcext:value-type="float">
            <text:p>0.1356541576</text:p>
          </table:table-cell>
          <table:table-cell office:value-type="float" office:value="0.0833333333333334" calcext:value-type="float">
            <text:p>0.08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496894409937888" calcext:value-type="float">
            <text:p>0.04968944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883333333333333" calcext:value-type="float">
            <text:p>0.8833333333</text:p>
          </table:table-cell>
          <table:table-cell office:value-type="float" office:value="3" calcext:value-type="float">
            <text:p>3</text:p>
          </table:table-cell>
          <table:table-cell office:value-type="float" office:value="0.225948163628184" calcext:value-type="float">
            <text:p>0.2259481636</text:p>
          </table:table-cell>
          <table:table-cell office:value-type="float" office:value="0.142074829931973" calcext:value-type="float">
            <text:p>0.1420748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47204968944099" calcext:value-type="float">
            <text:p>0.044720496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" calcext:value-type="float">
            <text:p>4225</text:p>
          </table:table-cell>
          <table:table-cell office:value-type="float" office:value="1.90069066995275" calcext:value-type="float">
            <text:p>1.900690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907407407407407" calcext:value-type="float">
            <text:p>0.9074074074</text:p>
          </table:table-cell>
          <table:table-cell office:value-type="float" office:value="2" calcext:value-type="float">
            <text:p>2</text:p>
          </table:table-cell>
          <table:table-cell office:value-type="float" office:value="0.190827171947708" calcext:value-type="float">
            <text:p>0.1908271719</text:p>
          </table:table-cell>
          <table:table-cell office:value-type="float" office:value="0.105045351473923" calcext:value-type="float">
            <text:p>0.1050453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01035196687371" calcext:value-type="float">
            <text:p>0.0501035197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624" calcext:value-type="float">
            <text:p>4624</text:p>
          </table:table-cell>
          <table:table-cell office:value-type="float" office:value="1.9012139144408" calcext:value-type="float">
            <text:p>1.9012139144</text:p>
          </table:table-cell>
          <table:table-cell office:value-type="float" office:value="69" calcext:value-type="float">
            <text:p>69</text:p>
          </table:table-cell>
          <table:table-cell office:value-type="float" office:value="1.91365014444324" calcext:value-type="float">
            <text:p>1.9136501444</text:p>
          </table:table-cell>
          <table:table-cell office:value-type="float" office:value="0.925619834710744" calcext:value-type="float">
            <text:p>0.9256198347</text:p>
          </table:table-cell>
          <table:table-cell office:value-type="float" office:value="3" calcext:value-type="float">
            <text:p>3</text:p>
          </table:table-cell>
          <table:table-cell office:value-type="float" office:value="0.231250633397757" calcext:value-type="float">
            <text:p>0.2312506334</text:p>
          </table:table-cell>
          <table:table-cell office:value-type="float" office:value="0.131292517006803" calcext:value-type="float">
            <text:p>0.131292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26501035196687" calcext:value-type="float">
            <text:p>0.042650103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096" calcext:value-type="float">
            <text:p>4096</text:p>
          </table:table-cell>
          <table:table-cell office:value-type="float" office:value="1.90947188145866" calcext:value-type="float">
            <text:p>1.9094718815</text:p>
          </table:table-cell>
          <table:table-cell office:value-type="float" office:value="65" calcext:value-type="float">
            <text:p>65</text:p>
          </table:table-cell>
          <table:table-cell office:value-type="float" office:value="1.95859769139814" calcext:value-type="float">
            <text:p>1.9585976914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2" calcext:value-type="float">
            <text:p>2</text:p>
          </table:table-cell>
          <table:table-cell office:value-type="float" office:value="0.202317515316418" calcext:value-type="float">
            <text:p>0.2023175153</text:p>
          </table:table-cell>
          <table:table-cell office:value-type="float" office:value="0.114331065759637" calcext:value-type="float">
            <text:p>0.1143310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925233644859813" calcext:value-type="float">
            <text:p>0.9252336449</text:p>
          </table:table-cell>
          <table:table-cell office:value-type="float" office:value="2" calcext:value-type="float">
            <text:p>2</text:p>
          </table:table-cell>
          <table:table-cell office:value-type="float" office:value="0.198761606891029" calcext:value-type="float">
            <text:p>0.1987616069</text:p>
          </table:table-cell>
          <table:table-cell office:value-type="float" office:value="0.145170068027211" calcext:value-type="float">
            <text:p>0.145170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51345755693582" calcext:value-type="float">
            <text:p>0.0451345756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761" calcext:value-type="float">
            <text:p>4761</text:p>
          </table:table-cell>
          <table:table-cell office:value-type="float" office:value="1.93968149831466" calcext:value-type="float">
            <text:p>1.939681498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6605504587156" calcext:value-type="float">
            <text:p>0.9266055046</text:p>
          </table:table-cell>
          <table:table-cell office:value-type="float" office:value="2" calcext:value-type="float">
            <text:p>2</text:p>
          </table:table-cell>
          <table:table-cell office:value-type="float" office:value="0.193433122346799" calcext:value-type="float">
            <text:p>0.1934331223</text:p>
          </table:table-cell>
          <table:table-cell office:value-type="float" office:value="0.107482993197279" calcext:value-type="float">
            <text:p>0.1074829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1407867494824" calcext:value-type="float">
            <text:p>0.0414078675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string" calcext:value-type="string">
            <text:p>(4900+0j)</text:p>
          </table:table-cell>
          <table:table-cell office:value-type="string" calcext:value-type="string">
            <text:p>(2+0j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2+0j)</text:p>
          </table:table-cell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float" office:value="0.167006523219771" calcext:value-type="float">
            <text:p>0.1670065232</text:p>
          </table:table-cell>
          <table:table-cell office:value-type="float" office:value="0.0917006802721089" calcext:value-type="float">
            <text:p>0.0917006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97515527950311" calcext:value-type="float">
            <text:p>0.0397515528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356" calcext:value-type="float">
            <text:p>435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2" calcext:value-type="float">
            <text:p>2</text:p>
          </table:table-cell>
          <table:table-cell office:value-type="float" office:value="0.144213780954523" calcext:value-type="float">
            <text:p>0.144213781</text:p>
          </table:table-cell>
          <table:table-cell office:value-type="float" office:value="0.0966666666666666" calcext:value-type="float">
            <text:p>0.09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43064182194617" calcext:value-type="float">
            <text:p>0.0443064182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900.00000000001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925233644859813" calcext:value-type="float">
            <text:p>0.9252336449</text:p>
          </table:table-cell>
          <table:table-cell office:value-type="float" office:value="2" calcext:value-type="float">
            <text:p>2</text:p>
          </table:table-cell>
          <table:table-cell office:value-type="float" office:value="0.203351236280176" calcext:value-type="float">
            <text:p>0.2033512363</text:p>
          </table:table-cell>
          <table:table-cell office:value-type="float" office:value="0.141224489795918" calcext:value-type="float">
            <text:p>0.1412244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59627329192547" calcext:value-type="float">
            <text:p>0.0459627329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3844" calcext:value-type="float">
            <text:p>384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.918918918918919" calcext:value-type="float">
            <text:p>0.9189189189</text:p>
          </table:table-cell>
          <table:table-cell office:value-type="float" office:value="2" calcext:value-type="float">
            <text:p>2</text:p>
          </table:table-cell>
          <table:table-cell office:value-type="float" office:value="0.184080646330758" calcext:value-type="float">
            <text:p>0.1840806463</text:p>
          </table:table-cell>
          <table:table-cell office:value-type="float" office:value="0.114149659863946" calcext:value-type="float">
            <text:p>0.1141496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80952380952381" calcext:value-type="float">
            <text:p>0.0380952381</text:p>
          </table:table-cell>
          <table:table-cell office:value-type="float" office:value="1" calcext:value-type="float">
            <text:p>1</text:p>
          </table:table-cell>
          <table:table-cell office:value-type="float" office:value="0.0142857142857143" calcext:value-type="float">
            <text:p>0.0142857143</text:p>
          </table:table-cell>
          <table:table-cell office:value-type="float" office:value="4225.00000000001" calcext:value-type="float">
            <text:p>42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2" calcext:value-type="float">
            <text:p>2</text:p>
          </table:table-cell>
          <table:table-cell office:value-type="float" office:value="0.158671795645657" calcext:value-type="float">
            <text:p>0.1586717956</text:p>
          </table:table-cell>
          <table:table-cell office:value-type="float" office:value="0.0876190476190476" calcext:value-type="float">
            <text:p>0.087619047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NEG.A1:NEG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6T16:52:13.588780623</dc:date>
    <meta:document-statistic meta:table-count="3" meta:cell-count="5656" meta:object-count="0"/>
    <meta:generator>LibreOffice/4.2.8.2$Linux_X86_64 LibreOffice_project/420m0$Build-2</meta:generator>
  </office:meta>
</office:document-meta>
</file>